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1]-[.F$2])^2" office:value-type="float" office:value="1.267876">
            <text:p>1.267876</text:p>
          </table:table-cell>
          <table:table-cell table:formula="of:=([.B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2]-[.F$2])^2" office:value-type="float" office:value="0.0158760000000003">
            <text:p>0.015876</text:p>
          </table:table-cell>
          <table:table-cell table:formula="of:=([.B2]-[.G$2])^2" office:value-type="float" office:value="330.766969">
            <text:p>330.766969</text:p>
          </table:table-cell>
          <table:table-cell/>
          <table:table-cell table:formula="of:=SUM([.A1:.A1000])/1000" office:value-type="float" office:value="17.126">
            <text:p>17.126</text:p>
          </table:table-cell>
          <table:table-cell table:formula="of:=SUM([.B1:.B1000])/1000" office:value-type="float" office:value="97.813">
            <text:p>97.813</text:p>
          </table:table-cell>
          <table:table-cell/>
          <table:table-cell table:formula="of:=SUM([.C1:.C1000])/999" office:value-type="float" office:value="6.10222622622622">
            <text:p>6.1022262262</text:p>
          </table:table-cell>
          <table:table-cell table:formula="of:=SUM([.D1:.D1000])/999" office:value-type="float" office:value="125.903934934935">
            <text:p>125.90393493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]-[.F$2])^2" office:value-type="float" office:value="0.0158760000000003">
            <text:p>0.015876</text:p>
          </table:table-cell>
          <table:table-cell table:formula="of:=([.B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]-[.F$2])^2" office:value-type="float" office:value="0.0158760000000003">
            <text:p>0.015876</text:p>
          </table:table-cell>
          <table:table-cell table:formula="of:=([.B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]-[.F$2])^2" office:value-type="float" office:value="0.0158760000000003">
            <text:p>0.015876</text:p>
          </table:table-cell>
          <table:table-cell table:formula="of:=([.B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6]-[.F$2])^2" office:value-type="float" office:value="1.267876">
            <text:p>1.267876</text:p>
          </table:table-cell>
          <table:table-cell table:formula="of:=([.B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7]-[.F$2])^2" office:value-type="float" office:value="0.0158760000000003">
            <text:p>0.015876</text:p>
          </table:table-cell>
          <table:table-cell table:formula="of:=([.B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formula="of:=([.A8]-[.F$2])^2" office:value-type="float" office:value="9.77187600000001">
            <text:p>9.771876</text:p>
          </table:table-cell>
          <table:table-cell table:formula="of:=([.B8]-[.G$2])^2" office:value-type="float" office:value="353.928969">
            <text:p>353.92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table:formula="of:=([.A9]-[.F$2])^2" office:value-type="float" office:value="1.267876">
            <text:p>1.267876</text:p>
          </table:table-cell>
          <table:table-cell table:formula="of:=([.B9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10]-[.F$2])^2" office:value-type="float" office:value="61.999876">
            <text:p>61.999876</text:p>
          </table:table-cell>
          <table:table-cell table:formula="of:=([.B10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1]-[.F$2])^2" office:value-type="float" office:value="0.0158760000000003">
            <text:p>0.015876</text:p>
          </table:table-cell>
          <table:table-cell table:formula="of:=([.B11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12]-[.F$2])^2" office:value-type="float" office:value="4.51987600000001">
            <text:p>4.519876</text:p>
          </table:table-cell>
          <table:table-cell table:formula="of:=([.B12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13]-[.F$2])^2" office:value-type="float" office:value="0.0158760000000003">
            <text:p>0.015876</text:p>
          </table:table-cell>
          <table:table-cell table:formula="of:=([.B13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4]-[.F$2])^2" office:value-type="float" office:value="0.0158760000000003">
            <text:p>0.015876</text:p>
          </table:table-cell>
          <table:table-cell table:formula="of:=([.B1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5]-[.F$2])^2" office:value-type="float" office:value="1.267876">
            <text:p>1.267876</text:p>
          </table:table-cell>
          <table:table-cell table:formula="of:=([.B1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16]-[.F$2])^2" office:value-type="float" office:value="1.267876">
            <text:p>1.267876</text:p>
          </table:table-cell>
          <table:table-cell table:formula="of:=([.B1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17]-[.F$2])^2" office:value-type="float" office:value="9.77187600000001">
            <text:p>9.771876</text:p>
          </table:table-cell>
          <table:table-cell table:formula="of:=([.B17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table:formula="of:=([.A18]-[.F$2])^2" office:value-type="float" office:value="0.0158760000000003">
            <text:p>0.015876</text:p>
          </table:table-cell>
          <table:table-cell table:formula="of:=([.B18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19]-[.F$2])^2" office:value-type="float" office:value="0.763875999999998">
            <text:p>0.763876</text:p>
          </table:table-cell>
          <table:table-cell table:formula="of:=([.B19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20]-[.F$2])^2" office:value-type="float" office:value="0.0158760000000003">
            <text:p>0.015876</text:p>
          </table:table-cell>
          <table:table-cell table:formula="of:=([.B20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1]-[.F$2])^2" office:value-type="float" office:value="1.267876">
            <text:p>1.267876</text:p>
          </table:table-cell>
          <table:table-cell table:formula="of:=([.B21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22]-[.F$2])^2" office:value-type="float" office:value="1.267876">
            <text:p>1.267876</text:p>
          </table:table-cell>
          <table:table-cell table:formula="of:=([.B2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3]-[.F$2])^2" office:value-type="float" office:value="0.0158760000000003">
            <text:p>0.015876</text:p>
          </table:table-cell>
          <table:table-cell table:formula="of:=([.B2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4]-[.F$2])^2" office:value-type="float" office:value="0.763875999999998">
            <text:p>0.763876</text:p>
          </table:table-cell>
          <table:table-cell table:formula="of:=([.B2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table:formula="of:=([.A25]-[.F$2])^2" office:value-type="float" office:value="4.51987600000001">
            <text:p>4.519876</text:p>
          </table:table-cell>
          <table:table-cell table:formula="of:=([.B25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26]-[.F$2])^2" office:value-type="float" office:value="4.51987600000001">
            <text:p>4.519876</text:p>
          </table:table-cell>
          <table:table-cell table:formula="of:=([.B2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7]-[.F$2])^2" office:value-type="float" office:value="0.0158760000000003">
            <text:p>0.015876</text:p>
          </table:table-cell>
          <table:table-cell table:formula="of:=([.B27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28]-[.F$2])^2" office:value-type="float" office:value="4.51987600000001">
            <text:p>4.519876</text:p>
          </table:table-cell>
          <table:table-cell table:formula="of:=([.B2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29]-[.F$2])^2" office:value-type="float" office:value="0.0158760000000003">
            <text:p>0.015876</text:p>
          </table:table-cell>
          <table:table-cell table:formula="of:=([.B29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table:formula="of:=([.A30]-[.F$2])^2" office:value-type="float" office:value="1.267876">
            <text:p>1.267876</text:p>
          </table:table-cell>
          <table:table-cell table:formula="of:=([.B30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1]-[.F$2])^2" office:value-type="float" office:value="1.267876">
            <text:p>1.267876</text:p>
          </table:table-cell>
          <table:table-cell table:formula="of:=([.B31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32]-[.F$2])^2" office:value-type="float" office:value="0.763875999999998">
            <text:p>0.763876</text:p>
          </table:table-cell>
          <table:table-cell table:formula="of:=([.B3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]-[.F$2])^2" office:value-type="float" office:value="0.0158760000000003">
            <text:p>0.015876</text:p>
          </table:table-cell>
          <table:table-cell table:formula="of:=([.B3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4]-[.F$2])^2" office:value-type="float" office:value="0.0158760000000003">
            <text:p>0.015876</text:p>
          </table:table-cell>
          <table:table-cell table:formula="of:=([.B3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35]-[.F$2])^2" office:value-type="float" office:value="0.0158760000000003">
            <text:p>0.015876</text:p>
          </table:table-cell>
          <table:table-cell table:formula="of:=([.B3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6]-[.F$2])^2" office:value-type="float" office:value="1.267876">
            <text:p>1.267876</text:p>
          </table:table-cell>
          <table:table-cell table:formula="of:=([.B36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37]-[.F$2])^2" office:value-type="float" office:value="0.0158760000000003">
            <text:p>0.015876</text:p>
          </table:table-cell>
          <table:table-cell table:formula="of:=([.B37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38]-[.F$2])^2" office:value-type="float" office:value="0.0158760000000003">
            <text:p>0.015876</text:p>
          </table:table-cell>
          <table:table-cell table:formula="of:=([.B38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table:formula="of:=([.A39]-[.F$2])^2" office:value-type="float" office:value="9.77187600000001">
            <text:p>9.771876</text:p>
          </table:table-cell>
          <table:table-cell table:formula="of:=([.B3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40]-[.F$2])^2" office:value-type="float" office:value="0.0158760000000003">
            <text:p>0.015876</text:p>
          </table:table-cell>
          <table:table-cell table:formula="of:=([.B40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41]-[.F$2])^2" office:value-type="float" office:value="1.267876">
            <text:p>1.267876</text:p>
          </table:table-cell>
          <table:table-cell table:formula="of:=([.B41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2]-[.F$2])^2" office:value-type="float" office:value="0.0158760000000003">
            <text:p>0.015876</text:p>
          </table:table-cell>
          <table:table-cell table:formula="of:=([.B4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3]-[.F$2])^2" office:value-type="float" office:value="0.0158760000000003">
            <text:p>0.015876</text:p>
          </table:table-cell>
          <table:table-cell table:formula="of:=([.B4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formula="of:=([.A44]-[.F$2])^2" office:value-type="float" office:value="0.763875999999998">
            <text:p>0.763876</text:p>
          </table:table-cell>
          <table:table-cell table:formula="of:=([.B44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45]-[.F$2])^2" office:value-type="float" office:value="4.51987600000001">
            <text:p>4.519876</text:p>
          </table:table-cell>
          <table:table-cell table:formula="of:=([.B45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46]-[.F$2])^2" office:value-type="float" office:value="1.267876">
            <text:p>1.267876</text:p>
          </table:table-cell>
          <table:table-cell table:formula="of:=([.B4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47]-[.F$2])^2" office:value-type="float" office:value="9.77187600000001">
            <text:p>9.771876</text:p>
          </table:table-cell>
          <table:table-cell table:formula="of:=([.B47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table:formula="of:=([.A48]-[.F$2])^2" office:value-type="float" office:value="23.755876">
            <text:p>23.755876</text:p>
          </table:table-cell>
          <table:table-cell table:formula="of:=([.B4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49]-[.F$2])^2" office:value-type="float" office:value="0.0158760000000003">
            <text:p>0.015876</text:p>
          </table:table-cell>
          <table:table-cell table:formula="of:=([.B49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50]-[.F$2])^2" office:value-type="float" office:value="1.267876">
            <text:p>1.267876</text:p>
          </table:table-cell>
          <table:table-cell table:formula="of:=([.B5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1]-[.F$2])^2" office:value-type="float" office:value="1.267876">
            <text:p>1.267876</text:p>
          </table:table-cell>
          <table:table-cell table:formula="of:=([.B5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2]-[.F$2])^2" office:value-type="float" office:value="0.0158760000000003">
            <text:p>0.015876</text:p>
          </table:table-cell>
          <table:table-cell table:formula="of:=([.B5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53]-[.F$2])^2" office:value-type="float" office:value="0.0158760000000003">
            <text:p>0.015876</text:p>
          </table:table-cell>
          <table:table-cell table:formula="of:=([.B5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54]-[.F$2])^2" office:value-type="float" office:value="0.0158760000000003">
            <text:p>0.015876</text:p>
          </table:table-cell>
          <table:table-cell table:formula="of:=([.B54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55]-[.F$2])^2" office:value-type="float" office:value="0.0158760000000003">
            <text:p>0.015876</text:p>
          </table:table-cell>
          <table:table-cell table:formula="of:=([.B5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56]-[.F$2])^2" office:value-type="float" office:value="1.267876">
            <text:p>1.267876</text:p>
          </table:table-cell>
          <table:table-cell table:formula="of:=([.B56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7]-[.F$2])^2" office:value-type="float" office:value="1.267876">
            <text:p>1.267876</text:p>
          </table:table-cell>
          <table:table-cell table:formula="of:=([.B5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table:formula="of:=([.A58]-[.F$2])^2" office:value-type="float" office:value="3.511876">
            <text:p>3.511876</text:p>
          </table:table-cell>
          <table:table-cell table:formula="of:=([.B5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59]-[.F$2])^2" office:value-type="float" office:value="0.0158760000000003">
            <text:p>0.015876</text:p>
          </table:table-cell>
          <table:table-cell table:formula="of:=([.B59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table:formula="of:=([.A60]-[.F$2])^2" office:value-type="float" office:value="0.0158760000000003">
            <text:p>0.015876</text:p>
          </table:table-cell>
          <table:table-cell table:formula="of:=([.B60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1]-[.F$2])^2" office:value-type="float" office:value="0.0158760000000003">
            <text:p>0.015876</text:p>
          </table:table-cell>
          <table:table-cell table:formula="of:=([.B6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2]-[.F$2])^2" office:value-type="float" office:value="1.267876">
            <text:p>1.267876</text:p>
          </table:table-cell>
          <table:table-cell table:formula="of:=([.B6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63]-[.F$2])^2" office:value-type="float" office:value="0.0158760000000003">
            <text:p>0.015876</text:p>
          </table:table-cell>
          <table:table-cell table:formula="of:=([.B63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4]-[.F$2])^2" office:value-type="float" office:value="0.0158760000000003">
            <text:p>0.015876</text:p>
          </table:table-cell>
          <table:table-cell table:formula="of:=([.B6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5]-[.F$2])^2" office:value-type="float" office:value="0.0158760000000003">
            <text:p>0.015876</text:p>
          </table:table-cell>
          <table:table-cell table:formula="of:=([.B65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66]-[.F$2])^2" office:value-type="float" office:value="0.763875999999998">
            <text:p>0.763876</text:p>
          </table:table-cell>
          <table:table-cell table:formula="of:=([.B6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7]-[.F$2])^2" office:value-type="float" office:value="1.267876">
            <text:p>1.267876</text:p>
          </table:table-cell>
          <table:table-cell table:formula="of:=([.B6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8]-[.F$2])^2" office:value-type="float" office:value="0.0158760000000003">
            <text:p>0.015876</text:p>
          </table:table-cell>
          <table:table-cell table:formula="of:=([.B6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69]-[.F$2])^2" office:value-type="float" office:value="1.267876">
            <text:p>1.267876</text:p>
          </table:table-cell>
          <table:table-cell table:formula="of:=([.B69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70]-[.F$2])^2" office:value-type="float" office:value="1.267876">
            <text:p>1.267876</text:p>
          </table:table-cell>
          <table:table-cell table:formula="of:=([.B70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1]-[.F$2])^2" office:value-type="float" office:value="1.267876">
            <text:p>1.267876</text:p>
          </table:table-cell>
          <table:table-cell table:formula="of:=([.B71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2]-[.F$2])^2" office:value-type="float" office:value="0.0158760000000003">
            <text:p>0.015876</text:p>
          </table:table-cell>
          <table:table-cell table:formula="of:=([.B72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73]-[.F$2])^2" office:value-type="float" office:value="0.0158760000000003">
            <text:p>0.015876</text:p>
          </table:table-cell>
          <table:table-cell table:formula="of:=([.B7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74]-[.F$2])^2" office:value-type="float" office:value="1.267876">
            <text:p>1.267876</text:p>
          </table:table-cell>
          <table:table-cell table:formula="of:=([.B7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5]-[.F$2])^2" office:value-type="float" office:value="0.0158760000000003">
            <text:p>0.015876</text:p>
          </table:table-cell>
          <table:table-cell table:formula="of:=([.B75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6]-[.F$2])^2" office:value-type="float" office:value="0.0158760000000003">
            <text:p>0.015876</text:p>
          </table:table-cell>
          <table:table-cell table:formula="of:=([.B76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table:formula="of:=([.A77]-[.F$2])^2" office:value-type="float" office:value="17.023876">
            <text:p>17.023876</text:p>
          </table:table-cell>
          <table:table-cell table:formula="of:=([.B77]-[.G$2])^2" office:value-type="float" office:value="250.050969">
            <text:p>250.05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table:formula="of:=([.A78]-[.F$2])^2" office:value-type="float" office:value="1.267876">
            <text:p>1.267876</text:p>
          </table:table-cell>
          <table:table-cell table:formula="of:=([.B78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9]-[.F$2])^2" office:value-type="float" office:value="1.267876">
            <text:p>1.267876</text:p>
          </table:table-cell>
          <table:table-cell table:formula="of:=([.B7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80]-[.F$2])^2" office:value-type="float" office:value="1.267876">
            <text:p>1.267876</text:p>
          </table:table-cell>
          <table:table-cell table:formula="of:=([.B8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table:formula="of:=([.A81]-[.F$2])^2" office:value-type="float" office:value="34.503876">
            <text:p>34.503876</text:p>
          </table:table-cell>
          <table:table-cell table:formula="of:=([.B81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2]-[.F$2])^2" office:value-type="float" office:value="0.0158760000000003">
            <text:p>0.015876</text:p>
          </table:table-cell>
          <table:table-cell table:formula="of:=([.B8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3]-[.F$2])^2" office:value-type="float" office:value="0.763875999999998">
            <text:p>0.763876</text:p>
          </table:table-cell>
          <table:table-cell table:formula="of:=([.B8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4]-[.F$2])^2" office:value-type="float" office:value="0.0158760000000003">
            <text:p>0.015876</text:p>
          </table:table-cell>
          <table:table-cell table:formula="of:=([.B8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5]-[.F$2])^2" office:value-type="float" office:value="0.0158760000000003">
            <text:p>0.015876</text:p>
          </table:table-cell>
          <table:table-cell table:formula="of:=([.B8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6]-[.F$2])^2" office:value-type="float" office:value="0.0158760000000003">
            <text:p>0.015876</text:p>
          </table:table-cell>
          <table:table-cell table:formula="of:=([.B8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table:formula="of:=([.A87]-[.F$2])^2" office:value-type="float" office:value="47.251876">
            <text:p>47.251876</text:p>
          </table:table-cell>
          <table:table-cell table:formula="of:=([.B87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8]-[.F$2])^2" office:value-type="float" office:value="0.0158760000000003">
            <text:p>0.015876</text:p>
          </table:table-cell>
          <table:table-cell table:formula="of:=([.B8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9]-[.F$2])^2" office:value-type="float" office:value="1.267876">
            <text:p>1.267876</text:p>
          </table:table-cell>
          <table:table-cell table:formula="of:=([.B8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formula="of:=([.A90]-[.F$2])^2" office:value-type="float" office:value="1.267876">
            <text:p>1.267876</text:p>
          </table:table-cell>
          <table:table-cell table:formula="of:=([.B90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1]-[.F$2])^2" office:value-type="float" office:value="0.763875999999998">
            <text:p>0.763876</text:p>
          </table:table-cell>
          <table:table-cell table:formula="of:=([.B9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2]-[.F$2])^2" office:value-type="float" office:value="0.0158760000000003">
            <text:p>0.015876</text:p>
          </table:table-cell>
          <table:table-cell table:formula="of:=([.B9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3]-[.F$2])^2" office:value-type="float" office:value="0.0158760000000003">
            <text:p>0.015876</text:p>
          </table:table-cell>
          <table:table-cell table:formula="of:=([.B9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94]-[.F$2])^2" office:value-type="float" office:value="1.267876">
            <text:p>1.267876</text:p>
          </table:table-cell>
          <table:table-cell table:formula="of:=([.B9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table:formula="of:=([.A95]-[.F$2])^2" office:value-type="float" office:value="97.495876">
            <text:p>97.495876</text:p>
          </table:table-cell>
          <table:table-cell table:formula="of:=([.B95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6]-[.F$2])^2" office:value-type="float" office:value="0.0158760000000003">
            <text:p>0.015876</text:p>
          </table:table-cell>
          <table:table-cell table:formula="of:=([.B9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7]-[.F$2])^2" office:value-type="float" office:value="1.267876">
            <text:p>1.267876</text:p>
          </table:table-cell>
          <table:table-cell table:formula="of:=([.B9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table:formula="of:=([.A98]-[.F$2])^2" office:value-type="float" office:value="3.511876">
            <text:p>3.511876</text:p>
          </table:table-cell>
          <table:table-cell table:formula="of:=([.B9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99]-[.F$2])^2" office:value-type="float" office:value="0.0158760000000003">
            <text:p>0.015876</text:p>
          </table:table-cell>
          <table:table-cell table:formula="of:=([.B99]-[.G$2])^2" office:value-type="float" office:value="972.628969">
            <text:p>972.62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100]-[.F$2])^2" office:value-type="float" office:value="4.51987600000001">
            <text:p>4.519876</text:p>
          </table:table-cell>
          <table:table-cell table:formula="of:=([.B100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01]-[.F$2])^2" office:value-type="float" office:value="1.267876">
            <text:p>1.267876</text:p>
          </table:table-cell>
          <table:table-cell table:formula="of:=([.B10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02]-[.F$2])^2" office:value-type="float" office:value="0.0158760000000003">
            <text:p>0.015876</text:p>
          </table:table-cell>
          <table:table-cell table:formula="of:=([.B10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6">
            <text:p>146</text:p>
          </table:table-cell>
          <table:table-cell table:formula="of:=([.A103]-[.F$2])^2" office:value-type="float" office:value="15.007876">
            <text:p>15.007876</text:p>
          </table:table-cell>
          <table:table-cell table:formula="of:=([.B103]-[.G$2])^2" office:value-type="float" office:value="2321.986969">
            <text:p>2321.9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04]-[.F$2])^2" office:value-type="float" office:value="0.0158760000000003">
            <text:p>0.015876</text:p>
          </table:table-cell>
          <table:table-cell table:formula="of:=([.B10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05]-[.F$2])^2" office:value-type="float" office:value="0.0158760000000003">
            <text:p>0.015876</text:p>
          </table:table-cell>
          <table:table-cell table:formula="of:=([.B10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06]-[.F$2])^2" office:value-type="float" office:value="0.0158760000000003">
            <text:p>0.015876</text:p>
          </table:table-cell>
          <table:table-cell table:formula="of:=([.B10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107]-[.F$2])^2" office:value-type="float" office:value="0.0158760000000003">
            <text:p>0.015876</text:p>
          </table:table-cell>
          <table:table-cell table:formula="of:=([.B107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108]-[.F$2])^2" office:value-type="float" office:value="9.77187600000001">
            <text:p>9.771876</text:p>
          </table:table-cell>
          <table:table-cell table:formula="of:=([.B108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09]-[.F$2])^2" office:value-type="float" office:value="1.267876">
            <text:p>1.267876</text:p>
          </table:table-cell>
          <table:table-cell table:formula="of:=([.B10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table:formula="of:=([.A110]-[.F$2])^2" office:value-type="float" office:value="97.495876">
            <text:p>97.495876</text:p>
          </table:table-cell>
          <table:table-cell table:formula="of:=([.B110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11]-[.F$2])^2" office:value-type="float" office:value="0.0158760000000003">
            <text:p>0.015876</text:p>
          </table:table-cell>
          <table:table-cell table:formula="of:=([.B111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112]-[.F$2])^2" office:value-type="float" office:value="0.763875999999998">
            <text:p>0.763876</text:p>
          </table:table-cell>
          <table:table-cell table:formula="of:=([.B11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113]-[.F$2])^2" office:value-type="float" office:value="4.51987600000001">
            <text:p>4.519876</text:p>
          </table:table-cell>
          <table:table-cell table:formula="of:=([.B113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114]-[.F$2])^2" office:value-type="float" office:value="0.0158760000000003">
            <text:p>0.015876</text:p>
          </table:table-cell>
          <table:table-cell table:formula="of:=([.B11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115]-[.F$2])^2" office:value-type="float" office:value="0.0158760000000003">
            <text:p>0.015876</text:p>
          </table:table-cell>
          <table:table-cell table:formula="of:=([.B115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16]-[.F$2])^2" office:value-type="float" office:value="0.0158760000000003">
            <text:p>0.015876</text:p>
          </table:table-cell>
          <table:table-cell table:formula="of:=([.B11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17]-[.F$2])^2" office:value-type="float" office:value="1.267876">
            <text:p>1.267876</text:p>
          </table:table-cell>
          <table:table-cell table:formula="of:=([.B11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118]-[.F$2])^2" office:value-type="float" office:value="0.0158760000000003">
            <text:p>0.015876</text:p>
          </table:table-cell>
          <table:table-cell table:formula="of:=([.B118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19]-[.F$2])^2" office:value-type="float" office:value="0.0158760000000003">
            <text:p>0.015876</text:p>
          </table:table-cell>
          <table:table-cell table:formula="of:=([.B11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20]-[.F$2])^2" office:value-type="float" office:value="0.0158760000000003">
            <text:p>0.015876</text:p>
          </table:table-cell>
          <table:table-cell table:formula="of:=([.B12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table:formula="of:=([.A121]-[.F$2])^2" office:value-type="float" office:value="23.755876">
            <text:p>23.755876</text:p>
          </table:table-cell>
          <table:table-cell table:formula="of:=([.B12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22]-[.F$2])^2" office:value-type="float" office:value="0.0158760000000003">
            <text:p>0.015876</text:p>
          </table:table-cell>
          <table:table-cell table:formula="of:=([.B12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23]-[.F$2])^2" office:value-type="float" office:value="0.0158760000000003">
            <text:p>0.015876</text:p>
          </table:table-cell>
          <table:table-cell table:formula="of:=([.B12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124]-[.F$2])^2" office:value-type="float" office:value="4.51987600000001">
            <text:p>4.519876</text:p>
          </table:table-cell>
          <table:table-cell table:formula="of:=([.B12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table:formula="of:=([.A125]-[.F$2])^2" office:value-type="float" office:value="1.267876">
            <text:p>1.267876</text:p>
          </table:table-cell>
          <table:table-cell table:formula="of:=([.B125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table:formula="of:=([.A126]-[.F$2])^2" office:value-type="float" office:value="0.763875999999998">
            <text:p>0.763876</text:p>
          </table:table-cell>
          <table:table-cell table:formula="of:=([.B126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127]-[.F$2])^2" office:value-type="float" office:value="0.0158760000000003">
            <text:p>0.015876</text:p>
          </table:table-cell>
          <table:table-cell table:formula="of:=([.B12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28]-[.F$2])^2" office:value-type="float" office:value="0.0158760000000003">
            <text:p>0.015876</text:p>
          </table:table-cell>
          <table:table-cell table:formula="of:=([.B12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129]-[.F$2])^2" office:value-type="float" office:value="1.267876">
            <text:p>1.267876</text:p>
          </table:table-cell>
          <table:table-cell table:formula="of:=([.B129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formula="of:=([.A130]-[.F$2])^2" office:value-type="float" office:value="0.0158760000000003">
            <text:p>0.015876</text:p>
          </table:table-cell>
          <table:table-cell table:formula="of:=([.B130]-[.G$2])^2" office:value-type="float" office:value="585.010969">
            <text:p>585.01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31]-[.F$2])^2" office:value-type="float" office:value="1.267876">
            <text:p>1.267876</text:p>
          </table:table-cell>
          <table:table-cell table:formula="of:=([.B13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132]-[.F$2])^2" office:value-type="float" office:value="0.0158760000000003">
            <text:p>0.015876</text:p>
          </table:table-cell>
          <table:table-cell table:formula="of:=([.B132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133]-[.F$2])^2" office:value-type="float" office:value="0.0158760000000003">
            <text:p>0.015876</text:p>
          </table:table-cell>
          <table:table-cell table:formula="of:=([.B133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134]-[.F$2])^2" office:value-type="float" office:value="1.267876">
            <text:p>1.267876</text:p>
          </table:table-cell>
          <table:table-cell table:formula="of:=([.B134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([.A135]-[.F$2])^2" office:value-type="float" office:value="34.503876">
            <text:p>34.503876</text:p>
          </table:table-cell>
          <table:table-cell table:formula="of:=([.B135]-[.G$2])^2" office:value-type="float" office:value="492.262969">
            <text:p>492.2629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table:formula="of:=([.A136]-[.F$2])^2" office:value-type="float" office:value="97.495876">
            <text:p>97.495876</text:p>
          </table:table-cell>
          <table:table-cell table:formula="of:=([.B136]-[.G$2])^2" office:value-type="float" office:value="585.010969">
            <text:p>585.0109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7">
            <text:p>137</text:p>
          </table:table-cell>
          <table:table-cell table:formula="of:=([.A137]-[.F$2])^2" office:value-type="float" office:value="118.243876">
            <text:p>118.243876</text:p>
          </table:table-cell>
          <table:table-cell table:formula="of:=([.B137]-[.G$2])^2" office:value-type="float" office:value="1535.620969">
            <text:p>1535.62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138]-[.F$2])^2" office:value-type="float" office:value="4.51987600000001">
            <text:p>4.519876</text:p>
          </table:table-cell>
          <table:table-cell table:formula="of:=([.B138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139]-[.F$2])^2" office:value-type="float" office:value="0.763875999999998">
            <text:p>0.763876</text:p>
          </table:table-cell>
          <table:table-cell table:formula="of:=([.B139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0]-[.F$2])^2" office:value-type="float" office:value="0.0158760000000003">
            <text:p>0.015876</text:p>
          </table:table-cell>
          <table:table-cell table:formula="of:=([.B14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1]-[.F$2])^2" office:value-type="float" office:value="0.0158760000000003">
            <text:p>0.015876</text:p>
          </table:table-cell>
          <table:table-cell table:formula="of:=([.B14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table:formula="of:=([.A142]-[.F$2])^2" office:value-type="float" office:value="0.763875999999998">
            <text:p>0.763876</text:p>
          </table:table-cell>
          <table:table-cell table:formula="of:=([.B142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43]-[.F$2])^2" office:value-type="float" office:value="1.267876">
            <text:p>1.267876</text:p>
          </table:table-cell>
          <table:table-cell table:formula="of:=([.B14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144]-[.F$2])^2" office:value-type="float" office:value="0.0158760000000003">
            <text:p>0.015876</text:p>
          </table:table-cell>
          <table:table-cell table:formula="of:=([.B144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45]-[.F$2])^2" office:value-type="float" office:value="0.0158760000000003">
            <text:p>0.015876</text:p>
          </table:table-cell>
          <table:table-cell table:formula="of:=([.B14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146]-[.F$2])^2" office:value-type="float" office:value="0.763875999999998">
            <text:p>0.763876</text:p>
          </table:table-cell>
          <table:table-cell table:formula="of:=([.B14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7]-[.F$2])^2" office:value-type="float" office:value="0.0158760000000003">
            <text:p>0.015876</text:p>
          </table:table-cell>
          <table:table-cell table:formula="of:=([.B14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48]-[.F$2])^2" office:value-type="float" office:value="0.0158760000000003">
            <text:p>0.015876</text:p>
          </table:table-cell>
          <table:table-cell table:formula="of:=([.B148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149]-[.F$2])^2" office:value-type="float" office:value="1.267876">
            <text:p>1.267876</text:p>
          </table:table-cell>
          <table:table-cell table:formula="of:=([.B14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50]-[.F$2])^2" office:value-type="float" office:value="1.267876">
            <text:p>1.267876</text:p>
          </table:table-cell>
          <table:table-cell table:formula="of:=([.B15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151]-[.F$2])^2" office:value-type="float" office:value="0.0158760000000003">
            <text:p>0.015876</text:p>
          </table:table-cell>
          <table:table-cell table:formula="of:=([.B151]-[.G$2])^2" office:value-type="float" office:value="718.936969">
            <text:p>718.93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152]-[.F$2])^2" office:value-type="float" office:value="1.267876">
            <text:p>1.267876</text:p>
          </table:table-cell>
          <table:table-cell table:formula="of:=([.B152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153]-[.F$2])^2" office:value-type="float" office:value="1.267876">
            <text:p>1.267876</text:p>
          </table:table-cell>
          <table:table-cell table:formula="of:=([.B153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154]-[.F$2])^2" office:value-type="float" office:value="1.267876">
            <text:p>1.267876</text:p>
          </table:table-cell>
          <table:table-cell table:formula="of:=([.B15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155]-[.F$2])^2" office:value-type="float" office:value="0.0158760000000003">
            <text:p>0.015876</text:p>
          </table:table-cell>
          <table:table-cell table:formula="of:=([.B155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156]-[.F$2])^2" office:value-type="float" office:value="0.763875999999998">
            <text:p>0.763876</text:p>
          </table:table-cell>
          <table:table-cell table:formula="of:=([.B15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57]-[.F$2])^2" office:value-type="float" office:value="0.0158760000000003">
            <text:p>0.015876</text:p>
          </table:table-cell>
          <table:table-cell table:formula="of:=([.B15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58]-[.F$2])^2" office:value-type="float" office:value="0.0158760000000003">
            <text:p>0.015876</text:p>
          </table:table-cell>
          <table:table-cell table:formula="of:=([.B15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159]-[.F$2])^2" office:value-type="float" office:value="1.267876">
            <text:p>1.267876</text:p>
          </table:table-cell>
          <table:table-cell table:formula="of:=([.B159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60]-[.F$2])^2" office:value-type="float" office:value="0.0158760000000003">
            <text:p>0.015876</text:p>
          </table:table-cell>
          <table:table-cell table:formula="of:=([.B160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161]-[.F$2])^2" office:value-type="float" office:value="0.0158760000000003">
            <text:p>0.015876</text:p>
          </table:table-cell>
          <table:table-cell table:formula="of:=([.B161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162]-[.F$2])^2" office:value-type="float" office:value="0.0158760000000003">
            <text:p>0.015876</text:p>
          </table:table-cell>
          <table:table-cell table:formula="of:=([.B162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63]-[.F$2])^2" office:value-type="float" office:value="0.0158760000000003">
            <text:p>0.015876</text:p>
          </table:table-cell>
          <table:table-cell table:formula="of:=([.B16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164]-[.F$2])^2" office:value-type="float" office:value="4.51987600000001">
            <text:p>4.519876</text:p>
          </table:table-cell>
          <table:table-cell table:formula="of:=([.B164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165]-[.F$2])^2" office:value-type="float" office:value="1.267876">
            <text:p>1.267876</text:p>
          </table:table-cell>
          <table:table-cell table:formula="of:=([.B165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66]-[.F$2])^2" office:value-type="float" office:value="0.0158760000000003">
            <text:p>0.015876</text:p>
          </table:table-cell>
          <table:table-cell table:formula="of:=([.B166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167]-[.F$2])^2" office:value-type="float" office:value="0.0158760000000003">
            <text:p>0.015876</text:p>
          </table:table-cell>
          <table:table-cell table:formula="of:=([.B167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formula="of:=([.A168]-[.F$2])^2" office:value-type="float" office:value="0.763875999999998">
            <text:p>0.763876</text:p>
          </table:table-cell>
          <table:table-cell table:formula="of:=([.B16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169]-[.F$2])^2" office:value-type="float" office:value="4.51987600000001">
            <text:p>4.519876</text:p>
          </table:table-cell>
          <table:table-cell table:formula="of:=([.B169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([.A170]-[.F$2])^2" office:value-type="float" office:value="0.763875999999998">
            <text:p>0.763876</text:p>
          </table:table-cell>
          <table:table-cell table:formula="of:=([.B170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table:formula="of:=([.A171]-[.F$2])^2" office:value-type="float" office:value="61.999876">
            <text:p>61.999876</text:p>
          </table:table-cell>
          <table:table-cell table:formula="of:=([.B171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72]-[.F$2])^2" office:value-type="float" office:value="1.267876">
            <text:p>1.267876</text:p>
          </table:table-cell>
          <table:table-cell table:formula="of:=([.B17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173]-[.F$2])^2" office:value-type="float" office:value="1.267876">
            <text:p>1.267876</text:p>
          </table:table-cell>
          <table:table-cell table:formula="of:=([.B173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174]-[.F$2])^2" office:value-type="float" office:value="9.77187600000001">
            <text:p>9.771876</text:p>
          </table:table-cell>
          <table:table-cell table:formula="of:=([.B174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75]-[.F$2])^2" office:value-type="float" office:value="1.267876">
            <text:p>1.267876</text:p>
          </table:table-cell>
          <table:table-cell table:formula="of:=([.B17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table:formula="of:=([.A176]-[.F$2])^2" office:value-type="float" office:value="15.007876">
            <text:p>15.007876</text:p>
          </table:table-cell>
          <table:table-cell table:formula="of:=([.B176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77]-[.F$2])^2" office:value-type="float" office:value="1.267876">
            <text:p>1.267876</text:p>
          </table:table-cell>
          <table:table-cell table:formula="of:=([.B17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178]-[.F$2])^2" office:value-type="float" office:value="0.0158760000000003">
            <text:p>0.015876</text:p>
          </table:table-cell>
          <table:table-cell table:formula="of:=([.B178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formula="of:=([.A179]-[.F$2])^2" office:value-type="float" office:value="4.51987600000001">
            <text:p>4.519876</text:p>
          </table:table-cell>
          <table:table-cell table:formula="of:=([.B17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80]-[.F$2])^2" office:value-type="float" office:value="1.267876">
            <text:p>1.267876</text:p>
          </table:table-cell>
          <table:table-cell table:formula="of:=([.B18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181]-[.F$2])^2" office:value-type="float" office:value="9.77187600000001">
            <text:p>9.771876</text:p>
          </table:table-cell>
          <table:table-cell table:formula="of:=([.B181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182]-[.F$2])^2" office:value-type="float" office:value="0.0158760000000003">
            <text:p>0.015876</text:p>
          </table:table-cell>
          <table:table-cell table:formula="of:=([.B182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183]-[.F$2])^2" office:value-type="float" office:value="0.0158760000000003">
            <text:p>0.015876</text:p>
          </table:table-cell>
          <table:table-cell table:formula="of:=([.B18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184]-[.F$2])^2" office:value-type="float" office:value="1.267876">
            <text:p>1.267876</text:p>
          </table:table-cell>
          <table:table-cell table:formula="of:=([.B184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185]-[.F$2])^2" office:value-type="float" office:value="4.51987600000001">
            <text:p>4.519876</text:p>
          </table:table-cell>
          <table:table-cell table:formula="of:=([.B185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table:formula="of:=([.A186]-[.F$2])^2" office:value-type="float" office:value="1.267876">
            <text:p>1.267876</text:p>
          </table:table-cell>
          <table:table-cell table:formula="of:=([.B186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187]-[.F$2])^2" office:value-type="float" office:value="0.0158760000000003">
            <text:p>0.015876</text:p>
          </table:table-cell>
          <table:table-cell table:formula="of:=([.B187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7">
            <text:p>157</text:p>
          </table:table-cell>
          <table:table-cell table:formula="of:=([.A188]-[.F$2])^2" office:value-type="float" office:value="1.267876">
            <text:p>1.267876</text:p>
          </table:table-cell>
          <table:table-cell table:formula="of:=([.B188]-[.G$2])^2" office:value-type="float" office:value="3503.100969">
            <text:p>3503.10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89]-[.F$2])^2" office:value-type="float" office:value="0.0158760000000003">
            <text:p>0.015876</text:p>
          </table:table-cell>
          <table:table-cell table:formula="of:=([.B18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190]-[.F$2])^2" office:value-type="float" office:value="0.0158760000000003">
            <text:p>0.015876</text:p>
          </table:table-cell>
          <table:table-cell table:formula="of:=([.B190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191]-[.F$2])^2" office:value-type="float" office:value="1.267876">
            <text:p>1.267876</text:p>
          </table:table-cell>
          <table:table-cell table:formula="of:=([.B191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92]-[.F$2])^2" office:value-type="float" office:value="1.267876">
            <text:p>1.267876</text:p>
          </table:table-cell>
          <table:table-cell table:formula="of:=([.B192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table:formula="of:=([.A193]-[.F$2])^2" office:value-type="float" office:value="47.251876">
            <text:p>47.251876</text:p>
          </table:table-cell>
          <table:table-cell table:formula="of:=([.B19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194]-[.F$2])^2" office:value-type="float" office:value="9.77187600000001">
            <text:p>9.771876</text:p>
          </table:table-cell>
          <table:table-cell table:formula="of:=([.B194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195]-[.F$2])^2" office:value-type="float" office:value="9.77187600000001">
            <text:p>9.771876</text:p>
          </table:table-cell>
          <table:table-cell table:formula="of:=([.B195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196]-[.F$2])^2" office:value-type="float" office:value="1.267876">
            <text:p>1.267876</text:p>
          </table:table-cell>
          <table:table-cell table:formula="of:=([.B196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197]-[.F$2])^2" office:value-type="float" office:value="1.267876">
            <text:p>1.267876</text:p>
          </table:table-cell>
          <table:table-cell table:formula="of:=([.B19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98]-[.F$2])^2" office:value-type="float" office:value="1.267876">
            <text:p>1.267876</text:p>
          </table:table-cell>
          <table:table-cell table:formula="of:=([.B19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99]-[.F$2])^2" office:value-type="float" office:value="0.0158760000000003">
            <text:p>0.015876</text:p>
          </table:table-cell>
          <table:table-cell table:formula="of:=([.B19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table:formula="of:=([.A200]-[.F$2])^2" office:value-type="float" office:value="0.763875999999998">
            <text:p>0.763876</text:p>
          </table:table-cell>
          <table:table-cell table:formula="of:=([.B200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01]-[.F$2])^2" office:value-type="float" office:value="1.267876">
            <text:p>1.267876</text:p>
          </table:table-cell>
          <table:table-cell table:formula="of:=([.B201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02]-[.F$2])^2" office:value-type="float" office:value="1.267876">
            <text:p>1.267876</text:p>
          </table:table-cell>
          <table:table-cell table:formula="of:=([.B202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03]-[.F$2])^2" office:value-type="float" office:value="0.0158760000000003">
            <text:p>0.015876</text:p>
          </table:table-cell>
          <table:table-cell table:formula="of:=([.B20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04]-[.F$2])^2" office:value-type="float" office:value="1.267876">
            <text:p>1.267876</text:p>
          </table:table-cell>
          <table:table-cell table:formula="of:=([.B20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05]-[.F$2])^2" office:value-type="float" office:value="0.0158760000000003">
            <text:p>0.015876</text:p>
          </table:table-cell>
          <table:table-cell table:formula="of:=([.B20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table:formula="of:=([.A206]-[.F$2])^2" office:value-type="float" office:value="0.0158760000000003">
            <text:p>0.015876</text:p>
          </table:table-cell>
          <table:table-cell table:formula="of:=([.B206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207]-[.F$2])^2" office:value-type="float" office:value="1.267876">
            <text:p>1.267876</text:p>
          </table:table-cell>
          <table:table-cell table:formula="of:=([.B20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208]-[.F$2])^2" office:value-type="float" office:value="0.0158760000000003">
            <text:p>0.015876</text:p>
          </table:table-cell>
          <table:table-cell table:formula="of:=([.B208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209]-[.F$2])^2" office:value-type="float" office:value="1.267876">
            <text:p>1.267876</text:p>
          </table:table-cell>
          <table:table-cell table:formula="of:=([.B209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210]-[.F$2])^2" office:value-type="float" office:value="0.0158760000000003">
            <text:p>0.015876</text:p>
          </table:table-cell>
          <table:table-cell table:formula="of:=([.B210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11]-[.F$2])^2" office:value-type="float" office:value="0.763875999999998">
            <text:p>0.763876</text:p>
          </table:table-cell>
          <table:table-cell table:formula="of:=([.B21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12]-[.F$2])^2" office:value-type="float" office:value="0.0158760000000003">
            <text:p>0.015876</text:p>
          </table:table-cell>
          <table:table-cell table:formula="of:=([.B21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([.A213]-[.F$2])^2" office:value-type="float" office:value="1.267876">
            <text:p>1.267876</text:p>
          </table:table-cell>
          <table:table-cell table:formula="of:=([.B213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214]-[.F$2])^2" office:value-type="float" office:value="1.267876">
            <text:p>1.267876</text:p>
          </table:table-cell>
          <table:table-cell table:formula="of:=([.B214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15]-[.F$2])^2" office:value-type="float" office:value="0.0158760000000003">
            <text:p>0.015876</text:p>
          </table:table-cell>
          <table:table-cell table:formula="of:=([.B21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216]-[.F$2])^2" office:value-type="float" office:value="4.51987600000001">
            <text:p>4.519876</text:p>
          </table:table-cell>
          <table:table-cell table:formula="of:=([.B216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217]-[.F$2])^2" office:value-type="float" office:value="0.763875999999998">
            <text:p>0.763876</text:p>
          </table:table-cell>
          <table:table-cell table:formula="of:=([.B217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218]-[.F$2])^2" office:value-type="float" office:value="0.0158760000000003">
            <text:p>0.015876</text:p>
          </table:table-cell>
          <table:table-cell table:formula="of:=([.B21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219]-[.F$2])^2" office:value-type="float" office:value="61.999876">
            <text:p>61.999876</text:p>
          </table:table-cell>
          <table:table-cell table:formula="of:=([.B219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220]-[.F$2])^2" office:value-type="float" office:value="34.503876">
            <text:p>34.503876</text:p>
          </table:table-cell>
          <table:table-cell table:formula="of:=([.B220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([.A221]-[.F$2])^2" office:value-type="float" office:value="3.511876">
            <text:p>3.511876</text:p>
          </table:table-cell>
          <table:table-cell table:formula="of:=([.B22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22]-[.F$2])^2" office:value-type="float" office:value="1.267876">
            <text:p>1.267876</text:p>
          </table:table-cell>
          <table:table-cell table:formula="of:=([.B222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3]-[.F$2])^2" office:value-type="float" office:value="0.0158760000000003">
            <text:p>0.015876</text:p>
          </table:table-cell>
          <table:table-cell table:formula="of:=([.B22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formula="of:=([.A224]-[.F$2])^2" office:value-type="float" office:value="140.991876">
            <text:p>140.991876</text:p>
          </table:table-cell>
          <table:table-cell table:formula="of:=([.B224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225]-[.F$2])^2" office:value-type="float" office:value="0.0158760000000003">
            <text:p>0.015876</text:p>
          </table:table-cell>
          <table:table-cell table:formula="of:=([.B225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6]-[.F$2])^2" office:value-type="float" office:value="0.0158760000000003">
            <text:p>0.015876</text:p>
          </table:table-cell>
          <table:table-cell table:formula="of:=([.B22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27]-[.F$2])^2" office:value-type="float" office:value="0.0158760000000003">
            <text:p>0.015876</text:p>
          </table:table-cell>
          <table:table-cell table:formula="of:=([.B22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table:formula="of:=([.A228]-[.F$2])^2" office:value-type="float" office:value="3.511876">
            <text:p>3.511876</text:p>
          </table:table-cell>
          <table:table-cell table:formula="of:=([.B228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9]-[.F$2])^2" office:value-type="float" office:value="0.0158760000000003">
            <text:p>0.015876</text:p>
          </table:table-cell>
          <table:table-cell table:formula="of:=([.B22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230]-[.F$2])^2" office:value-type="float" office:value="1.267876">
            <text:p>1.267876</text:p>
          </table:table-cell>
          <table:table-cell table:formula="of:=([.B230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231]-[.F$2])^2" office:value-type="float" office:value="0.0158760000000003">
            <text:p>0.015876</text:p>
          </table:table-cell>
          <table:table-cell table:formula="of:=([.B231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32]-[.F$2])^2" office:value-type="float" office:value="1.267876">
            <text:p>1.267876</text:p>
          </table:table-cell>
          <table:table-cell table:formula="of:=([.B232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33]-[.F$2])^2" office:value-type="float" office:value="0.763875999999998">
            <text:p>0.763876</text:p>
          </table:table-cell>
          <table:table-cell table:formula="of:=([.B23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34]-[.F$2])^2" office:value-type="float" office:value="0.0158760000000003">
            <text:p>0.015876</text:p>
          </table:table-cell>
          <table:table-cell table:formula="of:=([.B23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table:formula="of:=([.A235]-[.F$2])^2" office:value-type="float" office:value="0.763875999999998">
            <text:p>0.763876</text:p>
          </table:table-cell>
          <table:table-cell table:formula="of:=([.B23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36]-[.F$2])^2" office:value-type="float" office:value="1.267876">
            <text:p>1.267876</text:p>
          </table:table-cell>
          <table:table-cell table:formula="of:=([.B23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37]-[.F$2])^2" office:value-type="float" office:value="1.267876">
            <text:p>1.267876</text:p>
          </table:table-cell>
          <table:table-cell table:formula="of:=([.B23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([.A238]-[.F$2])^2" office:value-type="float" office:value="23.755876">
            <text:p>23.755876</text:p>
          </table:table-cell>
          <table:table-cell table:formula="of:=([.B23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239]-[.F$2])^2" office:value-type="float" office:value="1.267876">
            <text:p>1.267876</text:p>
          </table:table-cell>
          <table:table-cell table:formula="of:=([.B239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240]-[.F$2])^2" office:value-type="float" office:value="0.0158760000000003">
            <text:p>0.015876</text:p>
          </table:table-cell>
          <table:table-cell table:formula="of:=([.B240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241]-[.F$2])^2" office:value-type="float" office:value="1.267876">
            <text:p>1.267876</text:p>
          </table:table-cell>
          <table:table-cell table:formula="of:=([.B241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table:formula="of:=([.A242]-[.F$2])^2" office:value-type="float" office:value="34.503876">
            <text:p>34.503876</text:p>
          </table:table-cell>
          <table:table-cell table:formula="of:=([.B242]-[.G$2])^2" office:value-type="float" office:value="972.628969">
            <text:p>972.62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243]-[.F$2])^2" office:value-type="float" office:value="0.763875999999998">
            <text:p>0.763876</text:p>
          </table:table-cell>
          <table:table-cell table:formula="of:=([.B24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table:formula="of:=([.A244]-[.F$2])^2" office:value-type="float" office:value="23.755876">
            <text:p>23.755876</text:p>
          </table:table-cell>
          <table:table-cell table:formula="of:=([.B24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245]-[.F$2])^2" office:value-type="float" office:value="0.763875999999998">
            <text:p>0.763876</text:p>
          </table:table-cell>
          <table:table-cell table:formula="of:=([.B24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table:formula="of:=([.A246]-[.F$2])^2" office:value-type="float" office:value="34.503876">
            <text:p>34.503876</text:p>
          </table:table-cell>
          <table:table-cell table:formula="of:=([.B246]-[.G$2])^2" office:value-type="float" office:value="634.384969">
            <text:p>634.384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table:formula="of:=([.A247]-[.F$2])^2" office:value-type="float" office:value="47.251876">
            <text:p>47.251876</text:p>
          </table:table-cell>
          <table:table-cell table:formula="of:=([.B247]-[.G$2])^2" office:value-type="float" office:value="634.384969">
            <text:p>634.38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formula="of:=([.A248]-[.F$2])^2" office:value-type="float" office:value="0.763875999999998">
            <text:p>0.763876</text:p>
          </table:table-cell>
          <table:table-cell table:formula="of:=([.B248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49]-[.F$2])^2" office:value-type="float" office:value="0.0158760000000003">
            <text:p>0.015876</text:p>
          </table:table-cell>
          <table:table-cell table:formula="of:=([.B249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table:formula="of:=([.A250]-[.F$2])^2" office:value-type="float" office:value="0.0158760000000003">
            <text:p>0.015876</text:p>
          </table:table-cell>
          <table:table-cell table:formula="of:=([.B250]-[.G$2])^2" office:value-type="float" office:value="634.384969">
            <text:p>634.38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251]-[.F$2])^2" office:value-type="float" office:value="0.0158760000000003">
            <text:p>0.015876</text:p>
          </table:table-cell>
          <table:table-cell table:formula="of:=([.B251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table:formula="of:=([.A252]-[.F$2])^2" office:value-type="float" office:value="34.503876">
            <text:p>34.503876</text:p>
          </table:table-cell>
          <table:table-cell table:formula="of:=([.B25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253]-[.F$2])^2" office:value-type="float" office:value="1.267876">
            <text:p>1.267876</text:p>
          </table:table-cell>
          <table:table-cell table:formula="of:=([.B25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54]-[.F$2])^2" office:value-type="float" office:value="0.0158760000000003">
            <text:p>0.015876</text:p>
          </table:table-cell>
          <table:table-cell table:formula="of:=([.B25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55]-[.F$2])^2" office:value-type="float" office:value="1.267876">
            <text:p>1.267876</text:p>
          </table:table-cell>
          <table:table-cell table:formula="of:=([.B255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256]-[.F$2])^2" office:value-type="float" office:value="1.267876">
            <text:p>1.267876</text:p>
          </table:table-cell>
          <table:table-cell table:formula="of:=([.B256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57]-[.F$2])^2" office:value-type="float" office:value="0.0158760000000003">
            <text:p>0.015876</text:p>
          </table:table-cell>
          <table:table-cell table:formula="of:=([.B257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258]-[.F$2])^2" office:value-type="float" office:value="0.0158760000000003">
            <text:p>0.015876</text:p>
          </table:table-cell>
          <table:table-cell table:formula="of:=([.B258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259]-[.F$2])^2" office:value-type="float" office:value="1.267876">
            <text:p>1.267876</text:p>
          </table:table-cell>
          <table:table-cell table:formula="of:=([.B259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60]-[.F$2])^2" office:value-type="float" office:value="0.0158760000000003">
            <text:p>0.015876</text:p>
          </table:table-cell>
          <table:table-cell table:formula="of:=([.B26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table:formula="of:=([.A261]-[.F$2])^2" office:value-type="float" office:value="34.503876">
            <text:p>34.503876</text:p>
          </table:table-cell>
          <table:table-cell table:formula="of:=([.B26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62]-[.F$2])^2" office:value-type="float" office:value="0.0158760000000003">
            <text:p>0.015876</text:p>
          </table:table-cell>
          <table:table-cell table:formula="of:=([.B26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263]-[.F$2])^2" office:value-type="float" office:value="0.763875999999998">
            <text:p>0.763876</text:p>
          </table:table-cell>
          <table:table-cell table:formula="of:=([.B263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64]-[.F$2])^2" office:value-type="float" office:value="0.763875999999998">
            <text:p>0.763876</text:p>
          </table:table-cell>
          <table:table-cell table:formula="of:=([.B26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265]-[.F$2])^2" office:value-type="float" office:value="1.267876">
            <text:p>1.267876</text:p>
          </table:table-cell>
          <table:table-cell table:formula="of:=([.B26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66]-[.F$2])^2" office:value-type="float" office:value="0.0158760000000003">
            <text:p>0.015876</text:p>
          </table:table-cell>
          <table:table-cell table:formula="of:=([.B26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67]-[.F$2])^2" office:value-type="float" office:value="0.0158760000000003">
            <text:p>0.015876</text:p>
          </table:table-cell>
          <table:table-cell table:formula="of:=([.B26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formula="of:=([.A268]-[.F$2])^2" office:value-type="float" office:value="26.275876">
            <text:p>26.275876</text:p>
          </table:table-cell>
          <table:table-cell table:formula="of:=([.B268]-[.G$2])^2" office:value-type="float" office:value="1012.066969">
            <text:p>1012.0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69]-[.F$2])^2" office:value-type="float" office:value="0.0158760000000003">
            <text:p>0.015876</text:p>
          </table:table-cell>
          <table:table-cell table:formula="of:=([.B269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70]-[.F$2])^2" office:value-type="float" office:value="0.0158760000000003">
            <text:p>0.015876</text:p>
          </table:table-cell>
          <table:table-cell table:formula="of:=([.B27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271]-[.F$2])^2" office:value-type="float" office:value="1.267876">
            <text:p>1.267876</text:p>
          </table:table-cell>
          <table:table-cell table:formula="of:=([.B271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72]-[.F$2])^2" office:value-type="float" office:value="0.0158760000000003">
            <text:p>0.015876</text:p>
          </table:table-cell>
          <table:table-cell table:formula="of:=([.B27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273]-[.F$2])^2" office:value-type="float" office:value="0.0158760000000003">
            <text:p>0.015876</text:p>
          </table:table-cell>
          <table:table-cell table:formula="of:=([.B273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74]-[.F$2])^2" office:value-type="float" office:value="0.0158760000000003">
            <text:p>0.015876</text:p>
          </table:table-cell>
          <table:table-cell table:formula="of:=([.B27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75]-[.F$2])^2" office:value-type="float" office:value="0.0158760000000003">
            <text:p>0.015876</text:p>
          </table:table-cell>
          <table:table-cell table:formula="of:=([.B27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f:=([.A276]-[.F$2])^2" office:value-type="float" office:value="165.739876">
            <text:p>165.739876</text:p>
          </table:table-cell>
          <table:table-cell table:formula="of:=([.B276]-[.G$2])^2" office:value-type="float" office:value="911.254969">
            <text:p>911.25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77]-[.F$2])^2" office:value-type="float" office:value="0.0158760000000003">
            <text:p>0.015876</text:p>
          </table:table-cell>
          <table:table-cell table:formula="of:=([.B277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278]-[.F$2])^2" office:value-type="float" office:value="1.267876">
            <text:p>1.267876</text:p>
          </table:table-cell>
          <table:table-cell table:formula="of:=([.B27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79]-[.F$2])^2" office:value-type="float" office:value="0.0158760000000003">
            <text:p>0.015876</text:p>
          </table:table-cell>
          <table:table-cell table:formula="of:=([.B27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table:formula="of:=([.A280]-[.F$2])^2" office:value-type="float" office:value="23.755876">
            <text:p>23.755876</text:p>
          </table:table-cell>
          <table:table-cell table:formula="of:=([.B280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81]-[.F$2])^2" office:value-type="float" office:value="0.0158760000000003">
            <text:p>0.015876</text:p>
          </table:table-cell>
          <table:table-cell table:formula="of:=([.B28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82]-[.F$2])^2" office:value-type="float" office:value="0.0158760000000003">
            <text:p>0.015876</text:p>
          </table:table-cell>
          <table:table-cell table:formula="of:=([.B28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83]-[.F$2])^2" office:value-type="float" office:value="0.0158760000000003">
            <text:p>0.015876</text:p>
          </table:table-cell>
          <table:table-cell table:formula="of:=([.B283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284]-[.F$2])^2" office:value-type="float" office:value="4.51987600000001">
            <text:p>4.519876</text:p>
          </table:table-cell>
          <table:table-cell table:formula="of:=([.B28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table:formula="of:=([.A285]-[.F$2])^2" office:value-type="float" office:value="9.77187600000001">
            <text:p>9.771876</text:p>
          </table:table-cell>
          <table:table-cell table:formula="of:=([.B285]-[.G$2])^2" office:value-type="float" office:value="392.554969">
            <text:p>392.55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86]-[.F$2])^2" office:value-type="float" office:value="1.267876">
            <text:p>1.267876</text:p>
          </table:table-cell>
          <table:table-cell table:formula="of:=([.B28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287]-[.F$2])^2" office:value-type="float" office:value="0.0158760000000003">
            <text:p>0.015876</text:p>
          </table:table-cell>
          <table:table-cell table:formula="of:=([.B287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table:formula="of:=([.A288]-[.F$2])^2" office:value-type="float" office:value="47.251876">
            <text:p>47.251876</text:p>
          </table:table-cell>
          <table:table-cell table:formula="of:=([.B288]-[.G$2])^2" office:value-type="float" office:value="448.888969">
            <text:p>448.88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89]-[.F$2])^2" office:value-type="float" office:value="0.0158760000000003">
            <text:p>0.015876</text:p>
          </table:table-cell>
          <table:table-cell table:formula="of:=([.B28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290]-[.F$2])^2" office:value-type="float" office:value="1.267876">
            <text:p>1.267876</text:p>
          </table:table-cell>
          <table:table-cell table:formula="of:=([.B29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91]-[.F$2])^2" office:value-type="float" office:value="0.0158760000000003">
            <text:p>0.015876</text:p>
          </table:table-cell>
          <table:table-cell table:formula="of:=([.B29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292]-[.F$2])^2" office:value-type="float" office:value="1.267876">
            <text:p>1.267876</text:p>
          </table:table-cell>
          <table:table-cell table:formula="of:=([.B292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93]-[.F$2])^2" office:value-type="float" office:value="1.267876">
            <text:p>1.267876</text:p>
          </table:table-cell>
          <table:table-cell table:formula="of:=([.B293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94]-[.F$2])^2" office:value-type="float" office:value="1.267876">
            <text:p>1.267876</text:p>
          </table:table-cell>
          <table:table-cell table:formula="of:=([.B29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95]-[.F$2])^2" office:value-type="float" office:value="0.0158760000000003">
            <text:p>0.015876</text:p>
          </table:table-cell>
          <table:table-cell table:formula="of:=([.B29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96]-[.F$2])^2" office:value-type="float" office:value="1.267876">
            <text:p>1.267876</text:p>
          </table:table-cell>
          <table:table-cell table:formula="of:=([.B29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297]-[.F$2])^2" office:value-type="float" office:value="0.763875999999998">
            <text:p>0.763876</text:p>
          </table:table-cell>
          <table:table-cell table:formula="of:=([.B297]-[.G$2])^2" office:value-type="float" office:value="2008.204969">
            <text:p>2008.20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98]-[.F$2])^2" office:value-type="float" office:value="1.267876">
            <text:p>1.267876</text:p>
          </table:table-cell>
          <table:table-cell table:formula="of:=([.B29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299]-[.F$2])^2" office:value-type="float" office:value="1.267876">
            <text:p>1.267876</text:p>
          </table:table-cell>
          <table:table-cell table:formula="of:=([.B29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table:formula="of:=([.A300]-[.F$2])^2" office:value-type="float" office:value="17.023876">
            <text:p>17.023876</text:p>
          </table:table-cell>
          <table:table-cell table:formula="of:=([.B300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table:formula="of:=([.A301]-[.F$2])^2" office:value-type="float" office:value="3.511876">
            <text:p>3.511876</text:p>
          </table:table-cell>
          <table:table-cell table:formula="of:=([.B30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02]-[.F$2])^2" office:value-type="float" office:value="1.267876">
            <text:p>1.267876</text:p>
          </table:table-cell>
          <table:table-cell table:formula="of:=([.B302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table:formula="of:=([.A303]-[.F$2])^2" office:value-type="float" office:value="0.0158760000000003">
            <text:p>0.015876</text:p>
          </table:table-cell>
          <table:table-cell table:formula="of:=([.B303]-[.G$2])^2" office:value-type="float" office:value="739.132969">
            <text:p>739.13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304]-[.F$2])^2" office:value-type="float" office:value="1.267876">
            <text:p>1.267876</text:p>
          </table:table-cell>
          <table:table-cell table:formula="of:=([.B30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05]-[.F$2])^2" office:value-type="float" office:value="1.267876">
            <text:p>1.267876</text:p>
          </table:table-cell>
          <table:table-cell table:formula="of:=([.B30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306]-[.F$2])^2" office:value-type="float" office:value="4.51987600000001">
            <text:p>4.519876</text:p>
          </table:table-cell>
          <table:table-cell table:formula="of:=([.B306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07]-[.F$2])^2" office:value-type="float" office:value="0.763875999999998">
            <text:p>0.763876</text:p>
          </table:table-cell>
          <table:table-cell table:formula="of:=([.B307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08]-[.F$2])^2" office:value-type="float" office:value="0.763875999999998">
            <text:p>0.763876</text:p>
          </table:table-cell>
          <table:table-cell table:formula="of:=([.B30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309]-[.F$2])^2" office:value-type="float" office:value="0.763875999999998">
            <text:p>0.763876</text:p>
          </table:table-cell>
          <table:table-cell table:formula="of:=([.B30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10]-[.F$2])^2" office:value-type="float" office:value="0.0158760000000003">
            <text:p>0.015876</text:p>
          </table:table-cell>
          <table:table-cell table:formula="of:=([.B31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table:formula="of:=([.A311]-[.F$2])^2" office:value-type="float" office:value="0.763875999999998">
            <text:p>0.763876</text:p>
          </table:table-cell>
          <table:table-cell table:formula="of:=([.B311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12]-[.F$2])^2" office:value-type="float" office:value="0.0158760000000003">
            <text:p>0.015876</text:p>
          </table:table-cell>
          <table:table-cell table:formula="of:=([.B31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313]-[.F$2])^2" office:value-type="float" office:value="0.763875999999998">
            <text:p>0.763876</text:p>
          </table:table-cell>
          <table:table-cell table:formula="of:=([.B313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14]-[.F$2])^2" office:value-type="float" office:value="0.0158760000000003">
            <text:p>0.015876</text:p>
          </table:table-cell>
          <table:table-cell table:formula="of:=([.B31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table:formula="of:=([.A315]-[.F$2])^2" office:value-type="float" office:value="192.487876">
            <text:p>192.487876</text:p>
          </table:table-cell>
          <table:table-cell table:formula="of:=([.B315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16]-[.F$2])^2" office:value-type="float" office:value="0.0158760000000003">
            <text:p>0.015876</text:p>
          </table:table-cell>
          <table:table-cell table:formula="of:=([.B31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17]-[.F$2])^2" office:value-type="float" office:value="0.0158760000000003">
            <text:p>0.015876</text:p>
          </table:table-cell>
          <table:table-cell table:formula="of:=([.B317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18]-[.F$2])^2" office:value-type="float" office:value="1.267876">
            <text:p>1.267876</text:p>
          </table:table-cell>
          <table:table-cell table:formula="of:=([.B31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([.A319]-[.F$2])^2" office:value-type="float" office:value="4.51987600000001">
            <text:p>4.519876</text:p>
          </table:table-cell>
          <table:table-cell table:formula="of:=([.B319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320]-[.F$2])^2" office:value-type="float" office:value="1.267876">
            <text:p>1.267876</text:p>
          </table:table-cell>
          <table:table-cell table:formula="of:=([.B32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321]-[.F$2])^2" office:value-type="float" office:value="1.267876">
            <text:p>1.267876</text:p>
          </table:table-cell>
          <table:table-cell table:formula="of:=([.B32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322]-[.F$2])^2" office:value-type="float" office:value="0.0158760000000003">
            <text:p>0.015876</text:p>
          </table:table-cell>
          <table:table-cell table:formula="of:=([.B322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323]-[.F$2])^2" office:value-type="float" office:value="0.0158760000000003">
            <text:p>0.015876</text:p>
          </table:table-cell>
          <table:table-cell table:formula="of:=([.B323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324]-[.F$2])^2" office:value-type="float" office:value="0.0158760000000003">
            <text:p>0.015876</text:p>
          </table:table-cell>
          <table:table-cell table:formula="of:=([.B324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325]-[.F$2])^2" office:value-type="float" office:value="0.0158760000000003">
            <text:p>0.015876</text:p>
          </table:table-cell>
          <table:table-cell table:formula="of:=([.B325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326]-[.F$2])^2" office:value-type="float" office:value="9.77187600000001">
            <text:p>9.771876</text:p>
          </table:table-cell>
          <table:table-cell table:formula="of:=([.B326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27]-[.F$2])^2" office:value-type="float" office:value="0.0158760000000003">
            <text:p>0.015876</text:p>
          </table:table-cell>
          <table:table-cell table:formula="of:=([.B327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28]-[.F$2])^2" office:value-type="float" office:value="1.267876">
            <text:p>1.267876</text:p>
          </table:table-cell>
          <table:table-cell table:formula="of:=([.B32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29]-[.F$2])^2" office:value-type="float" office:value="0.0158760000000003">
            <text:p>0.015876</text:p>
          </table:table-cell>
          <table:table-cell table:formula="of:=([.B32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0]-[.F$2])^2" office:value-type="float" office:value="0.0158760000000003">
            <text:p>0.015876</text:p>
          </table:table-cell>
          <table:table-cell table:formula="of:=([.B33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331]-[.F$2])^2" office:value-type="float" office:value="0.0158760000000003">
            <text:p>0.015876</text:p>
          </table:table-cell>
          <table:table-cell table:formula="of:=([.B331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2]-[.F$2])^2" office:value-type="float" office:value="0.0158760000000003">
            <text:p>0.015876</text:p>
          </table:table-cell>
          <table:table-cell table:formula="of:=([.B332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333]-[.F$2])^2" office:value-type="float" office:value="0.0158760000000003">
            <text:p>0.015876</text:p>
          </table:table-cell>
          <table:table-cell table:formula="of:=([.B33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table:formula="of:=([.A334]-[.F$2])^2" office:value-type="float" office:value="9.77187600000001">
            <text:p>9.771876</text:p>
          </table:table-cell>
          <table:table-cell table:formula="of:=([.B334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335]-[.F$2])^2" office:value-type="float" office:value="4.51987600000001">
            <text:p>4.519876</text:p>
          </table:table-cell>
          <table:table-cell table:formula="of:=([.B335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36]-[.F$2])^2" office:value-type="float" office:value="0.0158760000000003">
            <text:p>0.015876</text:p>
          </table:table-cell>
          <table:table-cell table:formula="of:=([.B33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([.A337]-[.F$2])^2" office:value-type="float" office:value="1.267876">
            <text:p>1.267876</text:p>
          </table:table-cell>
          <table:table-cell table:formula="of:=([.B337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38]-[.F$2])^2" office:value-type="float" office:value="4.51987600000001">
            <text:p>4.519876</text:p>
          </table:table-cell>
          <table:table-cell table:formula="of:=([.B338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39]-[.F$2])^2" office:value-type="float" office:value="1.267876">
            <text:p>1.267876</text:p>
          </table:table-cell>
          <table:table-cell table:formula="of:=([.B339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table:formula="of:=([.A340]-[.F$2])^2" office:value-type="float" office:value="78.747876">
            <text:p>78.747876</text:p>
          </table:table-cell>
          <table:table-cell table:formula="of:=([.B34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341]-[.F$2])^2" office:value-type="float" office:value="1.267876">
            <text:p>1.267876</text:p>
          </table:table-cell>
          <table:table-cell table:formula="of:=([.B34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342]-[.F$2])^2" office:value-type="float" office:value="1.267876">
            <text:p>1.267876</text:p>
          </table:table-cell>
          <table:table-cell table:formula="of:=([.B342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43]-[.F$2])^2" office:value-type="float" office:value="0.0158760000000003">
            <text:p>0.015876</text:p>
          </table:table-cell>
          <table:table-cell table:formula="of:=([.B34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44]-[.F$2])^2" office:value-type="float" office:value="0.0158760000000003">
            <text:p>0.015876</text:p>
          </table:table-cell>
          <table:table-cell table:formula="of:=([.B34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345]-[.F$2])^2" office:value-type="float" office:value="9.77187600000001">
            <text:p>9.771876</text:p>
          </table:table-cell>
          <table:table-cell table:formula="of:=([.B345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46]-[.F$2])^2" office:value-type="float" office:value="0.0158760000000003">
            <text:p>0.015876</text:p>
          </table:table-cell>
          <table:table-cell table:formula="of:=([.B34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47]-[.F$2])^2" office:value-type="float" office:value="0.0158760000000003">
            <text:p>0.015876</text:p>
          </table:table-cell>
          <table:table-cell table:formula="of:=([.B34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48]-[.F$2])^2" office:value-type="float" office:value="0.0158760000000003">
            <text:p>0.015876</text:p>
          </table:table-cell>
          <table:table-cell table:formula="of:=([.B34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349]-[.F$2])^2" office:value-type="float" office:value="4.51987600000001">
            <text:p>4.519876</text:p>
          </table:table-cell>
          <table:table-cell table:formula="of:=([.B34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50]-[.F$2])^2" office:value-type="float" office:value="1.267876">
            <text:p>1.267876</text:p>
          </table:table-cell>
          <table:table-cell table:formula="of:=([.B35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351]-[.F$2])^2" office:value-type="float" office:value="0.0158760000000003">
            <text:p>0.015876</text:p>
          </table:table-cell>
          <table:table-cell table:formula="of:=([.B351]-[.G$2])^2" office:value-type="float" office:value="972.628969">
            <text:p>972.62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52]-[.F$2])^2" office:value-type="float" office:value="1.267876">
            <text:p>1.267876</text:p>
          </table:table-cell>
          <table:table-cell table:formula="of:=([.B35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table:formula="of:=([.A353]-[.F$2])^2" office:value-type="float" office:value="47.251876">
            <text:p>47.251876</text:p>
          </table:table-cell>
          <table:table-cell table:formula="of:=([.B353]-[.G$2])^2" office:value-type="float" office:value="851.880969">
            <text:p>851.88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([.A354]-[.F$2])^2" office:value-type="float" office:value="0.763875999999998">
            <text:p>0.763876</text:p>
          </table:table-cell>
          <table:table-cell table:formula="of:=([.B354]-[.G$2])^2" office:value-type="float" office:value="851.880969">
            <text:p>851.88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55]-[.F$2])^2" office:value-type="float" office:value="0.0158760000000003">
            <text:p>0.015876</text:p>
          </table:table-cell>
          <table:table-cell table:formula="of:=([.B35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56]-[.F$2])^2" office:value-type="float" office:value="1.267876">
            <text:p>1.267876</text:p>
          </table:table-cell>
          <table:table-cell table:formula="of:=([.B35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357]-[.F$2])^2" office:value-type="float" office:value="9.77187600000001">
            <text:p>9.771876</text:p>
          </table:table-cell>
          <table:table-cell table:formula="of:=([.B357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58]-[.F$2])^2" office:value-type="float" office:value="1.267876">
            <text:p>1.267876</text:p>
          </table:table-cell>
          <table:table-cell table:formula="of:=([.B35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59]-[.F$2])^2" office:value-type="float" office:value="0.763875999999998">
            <text:p>0.763876</text:p>
          </table:table-cell>
          <table:table-cell table:formula="of:=([.B35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formula="of:=([.A360]-[.F$2])^2" office:value-type="float" office:value="61.999876">
            <text:p>61.999876</text:p>
          </table:table-cell>
          <table:table-cell table:formula="of:=([.B360]-[.G$2])^2" office:value-type="float" office:value="492.262969">
            <text:p>492.26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361]-[.F$2])^2" office:value-type="float" office:value="0.763875999999998">
            <text:p>0.763876</text:p>
          </table:table-cell>
          <table:table-cell table:formula="of:=([.B361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62]-[.F$2])^2" office:value-type="float" office:value="1.267876">
            <text:p>1.267876</text:p>
          </table:table-cell>
          <table:table-cell table:formula="of:=([.B36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363]-[.F$2])^2" office:value-type="float" office:value="1.267876">
            <text:p>1.267876</text:p>
          </table:table-cell>
          <table:table-cell table:formula="of:=([.B363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364]-[.F$2])^2" office:value-type="float" office:value="1.267876">
            <text:p>1.267876</text:p>
          </table:table-cell>
          <table:table-cell table:formula="of:=([.B36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365]-[.F$2])^2" office:value-type="float" office:value="0.763875999999998">
            <text:p>0.763876</text:p>
          </table:table-cell>
          <table:table-cell table:formula="of:=([.B36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66]-[.F$2])^2" office:value-type="float" office:value="1.267876">
            <text:p>1.267876</text:p>
          </table:table-cell>
          <table:table-cell table:formula="of:=([.B36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table:formula="of:=([.A367]-[.F$2])^2" office:value-type="float" office:value="61.999876">
            <text:p>61.999876</text:p>
          </table:table-cell>
          <table:table-cell table:formula="of:=([.B367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368]-[.F$2])^2" office:value-type="float" office:value="0.0158760000000003">
            <text:p>0.015876</text:p>
          </table:table-cell>
          <table:table-cell table:formula="of:=([.B36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table:formula="of:=([.A369]-[.F$2])^2" office:value-type="float" office:value="61.999876">
            <text:p>61.999876</text:p>
          </table:table-cell>
          <table:table-cell table:formula="of:=([.B36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70]-[.F$2])^2" office:value-type="float" office:value="1.267876">
            <text:p>1.267876</text:p>
          </table:table-cell>
          <table:table-cell table:formula="of:=([.B37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371]-[.F$2])^2" office:value-type="float" office:value="1.267876">
            <text:p>1.267876</text:p>
          </table:table-cell>
          <table:table-cell table:formula="of:=([.B371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372]-[.F$2])^2" office:value-type="float" office:value="0.0158760000000003">
            <text:p>0.015876</text:p>
          </table:table-cell>
          <table:table-cell table:formula="of:=([.B372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373]-[.F$2])^2" office:value-type="float" office:value="0.763875999999998">
            <text:p>0.763876</text:p>
          </table:table-cell>
          <table:table-cell table:formula="of:=([.B37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374]-[.F$2])^2" office:value-type="float" office:value="1.267876">
            <text:p>1.267876</text:p>
          </table:table-cell>
          <table:table-cell table:formula="of:=([.B37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75]-[.F$2])^2" office:value-type="float" office:value="1.267876">
            <text:p>1.267876</text:p>
          </table:table-cell>
          <table:table-cell table:formula="of:=([.B37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table:formula="of:=([.A376]-[.F$2])^2" office:value-type="float" office:value="23.755876">
            <text:p>23.755876</text:p>
          </table:table-cell>
          <table:table-cell table:formula="of:=([.B376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377]-[.F$2])^2" office:value-type="float" office:value="0.0158760000000003">
            <text:p>0.015876</text:p>
          </table:table-cell>
          <table:table-cell table:formula="of:=([.B377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78]-[.F$2])^2" office:value-type="float" office:value="0.0158760000000003">
            <text:p>0.015876</text:p>
          </table:table-cell>
          <table:table-cell table:formula="of:=([.B37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379]-[.F$2])^2" office:value-type="float" office:value="0.0158760000000003">
            <text:p>0.015876</text:p>
          </table:table-cell>
          <table:table-cell table:formula="of:=([.B37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80]-[.F$2])^2" office:value-type="float" office:value="0.0158760000000003">
            <text:p>0.015876</text:p>
          </table:table-cell>
          <table:table-cell table:formula="of:=([.B38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table:formula="of:=([.A381]-[.F$2])^2" office:value-type="float" office:value="15.007876">
            <text:p>15.007876</text:p>
          </table:table-cell>
          <table:table-cell table:formula="of:=([.B381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382]-[.F$2])^2" office:value-type="float" office:value="1.267876">
            <text:p>1.267876</text:p>
          </table:table-cell>
          <table:table-cell table:formula="of:=([.B382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383]-[.F$2])^2" office:value-type="float" office:value="0.763875999999998">
            <text:p>0.763876</text:p>
          </table:table-cell>
          <table:table-cell table:formula="of:=([.B383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84]-[.F$2])^2" office:value-type="float" office:value="4.51987600000001">
            <text:p>4.519876</text:p>
          </table:table-cell>
          <table:table-cell table:formula="of:=([.B384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table:formula="of:=([.A385]-[.F$2])^2" office:value-type="float" office:value="1.267876">
            <text:p>1.267876</text:p>
          </table:table-cell>
          <table:table-cell table:formula="of:=([.B385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86]-[.F$2])^2" office:value-type="float" office:value="4.51987600000001">
            <text:p>4.519876</text:p>
          </table:table-cell>
          <table:table-cell table:formula="of:=([.B386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table:formula="of:=([.A387]-[.F$2])^2" office:value-type="float" office:value="47.251876">
            <text:p>47.251876</text:p>
          </table:table-cell>
          <table:table-cell table:formula="of:=([.B387]-[.G$2])^2" office:value-type="float" office:value="1614.994969">
            <text:p>1614.9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88]-[.F$2])^2" office:value-type="float" office:value="0.0158760000000003">
            <text:p>0.015876</text:p>
          </table:table-cell>
          <table:table-cell table:formula="of:=([.B38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389]-[.F$2])^2" office:value-type="float" office:value="0.0158760000000003">
            <text:p>0.015876</text:p>
          </table:table-cell>
          <table:table-cell table:formula="of:=([.B389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390]-[.F$2])^2" office:value-type="float" office:value="0.0158760000000003">
            <text:p>0.015876</text:p>
          </table:table-cell>
          <table:table-cell table:formula="of:=([.B39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91]-[.F$2])^2" office:value-type="float" office:value="1.267876">
            <text:p>1.267876</text:p>
          </table:table-cell>
          <table:table-cell table:formula="of:=([.B391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392]-[.F$2])^2" office:value-type="float" office:value="1.267876">
            <text:p>1.267876</text:p>
          </table:table-cell>
          <table:table-cell table:formula="of:=([.B392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393]-[.F$2])^2" office:value-type="float" office:value="9.77187600000001">
            <text:p>9.771876</text:p>
          </table:table-cell>
          <table:table-cell table:formula="of:=([.B393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394]-[.F$2])^2" office:value-type="float" office:value="9.77187600000001">
            <text:p>9.771876</text:p>
          </table:table-cell>
          <table:table-cell table:formula="of:=([.B394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95]-[.F$2])^2" office:value-type="float" office:value="1.267876">
            <text:p>1.267876</text:p>
          </table:table-cell>
          <table:table-cell table:formula="of:=([.B39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396]-[.F$2])^2" office:value-type="float" office:value="1.267876">
            <text:p>1.267876</text:p>
          </table:table-cell>
          <table:table-cell table:formula="of:=([.B39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97]-[.F$2])^2" office:value-type="float" office:value="0.0158760000000003">
            <text:p>0.015876</text:p>
          </table:table-cell>
          <table:table-cell table:formula="of:=([.B397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98]-[.F$2])^2" office:value-type="float" office:value="0.0158760000000003">
            <text:p>0.015876</text:p>
          </table:table-cell>
          <table:table-cell table:formula="of:=([.B39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([.A399]-[.F$2])^2" office:value-type="float" office:value="4.51987600000001">
            <text:p>4.519876</text:p>
          </table:table-cell>
          <table:table-cell table:formula="of:=([.B399]-[.G$2])^2" office:value-type="float" office:value="250.050969">
            <text:p>250.05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00]-[.F$2])^2" office:value-type="float" office:value="0.0158760000000003">
            <text:p>0.015876</text:p>
          </table:table-cell>
          <table:table-cell table:formula="of:=([.B400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01]-[.F$2])^2" office:value-type="float" office:value="0.0158760000000003">
            <text:p>0.015876</text:p>
          </table:table-cell>
          <table:table-cell table:formula="of:=([.B40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table:formula="of:=([.A402]-[.F$2])^2" office:value-type="float" office:value="61.999876">
            <text:p>61.999876</text:p>
          </table:table-cell>
          <table:table-cell table:formula="of:=([.B402]-[.G$2])^2" office:value-type="float" office:value="2419.360969">
            <text:p>2419.3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03]-[.F$2])^2" office:value-type="float" office:value="0.0158760000000003">
            <text:p>0.015876</text:p>
          </table:table-cell>
          <table:table-cell table:formula="of:=([.B40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404]-[.F$2])^2" office:value-type="float" office:value="1.267876">
            <text:p>1.267876</text:p>
          </table:table-cell>
          <table:table-cell table:formula="of:=([.B40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405]-[.F$2])^2" office:value-type="float" office:value="0.763875999999998">
            <text:p>0.763876</text:p>
          </table:table-cell>
          <table:table-cell table:formula="of:=([.B40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406]-[.F$2])^2" office:value-type="float" office:value="0.0158760000000003">
            <text:p>0.015876</text:p>
          </table:table-cell>
          <table:table-cell table:formula="of:=([.B406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407]-[.F$2])^2" office:value-type="float" office:value="1.267876">
            <text:p>1.267876</text:p>
          </table:table-cell>
          <table:table-cell table:formula="of:=([.B407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08]-[.F$2])^2" office:value-type="float" office:value="1.267876">
            <text:p>1.267876</text:p>
          </table:table-cell>
          <table:table-cell table:formula="of:=([.B40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409]-[.F$2])^2" office:value-type="float" office:value="9.77187600000001">
            <text:p>9.771876</text:p>
          </table:table-cell>
          <table:table-cell table:formula="of:=([.B409]-[.G$2])^2" office:value-type="float" office:value="250.050969">
            <text:p>250.05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10]-[.F$2])^2" office:value-type="float" office:value="0.0158760000000003">
            <text:p>0.015876</text:p>
          </table:table-cell>
          <table:table-cell table:formula="of:=([.B41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table:formula="of:=([.A411]-[.F$2])^2" office:value-type="float" office:value="9.77187600000001">
            <text:p>9.771876</text:p>
          </table:table-cell>
          <table:table-cell table:formula="of:=([.B411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412]-[.F$2])^2" office:value-type="float" office:value="0.763875999999998">
            <text:p>0.763876</text:p>
          </table:table-cell>
          <table:table-cell table:formula="of:=([.B41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13]-[.F$2])^2" office:value-type="float" office:value="1.267876">
            <text:p>1.267876</text:p>
          </table:table-cell>
          <table:table-cell table:formula="of:=([.B413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formula="of:=([.A414]-[.F$2])^2" office:value-type="float" office:value="4.51987600000001">
            <text:p>4.519876</text:p>
          </table:table-cell>
          <table:table-cell table:formula="of:=([.B414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415]-[.F$2])^2" office:value-type="float" office:value="0.763875999999998">
            <text:p>0.763876</text:p>
          </table:table-cell>
          <table:table-cell table:formula="of:=([.B415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16]-[.F$2])^2" office:value-type="float" office:value="0.0158760000000003">
            <text:p>0.015876</text:p>
          </table:table-cell>
          <table:table-cell table:formula="of:=([.B416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17]-[.F$2])^2" office:value-type="float" office:value="0.0158760000000003">
            <text:p>0.015876</text:p>
          </table:table-cell>
          <table:table-cell table:formula="of:=([.B41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18]-[.F$2])^2" office:value-type="float" office:value="0.0158760000000003">
            <text:p>0.015876</text:p>
          </table:table-cell>
          <table:table-cell table:formula="of:=([.B41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19]-[.F$2])^2" office:value-type="float" office:value="0.0158760000000003">
            <text:p>0.015876</text:p>
          </table:table-cell>
          <table:table-cell table:formula="of:=([.B41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20]-[.F$2])^2" office:value-type="float" office:value="0.0158760000000003">
            <text:p>0.015876</text:p>
          </table:table-cell>
          <table:table-cell table:formula="of:=([.B42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421]-[.F$2])^2" office:value-type="float" office:value="4.51987600000001">
            <text:p>4.519876</text:p>
          </table:table-cell>
          <table:table-cell table:formula="of:=([.B421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table:formula="of:=([.A422]-[.F$2])^2" office:value-type="float" office:value="1.267876">
            <text:p>1.267876</text:p>
          </table:table-cell>
          <table:table-cell table:formula="of:=([.B422]-[.G$2])^2" office:value-type="float" office:value="972.628969">
            <text:p>972.62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table:formula="of:=([.A423]-[.F$2])^2" office:value-type="float" office:value="4.51987600000001">
            <text:p>4.519876</text:p>
          </table:table-cell>
          <table:table-cell table:formula="of:=([.B423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424]-[.F$2])^2" office:value-type="float" office:value="0.0158760000000003">
            <text:p>0.015876</text:p>
          </table:table-cell>
          <table:table-cell table:formula="of:=([.B424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25]-[.F$2])^2" office:value-type="float" office:value="4.51987600000001">
            <text:p>4.519876</text:p>
          </table:table-cell>
          <table:table-cell table:formula="of:=([.B425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26]-[.F$2])^2" office:value-type="float" office:value="0.0158760000000003">
            <text:p>0.015876</text:p>
          </table:table-cell>
          <table:table-cell table:formula="of:=([.B42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27]-[.F$2])^2" office:value-type="float" office:value="0.0158760000000003">
            <text:p>0.015876</text:p>
          </table:table-cell>
          <table:table-cell table:formula="of:=([.B42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428]-[.F$2])^2" office:value-type="float" office:value="9.77187600000001">
            <text:p>9.771876</text:p>
          </table:table-cell>
          <table:table-cell table:formula="of:=([.B42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429]-[.F$2])^2" office:value-type="float" office:value="0.763875999999998">
            <text:p>0.763876</text:p>
          </table:table-cell>
          <table:table-cell table:formula="of:=([.B429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430]-[.F$2])^2" office:value-type="float" office:value="1.267876">
            <text:p>1.267876</text:p>
          </table:table-cell>
          <table:table-cell table:formula="of:=([.B43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table:formula="of:=([.A431]-[.F$2])^2" office:value-type="float" office:value="78.747876">
            <text:p>78.747876</text:p>
          </table:table-cell>
          <table:table-cell table:formula="of:=([.B431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432]-[.F$2])^2" office:value-type="float" office:value="1.267876">
            <text:p>1.267876</text:p>
          </table:table-cell>
          <table:table-cell table:formula="of:=([.B43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433]-[.F$2])^2" office:value-type="float" office:value="4.51987600000001">
            <text:p>4.519876</text:p>
          </table:table-cell>
          <table:table-cell table:formula="of:=([.B433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34]-[.F$2])^2" office:value-type="float" office:value="0.0158760000000003">
            <text:p>0.015876</text:p>
          </table:table-cell>
          <table:table-cell table:formula="of:=([.B43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35]-[.F$2])^2" office:value-type="float" office:value="0.0158760000000003">
            <text:p>0.015876</text:p>
          </table:table-cell>
          <table:table-cell table:formula="of:=([.B43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table:formula="of:=([.A436]-[.F$2])^2" office:value-type="float" office:value="0.763875999999998">
            <text:p>0.763876</text:p>
          </table:table-cell>
          <table:table-cell table:formula="of:=([.B43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437]-[.F$2])^2" office:value-type="float" office:value="1.267876">
            <text:p>1.267876</text:p>
          </table:table-cell>
          <table:table-cell table:formula="of:=([.B437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438]-[.F$2])^2" office:value-type="float" office:value="4.51987600000001">
            <text:p>4.519876</text:p>
          </table:table-cell>
          <table:table-cell table:formula="of:=([.B438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439]-[.F$2])^2" office:value-type="float" office:value="0.0158760000000003">
            <text:p>0.015876</text:p>
          </table:table-cell>
          <table:table-cell table:formula="of:=([.B439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table:formula="of:=([.A440]-[.F$2])^2" office:value-type="float" office:value="61.999876">
            <text:p>61.999876</text:p>
          </table:table-cell>
          <table:table-cell table:formula="of:=([.B440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441]-[.F$2])^2" office:value-type="float" office:value="0.0158760000000003">
            <text:p>0.015876</text:p>
          </table:table-cell>
          <table:table-cell table:formula="of:=([.B441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442]-[.F$2])^2" office:value-type="float" office:value="1.267876">
            <text:p>1.267876</text:p>
          </table:table-cell>
          <table:table-cell table:formula="of:=([.B442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43]-[.F$2])^2" office:value-type="float" office:value="1.267876">
            <text:p>1.267876</text:p>
          </table:table-cell>
          <table:table-cell table:formula="of:=([.B44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44]-[.F$2])^2" office:value-type="float" office:value="0.0158760000000003">
            <text:p>0.015876</text:p>
          </table:table-cell>
          <table:table-cell table:formula="of:=([.B44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445]-[.F$2])^2" office:value-type="float" office:value="0.0158760000000003">
            <text:p>0.015876</text:p>
          </table:table-cell>
          <table:table-cell table:formula="of:=([.B445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table:formula="of:=([.A446]-[.F$2])^2" office:value-type="float" office:value="3.511876">
            <text:p>3.511876</text:p>
          </table:table-cell>
          <table:table-cell table:formula="of:=([.B446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47]-[.F$2])^2" office:value-type="float" office:value="0.0158760000000003">
            <text:p>0.015876</text:p>
          </table:table-cell>
          <table:table-cell table:formula="of:=([.B44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48]-[.F$2])^2" office:value-type="float" office:value="4.51987600000001">
            <text:p>4.519876</text:p>
          </table:table-cell>
          <table:table-cell table:formula="of:=([.B448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table:formula="of:=([.A449]-[.F$2])^2" office:value-type="float" office:value="1.267876">
            <text:p>1.267876</text:p>
          </table:table-cell>
          <table:table-cell table:formula="of:=([.B449]-[.G$2])^2" office:value-type="float" office:value="51.652969">
            <text:p>51.65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50]-[.F$2])^2" office:value-type="float" office:value="1.267876">
            <text:p>1.267876</text:p>
          </table:table-cell>
          <table:table-cell table:formula="of:=([.B45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51]-[.F$2])^2" office:value-type="float" office:value="4.51987600000001">
            <text:p>4.519876</text:p>
          </table:table-cell>
          <table:table-cell table:formula="of:=([.B451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452]-[.F$2])^2" office:value-type="float" office:value="4.51987600000001">
            <text:p>4.519876</text:p>
          </table:table-cell>
          <table:table-cell table:formula="of:=([.B452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formula="of:=([.A453]-[.F$2])^2" office:value-type="float" office:value="15.007876">
            <text:p>15.007876</text:p>
          </table:table-cell>
          <table:table-cell table:formula="of:=([.B453]-[.G$2])^2" office:value-type="float" office:value="1696.368969">
            <text:p>1696.36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454]-[.F$2])^2" office:value-type="float" office:value="0.763875999999998">
            <text:p>0.763876</text:p>
          </table:table-cell>
          <table:table-cell table:formula="of:=([.B45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table:formula="of:=([.A455]-[.F$2])^2" office:value-type="float" office:value="0.0158760000000003">
            <text:p>0.015876</text:p>
          </table:table-cell>
          <table:table-cell table:formula="of:=([.B455]-[.G$2])^2" office:value-type="float" office:value="739.132969">
            <text:p>739.13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456]-[.F$2])^2" office:value-type="float" office:value="0.0158760000000003">
            <text:p>0.015876</text:p>
          </table:table-cell>
          <table:table-cell table:formula="of:=([.B456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formula="of:=([.A457]-[.F$2])^2" office:value-type="float" office:value="1.267876">
            <text:p>1.267876</text:p>
          </table:table-cell>
          <table:table-cell table:formula="of:=([.B457]-[.G$2])^2" office:value-type="float" office:value="520.432969">
            <text:p>520.43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58]-[.F$2])^2" office:value-type="float" office:value="1.267876">
            <text:p>1.267876</text:p>
          </table:table-cell>
          <table:table-cell table:formula="of:=([.B458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table:formula="of:=([.A459]-[.F$2])^2" office:value-type="float" office:value="0.763875999999998">
            <text:p>0.763876</text:p>
          </table:table-cell>
          <table:table-cell table:formula="of:=([.B459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460]-[.F$2])^2" office:value-type="float" office:value="0.0158760000000003">
            <text:p>0.015876</text:p>
          </table:table-cell>
          <table:table-cell table:formula="of:=([.B460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461]-[.F$2])^2" office:value-type="float" office:value="4.51987600000001">
            <text:p>4.519876</text:p>
          </table:table-cell>
          <table:table-cell table:formula="of:=([.B461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462]-[.F$2])^2" office:value-type="float" office:value="1.267876">
            <text:p>1.267876</text:p>
          </table:table-cell>
          <table:table-cell table:formula="of:=([.B462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63]-[.F$2])^2" office:value-type="float" office:value="0.0158760000000003">
            <text:p>0.015876</text:p>
          </table:table-cell>
          <table:table-cell table:formula="of:=([.B46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464]-[.F$2])^2" office:value-type="float" office:value="0.0158760000000003">
            <text:p>0.015876</text:p>
          </table:table-cell>
          <table:table-cell table:formula="of:=([.B464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7">
            <text:p>117</text:p>
          </table:table-cell>
          <table:table-cell table:formula="of:=([.A465]-[.F$2])^2" office:value-type="float" office:value="34.503876">
            <text:p>34.503876</text:p>
          </table:table-cell>
          <table:table-cell table:formula="of:=([.B465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66]-[.F$2])^2" office:value-type="float" office:value="0.0158760000000003">
            <text:p>0.015876</text:p>
          </table:table-cell>
          <table:table-cell table:formula="of:=([.B46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67]-[.F$2])^2" office:value-type="float" office:value="1.267876">
            <text:p>1.267876</text:p>
          </table:table-cell>
          <table:table-cell table:formula="of:=([.B467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table:formula="of:=([.A468]-[.F$2])^2" office:value-type="float" office:value="0.0158760000000003">
            <text:p>0.015876</text:p>
          </table:table-cell>
          <table:table-cell table:formula="of:=([.B468]-[.G$2])^2" office:value-type="float" office:value="794.506969">
            <text:p>794.50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469]-[.F$2])^2" office:value-type="float" office:value="1.267876">
            <text:p>1.267876</text:p>
          </table:table-cell>
          <table:table-cell table:formula="of:=([.B469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470]-[.F$2])^2" office:value-type="float" office:value="0.0158760000000003">
            <text:p>0.015876</text:p>
          </table:table-cell>
          <table:table-cell table:formula="of:=([.B470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71]-[.F$2])^2" office:value-type="float" office:value="0.0158760000000003">
            <text:p>0.015876</text:p>
          </table:table-cell>
          <table:table-cell table:formula="of:=([.B47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72]-[.F$2])^2" office:value-type="float" office:value="1.267876">
            <text:p>1.267876</text:p>
          </table:table-cell>
          <table:table-cell table:formula="of:=([.B472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73]-[.F$2])^2" office:value-type="float" office:value="0.0158760000000003">
            <text:p>0.015876</text:p>
          </table:table-cell>
          <table:table-cell table:formula="of:=([.B47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74]-[.F$2])^2" office:value-type="float" office:value="0.0158760000000003">
            <text:p>0.015876</text:p>
          </table:table-cell>
          <table:table-cell table:formula="of:=([.B47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75]-[.F$2])^2" office:value-type="float" office:value="0.0158760000000003">
            <text:p>0.015876</text:p>
          </table:table-cell>
          <table:table-cell table:formula="of:=([.B47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76]-[.F$2])^2" office:value-type="float" office:value="0.0158760000000003">
            <text:p>0.015876</text:p>
          </table:table-cell>
          <table:table-cell table:formula="of:=([.B476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formula="of:=([.A477]-[.F$2])^2" office:value-type="float" office:value="0.763875999999998">
            <text:p>0.763876</text:p>
          </table:table-cell>
          <table:table-cell table:formula="of:=([.B477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([.A478]-[.F$2])^2" office:value-type="float" office:value="26.275876">
            <text:p>26.275876</text:p>
          </table:table-cell>
          <table:table-cell table:formula="of:=([.B478]-[.G$2])^2" office:value-type="float" office:value="1076.692969">
            <text:p>1076.69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79]-[.F$2])^2" office:value-type="float" office:value="0.0158760000000003">
            <text:p>0.015876</text:p>
          </table:table-cell>
          <table:table-cell table:formula="of:=([.B47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80]-[.F$2])^2" office:value-type="float" office:value="0.0158760000000003">
            <text:p>0.015876</text:p>
          </table:table-cell>
          <table:table-cell table:formula="of:=([.B48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481]-[.F$2])^2" office:value-type="float" office:value="1.267876">
            <text:p>1.267876</text:p>
          </table:table-cell>
          <table:table-cell table:formula="of:=([.B481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482]-[.F$2])^2" office:value-type="float" office:value="1.267876">
            <text:p>1.267876</text:p>
          </table:table-cell>
          <table:table-cell table:formula="of:=([.B48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483]-[.F$2])^2" office:value-type="float" office:value="9.77187600000001">
            <text:p>9.771876</text:p>
          </table:table-cell>
          <table:table-cell table:formula="of:=([.B483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84]-[.F$2])^2" office:value-type="float" office:value="0.0158760000000003">
            <text:p>0.015876</text:p>
          </table:table-cell>
          <table:table-cell table:formula="of:=([.B48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table:formula="of:=([.A485]-[.F$2])^2" office:value-type="float" office:value="15.007876">
            <text:p>15.007876</text:p>
          </table:table-cell>
          <table:table-cell table:formula="of:=([.B485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86]-[.F$2])^2" office:value-type="float" office:value="0.0158760000000003">
            <text:p>0.015876</text:p>
          </table:table-cell>
          <table:table-cell table:formula="of:=([.B48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487]-[.F$2])^2" office:value-type="float" office:value="1.267876">
            <text:p>1.267876</text:p>
          </table:table-cell>
          <table:table-cell table:formula="of:=([.B48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88]-[.F$2])^2" office:value-type="float" office:value="0.0158760000000003">
            <text:p>0.015876</text:p>
          </table:table-cell>
          <table:table-cell table:formula="of:=([.B488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489]-[.F$2])^2" office:value-type="float" office:value="4.51987600000001">
            <text:p>4.519876</text:p>
          </table:table-cell>
          <table:table-cell table:formula="of:=([.B489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90]-[.F$2])^2" office:value-type="float" office:value="0.0158760000000003">
            <text:p>0.015876</text:p>
          </table:table-cell>
          <table:table-cell table:formula="of:=([.B49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([.A491]-[.F$2])^2" office:value-type="float" office:value="0.0158760000000003">
            <text:p>0.015876</text:p>
          </table:table-cell>
          <table:table-cell table:formula="of:=([.B491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492]-[.F$2])^2" office:value-type="float" office:value="4.51987600000001">
            <text:p>4.519876</text:p>
          </table:table-cell>
          <table:table-cell table:formula="of:=([.B492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493]-[.F$2])^2" office:value-type="float" office:value="0.0158760000000003">
            <text:p>0.015876</text:p>
          </table:table-cell>
          <table:table-cell table:formula="of:=([.B493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494]-[.F$2])^2" office:value-type="float" office:value="0.763875999999998">
            <text:p>0.763876</text:p>
          </table:table-cell>
          <table:table-cell table:formula="of:=([.B49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table:formula="of:=([.A495]-[.F$2])^2" office:value-type="float" office:value="26.275876">
            <text:p>26.275876</text:p>
          </table:table-cell>
          <table:table-cell table:formula="of:=([.B495]-[.G$2])^2" office:value-type="float" office:value="282.676969">
            <text:p>282.67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96]-[.F$2])^2" office:value-type="float" office:value="0.0158760000000003">
            <text:p>0.015876</text:p>
          </table:table-cell>
          <table:table-cell table:formula="of:=([.B49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497]-[.F$2])^2" office:value-type="float" office:value="1.267876">
            <text:p>1.267876</text:p>
          </table:table-cell>
          <table:table-cell table:formula="of:=([.B49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498]-[.F$2])^2" office:value-type="float" office:value="9.77187600000001">
            <text:p>9.771876</text:p>
          </table:table-cell>
          <table:table-cell table:formula="of:=([.B498]-[.G$2])^2" office:value-type="float" office:value="250.050969">
            <text:p>250.05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499]-[.F$2])^2" office:value-type="float" office:value="0.0158760000000003">
            <text:p>0.015876</text:p>
          </table:table-cell>
          <table:table-cell table:formula="of:=([.B499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500]-[.F$2])^2" office:value-type="float" office:value="0.0158760000000003">
            <text:p>0.015876</text:p>
          </table:table-cell>
          <table:table-cell table:formula="of:=([.B500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01]-[.F$2])^2" office:value-type="float" office:value="0.0158760000000003">
            <text:p>0.015876</text:p>
          </table:table-cell>
          <table:table-cell table:formula="of:=([.B50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table:formula="of:=([.A502]-[.F$2])^2" office:value-type="float" office:value="8.25987599999999">
            <text:p>8.259876</text:p>
          </table:table-cell>
          <table:table-cell table:formula="of:=([.B502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503]-[.F$2])^2" office:value-type="float" office:value="0.0158760000000003">
            <text:p>0.015876</text:p>
          </table:table-cell>
          <table:table-cell table:formula="of:=([.B503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04]-[.F$2])^2" office:value-type="float" office:value="1.267876">
            <text:p>1.267876</text:p>
          </table:table-cell>
          <table:table-cell table:formula="of:=([.B50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505]-[.F$2])^2" office:value-type="float" office:value="4.51987600000001">
            <text:p>4.519876</text:p>
          </table:table-cell>
          <table:table-cell table:formula="of:=([.B505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06]-[.F$2])^2" office:value-type="float" office:value="0.0158760000000003">
            <text:p>0.015876</text:p>
          </table:table-cell>
          <table:table-cell table:formula="of:=([.B50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table:formula="of:=([.A507]-[.F$2])^2" office:value-type="float" office:value="8.25987599999999">
            <text:p>8.259876</text:p>
          </table:table-cell>
          <table:table-cell table:formula="of:=([.B507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08]-[.F$2])^2" office:value-type="float" office:value="0.0158760000000003">
            <text:p>0.015876</text:p>
          </table:table-cell>
          <table:table-cell table:formula="of:=([.B50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09]-[.F$2])^2" office:value-type="float" office:value="0.0158760000000003">
            <text:p>0.015876</text:p>
          </table:table-cell>
          <table:table-cell table:formula="of:=([.B50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510]-[.F$2])^2" office:value-type="float" office:value="0.0158760000000003">
            <text:p>0.015876</text:p>
          </table:table-cell>
          <table:table-cell table:formula="of:=([.B51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511]-[.F$2])^2" office:value-type="float" office:value="1.267876">
            <text:p>1.267876</text:p>
          </table:table-cell>
          <table:table-cell table:formula="of:=([.B511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12]-[.F$2])^2" office:value-type="float" office:value="0.763875999999998">
            <text:p>0.763876</text:p>
          </table:table-cell>
          <table:table-cell table:formula="of:=([.B512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table:formula="of:=([.A513]-[.F$2])^2" office:value-type="float" office:value="78.747876">
            <text:p>78.747876</text:p>
          </table:table-cell>
          <table:table-cell table:formula="of:=([.B51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([.A514]-[.F$2])^2" office:value-type="float" office:value="34.503876">
            <text:p>34.503876</text:p>
          </table:table-cell>
          <table:table-cell table:formula="of:=([.B51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515]-[.F$2])^2" office:value-type="float" office:value="0.763875999999998">
            <text:p>0.763876</text:p>
          </table:table-cell>
          <table:table-cell table:formula="of:=([.B51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16]-[.F$2])^2" office:value-type="float" office:value="0.763875999999998">
            <text:p>0.763876</text:p>
          </table:table-cell>
          <table:table-cell table:formula="of:=([.B51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table:formula="of:=([.A517]-[.F$2])^2" office:value-type="float" office:value="1.267876">
            <text:p>1.267876</text:p>
          </table:table-cell>
          <table:table-cell table:formula="of:=([.B517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18]-[.F$2])^2" office:value-type="float" office:value="1.267876">
            <text:p>1.267876</text:p>
          </table:table-cell>
          <table:table-cell table:formula="of:=([.B518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519]-[.F$2])^2" office:value-type="float" office:value="1.267876">
            <text:p>1.267876</text:p>
          </table:table-cell>
          <table:table-cell table:formula="of:=([.B519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520]-[.F$2])^2" office:value-type="float" office:value="9.77187600000001">
            <text:p>9.771876</text:p>
          </table:table-cell>
          <table:table-cell table:formula="of:=([.B520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([.A521]-[.F$2])^2" office:value-type="float" office:value="0.763875999999998">
            <text:p>0.763876</text:p>
          </table:table-cell>
          <table:table-cell table:formula="of:=([.B521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table:formula="of:=([.A522]-[.F$2])^2" office:value-type="float" office:value="4.51987600000001">
            <text:p>4.519876</text:p>
          </table:table-cell>
          <table:table-cell table:formula="of:=([.B522]-[.G$2])^2" office:value-type="float" office:value="282.676969">
            <text:p>282.67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table:formula="of:=([.A523]-[.F$2])^2" office:value-type="float" office:value="9.77187600000001">
            <text:p>9.771876</text:p>
          </table:table-cell>
          <table:table-cell table:formula="of:=([.B523]-[.G$2])^2" office:value-type="float" office:value="830.188969">
            <text:p>830.18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([.A524]-[.F$2])^2" office:value-type="float" office:value="4.51987600000001">
            <text:p>4.519876</text:p>
          </table:table-cell>
          <table:table-cell table:formula="of:=([.B52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525]-[.F$2])^2" office:value-type="float" office:value="0.0158760000000003">
            <text:p>0.015876</text:p>
          </table:table-cell>
          <table:table-cell table:formula="of:=([.B525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26]-[.F$2])^2" office:value-type="float" office:value="0.0158760000000003">
            <text:p>0.015876</text:p>
          </table:table-cell>
          <table:table-cell table:formula="of:=([.B52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527]-[.F$2])^2" office:value-type="float" office:value="1.267876">
            <text:p>1.267876</text:p>
          </table:table-cell>
          <table:table-cell table:formula="of:=([.B527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528]-[.F$2])^2" office:value-type="float" office:value="0.0158760000000003">
            <text:p>0.015876</text:p>
          </table:table-cell>
          <table:table-cell table:formula="of:=([.B528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table:formula="of:=([.A529]-[.F$2])^2" office:value-type="float" office:value="23.755876">
            <text:p>23.755876</text:p>
          </table:table-cell>
          <table:table-cell table:formula="of:=([.B529]-[.G$2])^2" office:value-type="float" office:value="851.880969">
            <text:p>851.88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530]-[.F$2])^2" office:value-type="float" office:value="0.763875999999998">
            <text:p>0.763876</text:p>
          </table:table-cell>
          <table:table-cell table:formula="of:=([.B530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531]-[.F$2])^2" office:value-type="float" office:value="0.0158760000000003">
            <text:p>0.015876</text:p>
          </table:table-cell>
          <table:table-cell table:formula="of:=([.B531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formula="of:=([.A532]-[.F$2])^2" office:value-type="float" office:value="0.0158760000000003">
            <text:p>0.015876</text:p>
          </table:table-cell>
          <table:table-cell table:formula="of:=([.B532]-[.G$2])^2" office:value-type="float" office:value="585.010969">
            <text:p>585.01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533]-[.F$2])^2" office:value-type="float" office:value="0.0158760000000003">
            <text:p>0.015876</text:p>
          </table:table-cell>
          <table:table-cell table:formula="of:=([.B533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34]-[.F$2])^2" office:value-type="float" office:value="1.267876">
            <text:p>1.267876</text:p>
          </table:table-cell>
          <table:table-cell table:formula="of:=([.B53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535]-[.F$2])^2" office:value-type="float" office:value="4.51987600000001">
            <text:p>4.519876</text:p>
          </table:table-cell>
          <table:table-cell table:formula="of:=([.B535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536]-[.F$2])^2" office:value-type="float" office:value="0.0158760000000003">
            <text:p>0.015876</text:p>
          </table:table-cell>
          <table:table-cell table:formula="of:=([.B53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37]-[.F$2])^2" office:value-type="float" office:value="0.0158760000000003">
            <text:p>0.015876</text:p>
          </table:table-cell>
          <table:table-cell table:formula="of:=([.B53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538]-[.F$2])^2" office:value-type="float" office:value="1.267876">
            <text:p>1.267876</text:p>
          </table:table-cell>
          <table:table-cell table:formula="of:=([.B538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539]-[.F$2])^2" office:value-type="float" office:value="0.0158760000000003">
            <text:p>0.015876</text:p>
          </table:table-cell>
          <table:table-cell table:formula="of:=([.B539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540]-[.F$2])^2" office:value-type="float" office:value="4.51987600000001">
            <text:p>4.519876</text:p>
          </table:table-cell>
          <table:table-cell table:formula="of:=([.B540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41]-[.F$2])^2" office:value-type="float" office:value="1.267876">
            <text:p>1.267876</text:p>
          </table:table-cell>
          <table:table-cell table:formula="of:=([.B54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42]-[.F$2])^2" office:value-type="float" office:value="0.0158760000000003">
            <text:p>0.015876</text:p>
          </table:table-cell>
          <table:table-cell table:formula="of:=([.B54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3]-[.F$2])^2" office:value-type="float" office:value="0.0158760000000003">
            <text:p>0.015876</text:p>
          </table:table-cell>
          <table:table-cell table:formula="of:=([.B54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44]-[.F$2])^2" office:value-type="float" office:value="1.267876">
            <text:p>1.267876</text:p>
          </table:table-cell>
          <table:table-cell table:formula="of:=([.B54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45]-[.F$2])^2" office:value-type="float" office:value="1.267876">
            <text:p>1.267876</text:p>
          </table:table-cell>
          <table:table-cell table:formula="of:=([.B545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6]-[.F$2])^2" office:value-type="float" office:value="0.0158760000000003">
            <text:p>0.015876</text:p>
          </table:table-cell>
          <table:table-cell table:formula="of:=([.B54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7]-[.F$2])^2" office:value-type="float" office:value="0.0158760000000003">
            <text:p>0.015876</text:p>
          </table:table-cell>
          <table:table-cell table:formula="of:=([.B54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48]-[.F$2])^2" office:value-type="float" office:value="1.267876">
            <text:p>1.267876</text:p>
          </table:table-cell>
          <table:table-cell table:formula="of:=([.B54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49]-[.F$2])^2" office:value-type="float" office:value="0.0158760000000003">
            <text:p>0.015876</text:p>
          </table:table-cell>
          <table:table-cell table:formula="of:=([.B54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550]-[.F$2])^2" office:value-type="float" office:value="0.0158760000000003">
            <text:p>0.015876</text:p>
          </table:table-cell>
          <table:table-cell table:formula="of:=([.B550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51]-[.F$2])^2" office:value-type="float" office:value="0.0158760000000003">
            <text:p>0.015876</text:p>
          </table:table-cell>
          <table:table-cell table:formula="of:=([.B55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52]-[.F$2])^2" office:value-type="float" office:value="1.267876">
            <text:p>1.267876</text:p>
          </table:table-cell>
          <table:table-cell table:formula="of:=([.B55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553]-[.F$2])^2" office:value-type="float" office:value="0.0158760000000003">
            <text:p>0.015876</text:p>
          </table:table-cell>
          <table:table-cell table:formula="of:=([.B553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554]-[.F$2])^2" office:value-type="float" office:value="0.0158760000000003">
            <text:p>0.015876</text:p>
          </table:table-cell>
          <table:table-cell table:formula="of:=([.B554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555]-[.F$2])^2" office:value-type="float" office:value="1.267876">
            <text:p>1.267876</text:p>
          </table:table-cell>
          <table:table-cell table:formula="of:=([.B555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([.A556]-[.F$2])^2" office:value-type="float" office:value="26.275876">
            <text:p>26.275876</text:p>
          </table:table-cell>
          <table:table-cell table:formula="of:=([.B556]-[.G$2])^2" office:value-type="float" office:value="1076.692969">
            <text:p>1076.69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table:formula="of:=([.A557]-[.F$2])^2" office:value-type="float" office:value="1.267876">
            <text:p>1.267876</text:p>
          </table:table-cell>
          <table:table-cell table:formula="of:=([.B557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58]-[.F$2])^2" office:value-type="float" office:value="1.267876">
            <text:p>1.267876</text:p>
          </table:table-cell>
          <table:table-cell table:formula="of:=([.B55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table:formula="of:=([.A559]-[.F$2])^2" office:value-type="float" office:value="1.267876">
            <text:p>1.267876</text:p>
          </table:table-cell>
          <table:table-cell table:formula="of:=([.B559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60]-[.F$2])^2" office:value-type="float" office:value="0.763875999999998">
            <text:p>0.763876</text:p>
          </table:table-cell>
          <table:table-cell table:formula="of:=([.B56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561]-[.F$2])^2" office:value-type="float" office:value="4.51987600000001">
            <text:p>4.519876</text:p>
          </table:table-cell>
          <table:table-cell table:formula="of:=([.B561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62]-[.F$2])^2" office:value-type="float" office:value="0.0158760000000003">
            <text:p>0.015876</text:p>
          </table:table-cell>
          <table:table-cell table:formula="of:=([.B56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63]-[.F$2])^2" office:value-type="float" office:value="0.763875999999998">
            <text:p>0.763876</text:p>
          </table:table-cell>
          <table:table-cell table:formula="of:=([.B563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564]-[.F$2])^2" office:value-type="float" office:value="1.267876">
            <text:p>1.267876</text:p>
          </table:table-cell>
          <table:table-cell table:formula="of:=([.B56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65]-[.F$2])^2" office:value-type="float" office:value="0.0158760000000003">
            <text:p>0.015876</text:p>
          </table:table-cell>
          <table:table-cell table:formula="of:=([.B565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66]-[.F$2])^2" office:value-type="float" office:value="1.267876">
            <text:p>1.267876</text:p>
          </table:table-cell>
          <table:table-cell table:formula="of:=([.B566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67]-[.F$2])^2" office:value-type="float" office:value="0.0158760000000003">
            <text:p>0.015876</text:p>
          </table:table-cell>
          <table:table-cell table:formula="of:=([.B56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568]-[.F$2])^2" office:value-type="float" office:value="1.267876">
            <text:p>1.267876</text:p>
          </table:table-cell>
          <table:table-cell table:formula="of:=([.B568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69]-[.F$2])^2" office:value-type="float" office:value="1.267876">
            <text:p>1.267876</text:p>
          </table:table-cell>
          <table:table-cell table:formula="of:=([.B56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570]-[.F$2])^2" office:value-type="float" office:value="0.0158760000000003">
            <text:p>0.015876</text:p>
          </table:table-cell>
          <table:table-cell table:formula="of:=([.B570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571]-[.F$2])^2" office:value-type="float" office:value="0.763875999999998">
            <text:p>0.763876</text:p>
          </table:table-cell>
          <table:table-cell table:formula="of:=([.B571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72]-[.F$2])^2" office:value-type="float" office:value="0.763875999999998">
            <text:p>0.763876</text:p>
          </table:table-cell>
          <table:table-cell table:formula="of:=([.B57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73]-[.F$2])^2" office:value-type="float" office:value="0.0158760000000003">
            <text:p>0.015876</text:p>
          </table:table-cell>
          <table:table-cell table:formula="of:=([.B57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74]-[.F$2])^2" office:value-type="float" office:value="1.267876">
            <text:p>1.267876</text:p>
          </table:table-cell>
          <table:table-cell table:formula="of:=([.B57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575]-[.F$2])^2" office:value-type="float" office:value="4.51987600000001">
            <text:p>4.519876</text:p>
          </table:table-cell>
          <table:table-cell table:formula="of:=([.B575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76]-[.F$2])^2" office:value-type="float" office:value="0.763875999999998">
            <text:p>0.763876</text:p>
          </table:table-cell>
          <table:table-cell table:formula="of:=([.B57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table:formula="of:=([.A577]-[.F$2])^2" office:value-type="float" office:value="3.511876">
            <text:p>3.511876</text:p>
          </table:table-cell>
          <table:table-cell table:formula="of:=([.B577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78]-[.F$2])^2" office:value-type="float" office:value="1.267876">
            <text:p>1.267876</text:p>
          </table:table-cell>
          <table:table-cell table:formula="of:=([.B57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579]-[.F$2])^2" office:value-type="float" office:value="0.0158760000000003">
            <text:p>0.015876</text:p>
          </table:table-cell>
          <table:table-cell table:formula="of:=([.B579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80]-[.F$2])^2" office:value-type="float" office:value="0.0158760000000003">
            <text:p>0.015876</text:p>
          </table:table-cell>
          <table:table-cell table:formula="of:=([.B580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81]-[.F$2])^2" office:value-type="float" office:value="0.763875999999998">
            <text:p>0.763876</text:p>
          </table:table-cell>
          <table:table-cell table:formula="of:=([.B58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582]-[.F$2])^2" office:value-type="float" office:value="1.267876">
            <text:p>1.267876</text:p>
          </table:table-cell>
          <table:table-cell table:formula="of:=([.B58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83]-[.F$2])^2" office:value-type="float" office:value="0.0158760000000003">
            <text:p>0.015876</text:p>
          </table:table-cell>
          <table:table-cell table:formula="of:=([.B58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4]-[.F$2])^2" office:value-type="float" office:value="0.0158760000000003">
            <text:p>0.015876</text:p>
          </table:table-cell>
          <table:table-cell table:formula="of:=([.B58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85]-[.F$2])^2" office:value-type="float" office:value="0.763875999999998">
            <text:p>0.763876</text:p>
          </table:table-cell>
          <table:table-cell table:formula="of:=([.B58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6]-[.F$2])^2" office:value-type="float" office:value="0.0158760000000003">
            <text:p>0.015876</text:p>
          </table:table-cell>
          <table:table-cell table:formula="of:=([.B58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87]-[.F$2])^2" office:value-type="float" office:value="0.0158760000000003">
            <text:p>0.015876</text:p>
          </table:table-cell>
          <table:table-cell table:formula="of:=([.B587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8]-[.F$2])^2" office:value-type="float" office:value="0.0158760000000003">
            <text:p>0.015876</text:p>
          </table:table-cell>
          <table:table-cell table:formula="of:=([.B58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89]-[.F$2])^2" office:value-type="float" office:value="1.267876">
            <text:p>1.267876</text:p>
          </table:table-cell>
          <table:table-cell table:formula="of:=([.B58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590]-[.F$2])^2" office:value-type="float" office:value="1.267876">
            <text:p>1.267876</text:p>
          </table:table-cell>
          <table:table-cell table:formula="of:=([.B590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91]-[.F$2])^2" office:value-type="float" office:value="1.267876">
            <text:p>1.267876</text:p>
          </table:table-cell>
          <table:table-cell table:formula="of:=([.B59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 table:formula="of:=([.A592]-[.F$2])^2" office:value-type="float" office:value="23.755876">
            <text:p>23.755876</text:p>
          </table:table-cell>
          <table:table-cell table:formula="of:=([.B592]-[.G$2])^2" office:value-type="float" office:value="1696.368969">
            <text:p>1696.3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93]-[.F$2])^2" office:value-type="float" office:value="0.0158760000000003">
            <text:p>0.015876</text:p>
          </table:table-cell>
          <table:table-cell table:formula="of:=([.B59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94]-[.F$2])^2" office:value-type="float" office:value="0.763875999999998">
            <text:p>0.763876</text:p>
          </table:table-cell>
          <table:table-cell table:formula="of:=([.B59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595]-[.F$2])^2" office:value-type="float" office:value="0.763875999999998">
            <text:p>0.763876</text:p>
          </table:table-cell>
          <table:table-cell table:formula="of:=([.B59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596]-[.F$2])^2" office:value-type="float" office:value="1.267876">
            <text:p>1.267876</text:p>
          </table:table-cell>
          <table:table-cell table:formula="of:=([.B596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597]-[.F$2])^2" office:value-type="float" office:value="0.0158760000000003">
            <text:p>0.015876</text:p>
          </table:table-cell>
          <table:table-cell table:formula="of:=([.B597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98]-[.F$2])^2" office:value-type="float" office:value="1.267876">
            <text:p>1.267876</text:p>
          </table:table-cell>
          <table:table-cell table:formula="of:=([.B59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599]-[.F$2])^2" office:value-type="float" office:value="0.0158760000000003">
            <text:p>0.015876</text:p>
          </table:table-cell>
          <table:table-cell table:formula="of:=([.B599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600]-[.F$2])^2" office:value-type="float" office:value="9.77187600000001">
            <text:p>9.771876</text:p>
          </table:table-cell>
          <table:table-cell table:formula="of:=([.B600]-[.G$2])^2" office:value-type="float" office:value="219.424969">
            <text:p>219.42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01]-[.F$2])^2" office:value-type="float" office:value="0.0158760000000003">
            <text:p>0.015876</text:p>
          </table:table-cell>
          <table:table-cell table:formula="of:=([.B60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02]-[.F$2])^2" office:value-type="float" office:value="1.267876">
            <text:p>1.267876</text:p>
          </table:table-cell>
          <table:table-cell table:formula="of:=([.B60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603]-[.F$2])^2" office:value-type="float" office:value="1.267876">
            <text:p>1.267876</text:p>
          </table:table-cell>
          <table:table-cell table:formula="of:=([.B60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604]-[.F$2])^2" office:value-type="float" office:value="1.267876">
            <text:p>1.267876</text:p>
          </table:table-cell>
          <table:table-cell table:formula="of:=([.B604]-[.G$2])^2" office:value-type="float" office:value="353.928969">
            <text:p>353.92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605]-[.F$2])^2" office:value-type="float" office:value="1.267876">
            <text:p>1.267876</text:p>
          </table:table-cell>
          <table:table-cell table:formula="of:=([.B605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606]-[.F$2])^2" office:value-type="float" office:value="0.763875999999998">
            <text:p>0.763876</text:p>
          </table:table-cell>
          <table:table-cell table:formula="of:=([.B60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07]-[.F$2])^2" office:value-type="float" office:value="0.0158760000000003">
            <text:p>0.015876</text:p>
          </table:table-cell>
          <table:table-cell table:formula="of:=([.B60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08]-[.F$2])^2" office:value-type="float" office:value="0.0158760000000003">
            <text:p>0.015876</text:p>
          </table:table-cell>
          <table:table-cell table:formula="of:=([.B60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609]-[.F$2])^2" office:value-type="float" office:value="0.0158760000000003">
            <text:p>0.015876</text:p>
          </table:table-cell>
          <table:table-cell table:formula="of:=([.B609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610]-[.F$2])^2" office:value-type="float" office:value="0.0158760000000003">
            <text:p>0.015876</text:p>
          </table:table-cell>
          <table:table-cell table:formula="of:=([.B610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11]-[.F$2])^2" office:value-type="float" office:value="0.763875999999998">
            <text:p>0.763876</text:p>
          </table:table-cell>
          <table:table-cell table:formula="of:=([.B61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12]-[.F$2])^2" office:value-type="float" office:value="1.267876">
            <text:p>1.267876</text:p>
          </table:table-cell>
          <table:table-cell table:formula="of:=([.B61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613]-[.F$2])^2" office:value-type="float" office:value="1.267876">
            <text:p>1.267876</text:p>
          </table:table-cell>
          <table:table-cell table:formula="of:=([.B61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table:formula="of:=([.A614]-[.F$2])^2" office:value-type="float" office:value="1.267876">
            <text:p>1.267876</text:p>
          </table:table-cell>
          <table:table-cell table:formula="of:=([.B614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15]-[.F$2])^2" office:value-type="float" office:value="1.267876">
            <text:p>1.267876</text:p>
          </table:table-cell>
          <table:table-cell table:formula="of:=([.B615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16]-[.F$2])^2" office:value-type="float" office:value="0.0158760000000003">
            <text:p>0.015876</text:p>
          </table:table-cell>
          <table:table-cell table:formula="of:=([.B61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formula="of:=([.A617]-[.F$2])^2" office:value-type="float" office:value="4.51987600000001">
            <text:p>4.519876</text:p>
          </table:table-cell>
          <table:table-cell table:formula="of:=([.B61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18]-[.F$2])^2" office:value-type="float" office:value="1.267876">
            <text:p>1.267876</text:p>
          </table:table-cell>
          <table:table-cell table:formula="of:=([.B61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619]-[.F$2])^2" office:value-type="float" office:value="0.0158760000000003">
            <text:p>0.015876</text:p>
          </table:table-cell>
          <table:table-cell table:formula="of:=([.B619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([.A620]-[.F$2])^2" office:value-type="float" office:value="0.763875999999998">
            <text:p>0.763876</text:p>
          </table:table-cell>
          <table:table-cell table:formula="of:=([.B620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621]-[.F$2])^2" office:value-type="float" office:value="0.0158760000000003">
            <text:p>0.015876</text:p>
          </table:table-cell>
          <table:table-cell table:formula="of:=([.B621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22]-[.F$2])^2" office:value-type="float" office:value="0.0158760000000003">
            <text:p>0.015876</text:p>
          </table:table-cell>
          <table:table-cell table:formula="of:=([.B62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23]-[.F$2])^2" office:value-type="float" office:value="0.0158760000000003">
            <text:p>0.015876</text:p>
          </table:table-cell>
          <table:table-cell table:formula="of:=([.B62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24]-[.F$2])^2" office:value-type="float" office:value="0.0158760000000003">
            <text:p>0.015876</text:p>
          </table:table-cell>
          <table:table-cell table:formula="of:=([.B62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25]-[.F$2])^2" office:value-type="float" office:value="1.267876">
            <text:p>1.267876</text:p>
          </table:table-cell>
          <table:table-cell table:formula="of:=([.B625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626]-[.F$2])^2" office:value-type="float" office:value="1.267876">
            <text:p>1.267876</text:p>
          </table:table-cell>
          <table:table-cell table:formula="of:=([.B626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627]-[.F$2])^2" office:value-type="float" office:value="4.51987600000001">
            <text:p>4.519876</text:p>
          </table:table-cell>
          <table:table-cell table:formula="of:=([.B627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28]-[.F$2])^2" office:value-type="float" office:value="0.0158760000000003">
            <text:p>0.015876</text:p>
          </table:table-cell>
          <table:table-cell table:formula="of:=([.B62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629]-[.F$2])^2" office:value-type="float" office:value="9.77187600000001">
            <text:p>9.771876</text:p>
          </table:table-cell>
          <table:table-cell table:formula="of:=([.B629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table:formula="of:=([.A630]-[.F$2])^2" office:value-type="float" office:value="0.763875999999998">
            <text:p>0.763876</text:p>
          </table:table-cell>
          <table:table-cell table:formula="of:=([.B63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table:formula="of:=([.A631]-[.F$2])^2" office:value-type="float" office:value="97.495876">
            <text:p>97.495876</text:p>
          </table:table-cell>
          <table:table-cell table:formula="of:=([.B631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632]-[.F$2])^2" office:value-type="float" office:value="4.51987600000001">
            <text:p>4.519876</text:p>
          </table:table-cell>
          <table:table-cell table:formula="of:=([.B632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table:formula="of:=([.A633]-[.F$2])^2" office:value-type="float" office:value="251.983876">
            <text:p>251.983876</text:p>
          </table:table-cell>
          <table:table-cell table:formula="of:=([.B633]-[.G$2])^2" office:value-type="float" office:value="851.880969">
            <text:p>851.88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34]-[.F$2])^2" office:value-type="float" office:value="1.267876">
            <text:p>1.267876</text:p>
          </table:table-cell>
          <table:table-cell table:formula="of:=([.B63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635]-[.F$2])^2" office:value-type="float" office:value="4.51987600000001">
            <text:p>4.519876</text:p>
          </table:table-cell>
          <table:table-cell table:formula="of:=([.B635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([.A636]-[.F$2])^2" office:value-type="float" office:value="1.267876">
            <text:p>1.267876</text:p>
          </table:table-cell>
          <table:table-cell table:formula="of:=([.B636]-[.G$2])^2" office:value-type="float" office:value="739.132969">
            <text:p>739.132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table:formula="of:=([.A637]-[.F$2])^2" office:value-type="float" office:value="23.755876">
            <text:p>23.755876</text:p>
          </table:table-cell>
          <table:table-cell table:formula="of:=([.B637]-[.G$2])^2" office:value-type="float" office:value="911.254969">
            <text:p>911.25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638]-[.F$2])^2" office:value-type="float" office:value="0.0158760000000003">
            <text:p>0.015876</text:p>
          </table:table-cell>
          <table:table-cell table:formula="of:=([.B638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39]-[.F$2])^2" office:value-type="float" office:value="0.763875999999998">
            <text:p>0.763876</text:p>
          </table:table-cell>
          <table:table-cell table:formula="of:=([.B63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640]-[.F$2])^2" office:value-type="float" office:value="0.0158760000000003">
            <text:p>0.015876</text:p>
          </table:table-cell>
          <table:table-cell table:formula="of:=([.B640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641]-[.F$2])^2" office:value-type="float" office:value="34.503876">
            <text:p>34.503876</text:p>
          </table:table-cell>
          <table:table-cell table:formula="of:=([.B641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642]-[.F$2])^2" office:value-type="float" office:value="0.0158760000000003">
            <text:p>0.015876</text:p>
          </table:table-cell>
          <table:table-cell table:formula="of:=([.B642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table:formula="of:=([.A643]-[.F$2])^2" office:value-type="float" office:value="3.511876">
            <text:p>3.511876</text:p>
          </table:table-cell>
          <table:table-cell table:formula="of:=([.B64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644]-[.F$2])^2" office:value-type="float" office:value="3.511876">
            <text:p>3.511876</text:p>
          </table:table-cell>
          <table:table-cell table:formula="of:=([.B64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645]-[.F$2])^2" office:value-type="float" office:value="0.0158760000000003">
            <text:p>0.015876</text:p>
          </table:table-cell>
          <table:table-cell table:formula="of:=([.B645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46]-[.F$2])^2" office:value-type="float" office:value="0.0158760000000003">
            <text:p>0.015876</text:p>
          </table:table-cell>
          <table:table-cell table:formula="of:=([.B64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647]-[.F$2])^2" office:value-type="float" office:value="0.0158760000000003">
            <text:p>0.015876</text:p>
          </table:table-cell>
          <table:table-cell table:formula="of:=([.B647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648]-[.F$2])^2" office:value-type="float" office:value="0.0158760000000003">
            <text:p>0.015876</text:p>
          </table:table-cell>
          <table:table-cell table:formula="of:=([.B64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49]-[.F$2])^2" office:value-type="float" office:value="0.0158760000000003">
            <text:p>0.015876</text:p>
          </table:table-cell>
          <table:table-cell table:formula="of:=([.B64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50]-[.F$2])^2" office:value-type="float" office:value="0.763875999999998">
            <text:p>0.763876</text:p>
          </table:table-cell>
          <table:table-cell table:formula="of:=([.B65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651]-[.F$2])^2" office:value-type="float" office:value="0.0158760000000003">
            <text:p>0.015876</text:p>
          </table:table-cell>
          <table:table-cell table:formula="of:=([.B651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652]-[.F$2])^2" office:value-type="float" office:value="0.0158760000000003">
            <text:p>0.015876</text:p>
          </table:table-cell>
          <table:table-cell table:formula="of:=([.B652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([.A653]-[.F$2])^2" office:value-type="float" office:value="1.267876">
            <text:p>1.267876</text:p>
          </table:table-cell>
          <table:table-cell table:formula="of:=([.B653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54]-[.F$2])^2" office:value-type="float" office:value="0.763875999999998">
            <text:p>0.763876</text:p>
          </table:table-cell>
          <table:table-cell table:formula="of:=([.B65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55]-[.F$2])^2" office:value-type="float" office:value="0.0158760000000003">
            <text:p>0.015876</text:p>
          </table:table-cell>
          <table:table-cell table:formula="of:=([.B65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56]-[.F$2])^2" office:value-type="float" office:value="1.267876">
            <text:p>1.267876</text:p>
          </table:table-cell>
          <table:table-cell table:formula="of:=([.B65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657]-[.F$2])^2" office:value-type="float" office:value="0.0158760000000003">
            <text:p>0.015876</text:p>
          </table:table-cell>
          <table:table-cell table:formula="of:=([.B65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58]-[.F$2])^2" office:value-type="float" office:value="1.267876">
            <text:p>1.267876</text:p>
          </table:table-cell>
          <table:table-cell table:formula="of:=([.B65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659]-[.F$2])^2" office:value-type="float" office:value="0.0158760000000003">
            <text:p>0.015876</text:p>
          </table:table-cell>
          <table:table-cell table:formula="of:=([.B659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formula="of:=([.A660]-[.F$2])^2" office:value-type="float" office:value="0.763875999999998">
            <text:p>0.763876</text:p>
          </table:table-cell>
          <table:table-cell table:formula="of:=([.B660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61]-[.F$2])^2" office:value-type="float" office:value="1.267876">
            <text:p>1.267876</text:p>
          </table:table-cell>
          <table:table-cell table:formula="of:=([.B66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62]-[.F$2])^2" office:value-type="float" office:value="0.0158760000000003">
            <text:p>0.015876</text:p>
          </table:table-cell>
          <table:table-cell table:formula="of:=([.B66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63]-[.F$2])^2" office:value-type="float" office:value="0.0158760000000003">
            <text:p>0.015876</text:p>
          </table:table-cell>
          <table:table-cell table:formula="of:=([.B66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664]-[.F$2])^2" office:value-type="float" office:value="1.267876">
            <text:p>1.267876</text:p>
          </table:table-cell>
          <table:table-cell table:formula="of:=([.B66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65]-[.F$2])^2" office:value-type="float" office:value="0.0158760000000003">
            <text:p>0.015876</text:p>
          </table:table-cell>
          <table:table-cell table:formula="of:=([.B66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666]-[.F$2])^2" office:value-type="float" office:value="0.0158760000000003">
            <text:p>0.015876</text:p>
          </table:table-cell>
          <table:table-cell table:formula="of:=([.B666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667]-[.F$2])^2" office:value-type="float" office:value="0.0158760000000003">
            <text:p>0.015876</text:p>
          </table:table-cell>
          <table:table-cell table:formula="of:=([.B667]-[.G$2])^2" office:value-type="float" office:value="201.270969">
            <text:p>201.27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668]-[.F$2])^2" office:value-type="float" office:value="1.267876">
            <text:p>1.267876</text:p>
          </table:table-cell>
          <table:table-cell table:formula="of:=([.B668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69]-[.F$2])^2" office:value-type="float" office:value="1.267876">
            <text:p>1.267876</text:p>
          </table:table-cell>
          <table:table-cell table:formula="of:=([.B66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70]-[.F$2])^2" office:value-type="float" office:value="0.0158760000000003">
            <text:p>0.015876</text:p>
          </table:table-cell>
          <table:table-cell table:formula="of:=([.B67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formula="of:=([.A671]-[.F$2])^2" office:value-type="float" office:value="1.267876">
            <text:p>1.267876</text:p>
          </table:table-cell>
          <table:table-cell table:formula="of:=([.B671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72]-[.F$2])^2" office:value-type="float" office:value="0.0158760000000003">
            <text:p>0.015876</text:p>
          </table:table-cell>
          <table:table-cell table:formula="of:=([.B67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673]-[.F$2])^2" office:value-type="float" office:value="1.267876">
            <text:p>1.267876</text:p>
          </table:table-cell>
          <table:table-cell table:formula="of:=([.B673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674]-[.F$2])^2" office:value-type="float" office:value="0.0158760000000003">
            <text:p>0.015876</text:p>
          </table:table-cell>
          <table:table-cell table:formula="of:=([.B67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([.A675]-[.F$2])^2" office:value-type="float" office:value="0.0158760000000003">
            <text:p>0.015876</text:p>
          </table:table-cell>
          <table:table-cell table:formula="of:=([.B675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table:formula="of:=([.A676]-[.F$2])^2" office:value-type="float" office:value="1.267876">
            <text:p>1.267876</text:p>
          </table:table-cell>
          <table:table-cell table:formula="of:=([.B676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77]-[.F$2])^2" office:value-type="float" office:value="0.763875999999998">
            <text:p>0.763876</text:p>
          </table:table-cell>
          <table:table-cell table:formula="of:=([.B67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678]-[.F$2])^2" office:value-type="float" office:value="0.763875999999998">
            <text:p>0.763876</text:p>
          </table:table-cell>
          <table:table-cell table:formula="of:=([.B67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679]-[.F$2])^2" office:value-type="float" office:value="0.0158760000000003">
            <text:p>0.015876</text:p>
          </table:table-cell>
          <table:table-cell table:formula="of:=([.B67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80]-[.F$2])^2" office:value-type="float" office:value="1.267876">
            <text:p>1.267876</text:p>
          </table:table-cell>
          <table:table-cell table:formula="of:=([.B68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81]-[.F$2])^2" office:value-type="float" office:value="0.0158760000000003">
            <text:p>0.015876</text:p>
          </table:table-cell>
          <table:table-cell table:formula="of:=([.B68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82]-[.F$2])^2" office:value-type="float" office:value="0.0158760000000003">
            <text:p>0.015876</text:p>
          </table:table-cell>
          <table:table-cell table:formula="of:=([.B68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83]-[.F$2])^2" office:value-type="float" office:value="0.0158760000000003">
            <text:p>0.015876</text:p>
          </table:table-cell>
          <table:table-cell table:formula="of:=([.B68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684]-[.F$2])^2" office:value-type="float" office:value="0.0158760000000003">
            <text:p>0.015876</text:p>
          </table:table-cell>
          <table:table-cell table:formula="of:=([.B68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685]-[.F$2])^2" office:value-type="float" office:value="9.77187600000001">
            <text:p>9.771876</text:p>
          </table:table-cell>
          <table:table-cell table:formula="of:=([.B685]-[.G$2])^2" office:value-type="float" office:value="250.050969">
            <text:p>250.05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86]-[.F$2])^2" office:value-type="float" office:value="0.0158760000000003">
            <text:p>0.015876</text:p>
          </table:table-cell>
          <table:table-cell table:formula="of:=([.B68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table:formula="of:=([.A687]-[.F$2])^2" office:value-type="float" office:value="0.763875999999998">
            <text:p>0.763876</text:p>
          </table:table-cell>
          <table:table-cell table:formula="of:=([.B687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688]-[.F$2])^2" office:value-type="float" office:value="1.267876">
            <text:p>1.267876</text:p>
          </table:table-cell>
          <table:table-cell table:formula="of:=([.B68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89]-[.F$2])^2" office:value-type="float" office:value="1.267876">
            <text:p>1.267876</text:p>
          </table:table-cell>
          <table:table-cell table:formula="of:=([.B68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90]-[.F$2])^2" office:value-type="float" office:value="0.0158760000000003">
            <text:p>0.015876</text:p>
          </table:table-cell>
          <table:table-cell table:formula="of:=([.B69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91]-[.F$2])^2" office:value-type="float" office:value="1.267876">
            <text:p>1.267876</text:p>
          </table:table-cell>
          <table:table-cell table:formula="of:=([.B69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692]-[.F$2])^2" office:value-type="float" office:value="0.0158760000000003">
            <text:p>0.015876</text:p>
          </table:table-cell>
          <table:table-cell table:formula="of:=([.B692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93]-[.F$2])^2" office:value-type="float" office:value="0.0158760000000003">
            <text:p>0.015876</text:p>
          </table:table-cell>
          <table:table-cell table:formula="of:=([.B69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694]-[.F$2])^2" office:value-type="float" office:value="1.267876">
            <text:p>1.267876</text:p>
          </table:table-cell>
          <table:table-cell table:formula="of:=([.B694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95]-[.F$2])^2" office:value-type="float" office:value="0.0158760000000003">
            <text:p>0.015876</text:p>
          </table:table-cell>
          <table:table-cell table:formula="of:=([.B69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96]-[.F$2])^2" office:value-type="float" office:value="0.0158760000000003">
            <text:p>0.015876</text:p>
          </table:table-cell>
          <table:table-cell table:formula="of:=([.B69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97]-[.F$2])^2" office:value-type="float" office:value="1.267876">
            <text:p>1.267876</text:p>
          </table:table-cell>
          <table:table-cell table:formula="of:=([.B69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98]-[.F$2])^2" office:value-type="float" office:value="1.267876">
            <text:p>1.267876</text:p>
          </table:table-cell>
          <table:table-cell table:formula="of:=([.B69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99]-[.F$2])^2" office:value-type="float" office:value="0.0158760000000003">
            <text:p>0.015876</text:p>
          </table:table-cell>
          <table:table-cell table:formula="of:=([.B69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00]-[.F$2])^2" office:value-type="float" office:value="0.0158760000000003">
            <text:p>0.015876</text:p>
          </table:table-cell>
          <table:table-cell table:formula="of:=([.B700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table:formula="of:=([.A701]-[.F$2])^2" office:value-type="float" office:value="17.023876">
            <text:p>17.023876</text:p>
          </table:table-cell>
          <table:table-cell table:formula="of:=([.B701]-[.G$2])^2" office:value-type="float" office:value="282.676969">
            <text:p>282.67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702]-[.F$2])^2" office:value-type="float" office:value="0.763875999999998">
            <text:p>0.763876</text:p>
          </table:table-cell>
          <table:table-cell table:formula="of:=([.B702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03]-[.F$2])^2" office:value-type="float" office:value="1.267876">
            <text:p>1.267876</text:p>
          </table:table-cell>
          <table:table-cell table:formula="of:=([.B703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04]-[.F$2])^2" office:value-type="float" office:value="0.0158760000000003">
            <text:p>0.015876</text:p>
          </table:table-cell>
          <table:table-cell table:formula="of:=([.B70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705]-[.F$2])^2" office:value-type="float" office:value="4.51987600000001">
            <text:p>4.519876</text:p>
          </table:table-cell>
          <table:table-cell table:formula="of:=([.B70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06]-[.F$2])^2" office:value-type="float" office:value="0.0158760000000003">
            <text:p>0.015876</text:p>
          </table:table-cell>
          <table:table-cell table:formula="of:=([.B706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707]-[.F$2])^2" office:value-type="float" office:value="0.0158760000000003">
            <text:p>0.015876</text:p>
          </table:table-cell>
          <table:table-cell table:formula="of:=([.B707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708]-[.F$2])^2" office:value-type="float" office:value="0.0158760000000003">
            <text:p>0.015876</text:p>
          </table:table-cell>
          <table:table-cell table:formula="of:=([.B708]-[.G$2])^2" office:value-type="float" office:value="230.644969">
            <text:p>230.64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709]-[.F$2])^2" office:value-type="float" office:value="0.0158760000000003">
            <text:p>0.015876</text:p>
          </table:table-cell>
          <table:table-cell table:formula="of:=([.B709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10]-[.F$2])^2" office:value-type="float" office:value="0.0158760000000003">
            <text:p>0.015876</text:p>
          </table:table-cell>
          <table:table-cell table:formula="of:=([.B710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11]-[.F$2])^2" office:value-type="float" office:value="4.51987600000001">
            <text:p>4.519876</text:p>
          </table:table-cell>
          <table:table-cell table:formula="of:=([.B711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12]-[.F$2])^2" office:value-type="float" office:value="0.0158760000000003">
            <text:p>0.015876</text:p>
          </table:table-cell>
          <table:table-cell table:formula="of:=([.B71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713]-[.F$2])^2" office:value-type="float" office:value="0.0158760000000003">
            <text:p>0.015876</text:p>
          </table:table-cell>
          <table:table-cell table:formula="of:=([.B713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14]-[.F$2])^2" office:value-type="float" office:value="0.0158760000000003">
            <text:p>0.015876</text:p>
          </table:table-cell>
          <table:table-cell table:formula="of:=([.B714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15]-[.F$2])^2" office:value-type="float" office:value="1.267876">
            <text:p>1.267876</text:p>
          </table:table-cell>
          <table:table-cell table:formula="of:=([.B71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16]-[.F$2])^2" office:value-type="float" office:value="0.0158760000000003">
            <text:p>0.015876</text:p>
          </table:table-cell>
          <table:table-cell table:formula="of:=([.B71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17]-[.F$2])^2" office:value-type="float" office:value="0.0158760000000003">
            <text:p>0.015876</text:p>
          </table:table-cell>
          <table:table-cell table:formula="of:=([.B71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18]-[.F$2])^2" office:value-type="float" office:value="0.0158760000000003">
            <text:p>0.015876</text:p>
          </table:table-cell>
          <table:table-cell table:formula="of:=([.B71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719]-[.F$2])^2" office:value-type="float" office:value="0.0158760000000003">
            <text:p>0.015876</text:p>
          </table:table-cell>
          <table:table-cell table:formula="of:=([.B719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table:formula="of:=([.A720]-[.F$2])^2" office:value-type="float" office:value="9.77187600000001">
            <text:p>9.771876</text:p>
          </table:table-cell>
          <table:table-cell table:formula="of:=([.B720]-[.G$2])^2" office:value-type="float" office:value="520.432969">
            <text:p>520.43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1]-[.F$2])^2" office:value-type="float" office:value="0.0158760000000003">
            <text:p>0.015876</text:p>
          </table:table-cell>
          <table:table-cell table:formula="of:=([.B72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722]-[.F$2])^2" office:value-type="float" office:value="0.763875999999998">
            <text:p>0.763876</text:p>
          </table:table-cell>
          <table:table-cell table:formula="of:=([.B72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23]-[.F$2])^2" office:value-type="float" office:value="1.267876">
            <text:p>1.267876</text:p>
          </table:table-cell>
          <table:table-cell table:formula="of:=([.B72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724]-[.F$2])^2" office:value-type="float" office:value="1.267876">
            <text:p>1.267876</text:p>
          </table:table-cell>
          <table:table-cell table:formula="of:=([.B724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25]-[.F$2])^2" office:value-type="float" office:value="1.267876">
            <text:p>1.267876</text:p>
          </table:table-cell>
          <table:table-cell table:formula="of:=([.B72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6]-[.F$2])^2" office:value-type="float" office:value="0.0158760000000003">
            <text:p>0.015876</text:p>
          </table:table-cell>
          <table:table-cell table:formula="of:=([.B72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27]-[.F$2])^2" office:value-type="float" office:value="0.0158760000000003">
            <text:p>0.015876</text:p>
          </table:table-cell>
          <table:table-cell table:formula="of:=([.B72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8]-[.F$2])^2" office:value-type="float" office:value="0.0158760000000003">
            <text:p>0.015876</text:p>
          </table:table-cell>
          <table:table-cell table:formula="of:=([.B728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29]-[.F$2])^2" office:value-type="float" office:value="0.763875999999998">
            <text:p>0.763876</text:p>
          </table:table-cell>
          <table:table-cell table:formula="of:=([.B729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30]-[.F$2])^2" office:value-type="float" office:value="1.267876">
            <text:p>1.267876</text:p>
          </table:table-cell>
          <table:table-cell table:formula="of:=([.B730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table:formula="of:=([.A731]-[.F$2])^2" office:value-type="float" office:value="34.503876">
            <text:p>34.503876</text:p>
          </table:table-cell>
          <table:table-cell table:formula="of:=([.B731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32]-[.F$2])^2" office:value-type="float" office:value="0.763875999999998">
            <text:p>0.763876</text:p>
          </table:table-cell>
          <table:table-cell table:formula="of:=([.B73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33]-[.F$2])^2" office:value-type="float" office:value="1.267876">
            <text:p>1.267876</text:p>
          </table:table-cell>
          <table:table-cell table:formula="of:=([.B73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34]-[.F$2])^2" office:value-type="float" office:value="0.0158760000000003">
            <text:p>0.015876</text:p>
          </table:table-cell>
          <table:table-cell table:formula="of:=([.B73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735]-[.F$2])^2" office:value-type="float" office:value="1.267876">
            <text:p>1.267876</text:p>
          </table:table-cell>
          <table:table-cell table:formula="of:=([.B735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([.A736]-[.F$2])^2" office:value-type="float" office:value="3.511876">
            <text:p>3.511876</text:p>
          </table:table-cell>
          <table:table-cell table:formula="of:=([.B73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table:formula="of:=([.A737]-[.F$2])^2" office:value-type="float" office:value="34.503876">
            <text:p>34.503876</text:p>
          </table:table-cell>
          <table:table-cell table:formula="of:=([.B737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738]-[.F$2])^2" office:value-type="float" office:value="0.0158760000000003">
            <text:p>0.015876</text:p>
          </table:table-cell>
          <table:table-cell table:formula="of:=([.B738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39]-[.F$2])^2" office:value-type="float" office:value="0.0158760000000003">
            <text:p>0.015876</text:p>
          </table:table-cell>
          <table:table-cell table:formula="of:=([.B73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40]-[.F$2])^2" office:value-type="float" office:value="0.0158760000000003">
            <text:p>0.015876</text:p>
          </table:table-cell>
          <table:table-cell table:formula="of:=([.B74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41]-[.F$2])^2" office:value-type="float" office:value="0.763875999999998">
            <text:p>0.763876</text:p>
          </table:table-cell>
          <table:table-cell table:formula="of:=([.B74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742]-[.F$2])^2" office:value-type="float" office:value="1.267876">
            <text:p>1.267876</text:p>
          </table:table-cell>
          <table:table-cell table:formula="of:=([.B742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43]-[.F$2])^2" office:value-type="float" office:value="0.0158760000000003">
            <text:p>0.015876</text:p>
          </table:table-cell>
          <table:table-cell table:formula="of:=([.B743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44]-[.F$2])^2" office:value-type="float" office:value="1.267876">
            <text:p>1.267876</text:p>
          </table:table-cell>
          <table:table-cell table:formula="of:=([.B74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formula="of:=([.A745]-[.F$2])^2" office:value-type="float" office:value="26.275876">
            <text:p>26.275876</text:p>
          </table:table-cell>
          <table:table-cell table:formula="of:=([.B745]-[.G$2])^2" office:value-type="float" office:value="1143.318969">
            <text:p>1143.31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46]-[.F$2])^2" office:value-type="float" office:value="1.267876">
            <text:p>1.267876</text:p>
          </table:table-cell>
          <table:table-cell table:formula="of:=([.B74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747]-[.F$2])^2" office:value-type="float" office:value="4.51987600000001">
            <text:p>4.519876</text:p>
          </table:table-cell>
          <table:table-cell table:formula="of:=([.B74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48]-[.F$2])^2" office:value-type="float" office:value="1.267876">
            <text:p>1.267876</text:p>
          </table:table-cell>
          <table:table-cell table:formula="of:=([.B74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749]-[.F$2])^2" office:value-type="float" office:value="0.0158760000000003">
            <text:p>0.015876</text:p>
          </table:table-cell>
          <table:table-cell table:formula="of:=([.B749]-[.G$2])^2" office:value-type="float" office:value="330.766969">
            <text:p>330.76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750]-[.F$2])^2" office:value-type="float" office:value="0.0158760000000003">
            <text:p>0.015876</text:p>
          </table:table-cell>
          <table:table-cell table:formula="of:=([.B750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51]-[.F$2])^2" office:value-type="float" office:value="0.0158760000000003">
            <text:p>0.015876</text:p>
          </table:table-cell>
          <table:table-cell table:formula="of:=([.B751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table:formula="of:=([.A752]-[.F$2])^2" office:value-type="float" office:value="1.267876">
            <text:p>1.267876</text:p>
          </table:table-cell>
          <table:table-cell table:formula="of:=([.B752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53]-[.F$2])^2" office:value-type="float" office:value="0.0158760000000003">
            <text:p>0.015876</text:p>
          </table:table-cell>
          <table:table-cell table:formula="of:=([.B75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54]-[.F$2])^2" office:value-type="float" office:value="0.0158760000000003">
            <text:p>0.015876</text:p>
          </table:table-cell>
          <table:table-cell table:formula="of:=([.B75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755]-[.F$2])^2" office:value-type="float" office:value="0.0158760000000003">
            <text:p>0.015876</text:p>
          </table:table-cell>
          <table:table-cell table:formula="of:=([.B755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56]-[.F$2])^2" office:value-type="float" office:value="0.0158760000000003">
            <text:p>0.015876</text:p>
          </table:table-cell>
          <table:table-cell table:formula="of:=([.B75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57]-[.F$2])^2" office:value-type="float" office:value="4.51987600000001">
            <text:p>4.519876</text:p>
          </table:table-cell>
          <table:table-cell table:formula="of:=([.B757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758]-[.F$2])^2" office:value-type="float" office:value="3.511876">
            <text:p>3.511876</text:p>
          </table:table-cell>
          <table:table-cell table:formula="of:=([.B75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759]-[.F$2])^2" office:value-type="float" office:value="9.77187600000001">
            <text:p>9.771876</text:p>
          </table:table-cell>
          <table:table-cell table:formula="of:=([.B759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60]-[.F$2])^2" office:value-type="float" office:value="1.267876">
            <text:p>1.267876</text:p>
          </table:table-cell>
          <table:table-cell table:formula="of:=([.B760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61]-[.F$2])^2" office:value-type="float" office:value="0.0158760000000003">
            <text:p>0.015876</text:p>
          </table:table-cell>
          <table:table-cell table:formula="of:=([.B76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table:formula="of:=([.A762]-[.F$2])^2" office:value-type="float" office:value="1.267876">
            <text:p>1.267876</text:p>
          </table:table-cell>
          <table:table-cell table:formula="of:=([.B762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63]-[.F$2])^2" office:value-type="float" office:value="0.0158760000000003">
            <text:p>0.015876</text:p>
          </table:table-cell>
          <table:table-cell table:formula="of:=([.B76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764]-[.F$2])^2" office:value-type="float" office:value="4.51987600000001">
            <text:p>4.519876</text:p>
          </table:table-cell>
          <table:table-cell table:formula="of:=([.B764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table:formula="of:=([.A765]-[.F$2])^2" office:value-type="float" office:value="15.007876">
            <text:p>15.007876</text:p>
          </table:table-cell>
          <table:table-cell table:formula="of:=([.B765]-[.G$2])^2" office:value-type="float" office:value="492.262969">
            <text:p>492.262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table:formula="of:=([.A766]-[.F$2])^2" office:value-type="float" office:value="34.503876">
            <text:p>34.503876</text:p>
          </table:table-cell>
          <table:table-cell table:formula="of:=([.B76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67]-[.F$2])^2" office:value-type="float" office:value="1.267876">
            <text:p>1.267876</text:p>
          </table:table-cell>
          <table:table-cell table:formula="of:=([.B76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768]-[.F$2])^2" office:value-type="float" office:value="1.267876">
            <text:p>1.267876</text:p>
          </table:table-cell>
          <table:table-cell table:formula="of:=([.B768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769]-[.F$2])^2" office:value-type="float" office:value="4.51987600000001">
            <text:p>4.519876</text:p>
          </table:table-cell>
          <table:table-cell table:formula="of:=([.B769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table:formula="of:=([.A770]-[.F$2])^2" office:value-type="float" office:value="23.755876">
            <text:p>23.755876</text:p>
          </table:table-cell>
          <table:table-cell table:formula="of:=([.B77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71]-[.F$2])^2" office:value-type="float" office:value="0.0158760000000003">
            <text:p>0.015876</text:p>
          </table:table-cell>
          <table:table-cell table:formula="of:=([.B77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772]-[.F$2])^2" office:value-type="float" office:value="1.267876">
            <text:p>1.267876</text:p>
          </table:table-cell>
          <table:table-cell table:formula="of:=([.B772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73]-[.F$2])^2" office:value-type="float" office:value="1.267876">
            <text:p>1.267876</text:p>
          </table:table-cell>
          <table:table-cell table:formula="of:=([.B773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774]-[.F$2])^2" office:value-type="float" office:value="0.0158760000000003">
            <text:p>0.015876</text:p>
          </table:table-cell>
          <table:table-cell table:formula="of:=([.B774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75]-[.F$2])^2" office:value-type="float" office:value="1.267876">
            <text:p>1.267876</text:p>
          </table:table-cell>
          <table:table-cell table:formula="of:=([.B77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776]-[.F$2])^2" office:value-type="float" office:value="0.763875999999998">
            <text:p>0.763876</text:p>
          </table:table-cell>
          <table:table-cell table:formula="of:=([.B77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formula="of:=([.A777]-[.F$2])^2" office:value-type="float" office:value="0.763875999999998">
            <text:p>0.763876</text:p>
          </table:table-cell>
          <table:table-cell table:formula="of:=([.B777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778]-[.F$2])^2" office:value-type="float" office:value="1.267876">
            <text:p>1.267876</text:p>
          </table:table-cell>
          <table:table-cell table:formula="of:=([.B77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79]-[.F$2])^2" office:value-type="float" office:value="0.0158760000000003">
            <text:p>0.015876</text:p>
          </table:table-cell>
          <table:table-cell table:formula="of:=([.B77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780]-[.F$2])^2" office:value-type="float" office:value="9.77187600000001">
            <text:p>9.771876</text:p>
          </table:table-cell>
          <table:table-cell table:formula="of:=([.B780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6">
            <text:p>186</text:p>
          </table:table-cell>
          <table:table-cell table:formula="of:=([.A781]-[.F$2])^2" office:value-type="float" office:value="23.755876">
            <text:p>23.755876</text:p>
          </table:table-cell>
          <table:table-cell table:formula="of:=([.B781]-[.G$2])^2" office:value-type="float" office:value="7776.946969">
            <text:p>7776.9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82]-[.F$2])^2" office:value-type="float" office:value="0.0158760000000003">
            <text:p>0.015876</text:p>
          </table:table-cell>
          <table:table-cell table:formula="of:=([.B78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formula="of:=([.A783]-[.F$2])^2" office:value-type="float" office:value="26.275876">
            <text:p>26.275876</text:p>
          </table:table-cell>
          <table:table-cell table:formula="of:=([.B783]-[.G$2])^2" office:value-type="float" office:value="773.562969">
            <text:p>773.562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784]-[.F$2])^2" office:value-type="float" office:value="34.503876">
            <text:p>34.503876</text:p>
          </table:table-cell>
          <table:table-cell table:formula="of:=([.B784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85]-[.F$2])^2" office:value-type="float" office:value="4.51987600000001">
            <text:p>4.519876</text:p>
          </table:table-cell>
          <table:table-cell table:formula="of:=([.B785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86]-[.F$2])^2" office:value-type="float" office:value="0.0158760000000003">
            <text:p>0.015876</text:p>
          </table:table-cell>
          <table:table-cell table:formula="of:=([.B78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87]-[.F$2])^2" office:value-type="float" office:value="0.0158760000000003">
            <text:p>0.015876</text:p>
          </table:table-cell>
          <table:table-cell table:formula="of:=([.B787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788]-[.F$2])^2" office:value-type="float" office:value="0.0158760000000003">
            <text:p>0.015876</text:p>
          </table:table-cell>
          <table:table-cell table:formula="of:=([.B788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789]-[.F$2])^2" office:value-type="float" office:value="0.0158760000000003">
            <text:p>0.015876</text:p>
          </table:table-cell>
          <table:table-cell table:formula="of:=([.B78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90]-[.F$2])^2" office:value-type="float" office:value="0.0158760000000003">
            <text:p>0.015876</text:p>
          </table:table-cell>
          <table:table-cell table:formula="of:=([.B79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table:formula="of:=([.A791]-[.F$2])^2" office:value-type="float" office:value="23.755876">
            <text:p>23.755876</text:p>
          </table:table-cell>
          <table:table-cell table:formula="of:=([.B791]-[.G$2])^2" office:value-type="float" office:value="1614.994969">
            <text:p>1614.9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792]-[.F$2])^2" office:value-type="float" office:value="1.267876">
            <text:p>1.267876</text:p>
          </table:table-cell>
          <table:table-cell table:formula="of:=([.B79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93]-[.F$2])^2" office:value-type="float" office:value="0.0158760000000003">
            <text:p>0.015876</text:p>
          </table:table-cell>
          <table:table-cell table:formula="of:=([.B79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94]-[.F$2])^2" office:value-type="float" office:value="0.0158760000000003">
            <text:p>0.015876</text:p>
          </table:table-cell>
          <table:table-cell table:formula="of:=([.B794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795]-[.F$2])^2" office:value-type="float" office:value="0.0158760000000003">
            <text:p>0.015876</text:p>
          </table:table-cell>
          <table:table-cell table:formula="of:=([.B795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96]-[.F$2])^2" office:value-type="float" office:value="0.0158760000000003">
            <text:p>0.015876</text:p>
          </table:table-cell>
          <table:table-cell table:formula="of:=([.B79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97]-[.F$2])^2" office:value-type="float" office:value="0.0158760000000003">
            <text:p>0.015876</text:p>
          </table:table-cell>
          <table:table-cell table:formula="of:=([.B79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98]-[.F$2])^2" office:value-type="float" office:value="0.0158760000000003">
            <text:p>0.015876</text:p>
          </table:table-cell>
          <table:table-cell table:formula="of:=([.B79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799]-[.F$2])^2" office:value-type="float" office:value="9.77187600000001">
            <text:p>9.771876</text:p>
          </table:table-cell>
          <table:table-cell table:formula="of:=([.B799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800]-[.F$2])^2" office:value-type="float" office:value="1.267876">
            <text:p>1.267876</text:p>
          </table:table-cell>
          <table:table-cell table:formula="of:=([.B800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table:formula="of:=([.A801]-[.F$2])^2" office:value-type="float" office:value="34.503876">
            <text:p>34.503876</text:p>
          </table:table-cell>
          <table:table-cell table:formula="of:=([.B801]-[.G$2])^2" office:value-type="float" office:value="173.896969">
            <text:p>173.89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02]-[.F$2])^2" office:value-type="float" office:value="1.267876">
            <text:p>1.267876</text:p>
          </table:table-cell>
          <table:table-cell table:formula="of:=([.B802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03]-[.F$2])^2" office:value-type="float" office:value="1.267876">
            <text:p>1.267876</text:p>
          </table:table-cell>
          <table:table-cell table:formula="of:=([.B803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804]-[.F$2])^2" office:value-type="float" office:value="0.0158760000000003">
            <text:p>0.015876</text:p>
          </table:table-cell>
          <table:table-cell table:formula="of:=([.B804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805]-[.F$2])^2" office:value-type="float" office:value="4.51987600000001">
            <text:p>4.519876</text:p>
          </table:table-cell>
          <table:table-cell table:formula="of:=([.B805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06]-[.F$2])^2" office:value-type="float" office:value="1.267876">
            <text:p>1.267876</text:p>
          </table:table-cell>
          <table:table-cell table:formula="of:=([.B806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07]-[.F$2])^2" office:value-type="float" office:value="0.0158760000000003">
            <text:p>0.015876</text:p>
          </table:table-cell>
          <table:table-cell table:formula="of:=([.B80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808]-[.F$2])^2" office:value-type="float" office:value="0.0158760000000003">
            <text:p>0.015876</text:p>
          </table:table-cell>
          <table:table-cell table:formula="of:=([.B808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809]-[.F$2])^2" office:value-type="float" office:value="0.0158760000000003">
            <text:p>0.015876</text:p>
          </table:table-cell>
          <table:table-cell table:formula="of:=([.B809]-[.G$2])^2" office:value-type="float" office:value="103.774969">
            <text:p>103.77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table:formula="of:=([.A810]-[.F$2])^2" office:value-type="float" office:value="0.0158760000000003">
            <text:p>0.015876</text:p>
          </table:table-cell>
          <table:table-cell table:formula="of:=([.B810]-[.G$2])^2" office:value-type="float" office:value="2133.238969">
            <text:p>2133.2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1]-[.F$2])^2" office:value-type="float" office:value="0.0158760000000003">
            <text:p>0.015876</text:p>
          </table:table-cell>
          <table:table-cell table:formula="of:=([.B811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table:formula="of:=([.A812]-[.F$2])^2" office:value-type="float" office:value="9.77187600000001">
            <text:p>9.771876</text:p>
          </table:table-cell>
          <table:table-cell table:formula="of:=([.B812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13]-[.F$2])^2" office:value-type="float" office:value="0.0158760000000003">
            <text:p>0.015876</text:p>
          </table:table-cell>
          <table:table-cell table:formula="of:=([.B81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814]-[.F$2])^2" office:value-type="float" office:value="9.77187600000001">
            <text:p>9.771876</text:p>
          </table:table-cell>
          <table:table-cell table:formula="of:=([.B814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5]-[.F$2])^2" office:value-type="float" office:value="0.0158760000000003">
            <text:p>0.015876</text:p>
          </table:table-cell>
          <table:table-cell table:formula="of:=([.B81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6]-[.F$2])^2" office:value-type="float" office:value="0.0158760000000003">
            <text:p>0.015876</text:p>
          </table:table-cell>
          <table:table-cell table:formula="of:=([.B81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17]-[.F$2])^2" office:value-type="float" office:value="0.0158760000000003">
            <text:p>0.015876</text:p>
          </table:table-cell>
          <table:table-cell table:formula="of:=([.B817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18]-[.F$2])^2" office:value-type="float" office:value="1.267876">
            <text:p>1.267876</text:p>
          </table:table-cell>
          <table:table-cell table:formula="of:=([.B81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9]-[.F$2])^2" office:value-type="float" office:value="0.0158760000000003">
            <text:p>0.015876</text:p>
          </table:table-cell>
          <table:table-cell table:formula="of:=([.B81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20]-[.F$2])^2" office:value-type="float" office:value="0.0158760000000003">
            <text:p>0.015876</text:p>
          </table:table-cell>
          <table:table-cell table:formula="of:=([.B820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21]-[.F$2])^2" office:value-type="float" office:value="0.0158760000000003">
            <text:p>0.015876</text:p>
          </table:table-cell>
          <table:table-cell table:formula="of:=([.B821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822]-[.F$2])^2" office:value-type="float" office:value="0.0158760000000003">
            <text:p>0.015876</text:p>
          </table:table-cell>
          <table:table-cell table:formula="of:=([.B822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23]-[.F$2])^2" office:value-type="float" office:value="1.267876">
            <text:p>1.267876</text:p>
          </table:table-cell>
          <table:table-cell table:formula="of:=([.B823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824]-[.F$2])^2" office:value-type="float" office:value="0.0158760000000003">
            <text:p>0.015876</text:p>
          </table:table-cell>
          <table:table-cell table:formula="of:=([.B82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25]-[.F$2])^2" office:value-type="float" office:value="0.763875999999998">
            <text:p>0.763876</text:p>
          </table:table-cell>
          <table:table-cell table:formula="of:=([.B82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26]-[.F$2])^2" office:value-type="float" office:value="1.267876">
            <text:p>1.267876</text:p>
          </table:table-cell>
          <table:table-cell table:formula="of:=([.B82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table:formula="of:=([.A827]-[.F$2])^2" office:value-type="float" office:value="3.511876">
            <text:p>3.511876</text:p>
          </table:table-cell>
          <table:table-cell table:formula="of:=([.B827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828]-[.F$2])^2" office:value-type="float" office:value="0.0158760000000003">
            <text:p>0.015876</text:p>
          </table:table-cell>
          <table:table-cell table:formula="of:=([.B828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29]-[.F$2])^2" office:value-type="float" office:value="0.0158760000000003">
            <text:p>0.015876</text:p>
          </table:table-cell>
          <table:table-cell table:formula="of:=([.B82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30]-[.F$2])^2" office:value-type="float" office:value="0.0158760000000003">
            <text:p>0.015876</text:p>
          </table:table-cell>
          <table:table-cell table:formula="of:=([.B830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table:formula="of:=([.A831]-[.F$2])^2" office:value-type="float" office:value="3.511876">
            <text:p>3.511876</text:p>
          </table:table-cell>
          <table:table-cell table:formula="of:=([.B831]-[.G$2])^2" office:value-type="float" office:value="1865.116969">
            <text:p>1865.11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32]-[.F$2])^2" office:value-type="float" office:value="1.267876">
            <text:p>1.267876</text:p>
          </table:table-cell>
          <table:table-cell table:formula="of:=([.B83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33]-[.F$2])^2" office:value-type="float" office:value="0.0158760000000003">
            <text:p>0.015876</text:p>
          </table:table-cell>
          <table:table-cell table:formula="of:=([.B83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table:formula="of:=([.A834]-[.F$2])^2" office:value-type="float" office:value="8.25987599999999">
            <text:p>8.259876</text:p>
          </table:table-cell>
          <table:table-cell table:formula="of:=([.B834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835]-[.F$2])^2" office:value-type="float" office:value="1.267876">
            <text:p>1.267876</text:p>
          </table:table-cell>
          <table:table-cell table:formula="of:=([.B83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table:formula="of:=([.A836]-[.F$2])^2" office:value-type="float" office:value="1.267876">
            <text:p>1.267876</text:p>
          </table:table-cell>
          <table:table-cell table:formula="of:=([.B836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37]-[.F$2])^2" office:value-type="float" office:value="1.267876">
            <text:p>1.267876</text:p>
          </table:table-cell>
          <table:table-cell table:formula="of:=([.B83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table:formula="of:=([.A838]-[.F$2])^2" office:value-type="float" office:value="1.267876">
            <text:p>1.267876</text:p>
          </table:table-cell>
          <table:table-cell table:formula="of:=([.B838]-[.G$2])^2" office:value-type="float" office:value="448.888969">
            <text:p>448.888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formula="of:=([.A839]-[.F$2])^2" office:value-type="float" office:value="47.251876">
            <text:p>47.251876</text:p>
          </table:table-cell>
          <table:table-cell table:formula="of:=([.B839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840]-[.F$2])^2" office:value-type="float" office:value="1.267876">
            <text:p>1.267876</text:p>
          </table:table-cell>
          <table:table-cell table:formula="of:=([.B840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841]-[.F$2])^2" office:value-type="float" office:value="0.0158760000000003">
            <text:p>0.015876</text:p>
          </table:table-cell>
          <table:table-cell table:formula="of:=([.B841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42]-[.F$2])^2" office:value-type="float" office:value="0.0158760000000003">
            <text:p>0.015876</text:p>
          </table:table-cell>
          <table:table-cell table:formula="of:=([.B84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843]-[.F$2])^2" office:value-type="float" office:value="1.267876">
            <text:p>1.267876</text:p>
          </table:table-cell>
          <table:table-cell table:formula="of:=([.B843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44]-[.F$2])^2" office:value-type="float" office:value="0.763875999999998">
            <text:p>0.763876</text:p>
          </table:table-cell>
          <table:table-cell table:formula="of:=([.B844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45]-[.F$2])^2" office:value-type="float" office:value="0.0158760000000003">
            <text:p>0.015876</text:p>
          </table:table-cell>
          <table:table-cell table:formula="of:=([.B84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846]-[.F$2])^2" office:value-type="float" office:value="0.0158760000000003">
            <text:p>0.015876</text:p>
          </table:table-cell>
          <table:table-cell table:formula="of:=([.B846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847]-[.F$2])^2" office:value-type="float" office:value="0.763875999999998">
            <text:p>0.763876</text:p>
          </table:table-cell>
          <table:table-cell table:formula="of:=([.B847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48]-[.F$2])^2" office:value-type="float" office:value="0.763875999999998">
            <text:p>0.763876</text:p>
          </table:table-cell>
          <table:table-cell table:formula="of:=([.B84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49]-[.F$2])^2" office:value-type="float" office:value="1.267876">
            <text:p>1.267876</text:p>
          </table:table-cell>
          <table:table-cell table:formula="of:=([.B84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50]-[.F$2])^2" office:value-type="float" office:value="0.0158760000000003">
            <text:p>0.015876</text:p>
          </table:table-cell>
          <table:table-cell table:formula="of:=([.B850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51]-[.F$2])^2" office:value-type="float" office:value="0.0158760000000003">
            <text:p>0.015876</text:p>
          </table:table-cell>
          <table:table-cell table:formula="of:=([.B851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52]-[.F$2])^2" office:value-type="float" office:value="0.0158760000000003">
            <text:p>0.015876</text:p>
          </table:table-cell>
          <table:table-cell table:formula="of:=([.B852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formula="of:=([.A853]-[.F$2])^2" office:value-type="float" office:value="47.251876">
            <text:p>47.251876</text:p>
          </table:table-cell>
          <table:table-cell table:formula="of:=([.B853]-[.G$2])^2" office:value-type="float" office:value="492.262969">
            <text:p>492.26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854]-[.F$2])^2" office:value-type="float" office:value="0.0158760000000003">
            <text:p>0.015876</text:p>
          </table:table-cell>
          <table:table-cell table:formula="of:=([.B854]-[.G$2])^2" office:value-type="float" office:value="972.628969">
            <text:p>972.62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55]-[.F$2])^2" office:value-type="float" office:value="0.0158760000000003">
            <text:p>0.015876</text:p>
          </table:table-cell>
          <table:table-cell table:formula="of:=([.B85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56]-[.F$2])^2" office:value-type="float" office:value="0.0158760000000003">
            <text:p>0.015876</text:p>
          </table:table-cell>
          <table:table-cell table:formula="of:=([.B85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57]-[.F$2])^2" office:value-type="float" office:value="0.763875999999998">
            <text:p>0.763876</text:p>
          </table:table-cell>
          <table:table-cell table:formula="of:=([.B85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58]-[.F$2])^2" office:value-type="float" office:value="0.0158760000000003">
            <text:p>0.015876</text:p>
          </table:table-cell>
          <table:table-cell table:formula="of:=([.B85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59]-[.F$2])^2" office:value-type="float" office:value="1.267876">
            <text:p>1.267876</text:p>
          </table:table-cell>
          <table:table-cell table:formula="of:=([.B859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60]-[.F$2])^2" office:value-type="float" office:value="1.267876">
            <text:p>1.267876</text:p>
          </table:table-cell>
          <table:table-cell table:formula="of:=([.B860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61]-[.F$2])^2" office:value-type="float" office:value="1.267876">
            <text:p>1.267876</text:p>
          </table:table-cell>
          <table:table-cell table:formula="of:=([.B86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62]-[.F$2])^2" office:value-type="float" office:value="0.0158760000000003">
            <text:p>0.015876</text:p>
          </table:table-cell>
          <table:table-cell table:formula="of:=([.B86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63]-[.F$2])^2" office:value-type="float" office:value="0.0158760000000003">
            <text:p>0.015876</text:p>
          </table:table-cell>
          <table:table-cell table:formula="of:=([.B863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64]-[.F$2])^2" office:value-type="float" office:value="0.0158760000000003">
            <text:p>0.015876</text:p>
          </table:table-cell>
          <table:table-cell table:formula="of:=([.B864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865]-[.F$2])^2" office:value-type="float" office:value="1.267876">
            <text:p>1.267876</text:p>
          </table:table-cell>
          <table:table-cell table:formula="of:=([.B86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866]-[.F$2])^2" office:value-type="float" office:value="0.0158760000000003">
            <text:p>0.015876</text:p>
          </table:table-cell>
          <table:table-cell table:formula="of:=([.B866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67]-[.F$2])^2" office:value-type="float" office:value="1.267876">
            <text:p>1.267876</text:p>
          </table:table-cell>
          <table:table-cell table:formula="of:=([.B86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868]-[.F$2])^2" office:value-type="float" office:value="0.763875999999998">
            <text:p>0.763876</text:p>
          </table:table-cell>
          <table:table-cell table:formula="of:=([.B86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69]-[.F$2])^2" office:value-type="float" office:value="0.0158760000000003">
            <text:p>0.015876</text:p>
          </table:table-cell>
          <table:table-cell table:formula="of:=([.B86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formula="of:=([.A870]-[.F$2])^2" office:value-type="float" office:value="9.77187600000001">
            <text:p>9.771876</text:p>
          </table:table-cell>
          <table:table-cell table:formula="of:=([.B870]-[.G$2])^2" office:value-type="float" office:value="1143.318969">
            <text:p>1143.3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71]-[.F$2])^2" office:value-type="float" office:value="0.0158760000000003">
            <text:p>0.015876</text:p>
          </table:table-cell>
          <table:table-cell table:formula="of:=([.B87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872]-[.F$2])^2" office:value-type="float" office:value="0.763875999999998">
            <text:p>0.763876</text:p>
          </table:table-cell>
          <table:table-cell table:formula="of:=([.B872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73]-[.F$2])^2" office:value-type="float" office:value="1.267876">
            <text:p>1.267876</text:p>
          </table:table-cell>
          <table:table-cell table:formula="of:=([.B873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74]-[.F$2])^2" office:value-type="float" office:value="1.267876">
            <text:p>1.267876</text:p>
          </table:table-cell>
          <table:table-cell table:formula="of:=([.B874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75]-[.F$2])^2" office:value-type="float" office:value="0.0158760000000003">
            <text:p>0.015876</text:p>
          </table:table-cell>
          <table:table-cell table:formula="of:=([.B87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876]-[.F$2])^2" office:value-type="float" office:value="1.267876">
            <text:p>1.267876</text:p>
          </table:table-cell>
          <table:table-cell table:formula="of:=([.B87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877]-[.F$2])^2" office:value-type="float" office:value="4.51987600000001">
            <text:p>4.519876</text:p>
          </table:table-cell>
          <table:table-cell table:formula="of:=([.B877]-[.G$2])^2" office:value-type="float" office:value="164.172969">
            <text:p>164.17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78]-[.F$2])^2" office:value-type="float" office:value="0.0158760000000003">
            <text:p>0.015876</text:p>
          </table:table-cell>
          <table:table-cell table:formula="of:=([.B878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79]-[.F$2])^2" office:value-type="float" office:value="0.763875999999998">
            <text:p>0.763876</text:p>
          </table:table-cell>
          <table:table-cell table:formula="of:=([.B87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880]-[.F$2])^2" office:value-type="float" office:value="4.51987600000001">
            <text:p>4.519876</text:p>
          </table:table-cell>
          <table:table-cell table:formula="of:=([.B880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881]-[.F$2])^2" office:value-type="float" office:value="4.51987600000001">
            <text:p>4.519876</text:p>
          </table:table-cell>
          <table:table-cell table:formula="of:=([.B881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882]-[.F$2])^2" office:value-type="float" office:value="1.267876">
            <text:p>1.267876</text:p>
          </table:table-cell>
          <table:table-cell table:formula="of:=([.B882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83]-[.F$2])^2" office:value-type="float" office:value="0.0158760000000003">
            <text:p>0.015876</text:p>
          </table:table-cell>
          <table:table-cell table:formula="of:=([.B88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84]-[.F$2])^2" office:value-type="float" office:value="0.763875999999998">
            <text:p>0.763876</text:p>
          </table:table-cell>
          <table:table-cell table:formula="of:=([.B88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table:formula="of:=([.A885]-[.F$2])^2" office:value-type="float" office:value="0.763875999999998">
            <text:p>0.763876</text:p>
          </table:table-cell>
          <table:table-cell table:formula="of:=([.B885]-[.G$2])^2" office:value-type="float" office:value="84.400969">
            <text:p>84.400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886]-[.F$2])^2" office:value-type="float" office:value="0.763875999999998">
            <text:p>0.763876</text:p>
          </table:table-cell>
          <table:table-cell table:formula="of:=([.B88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table:formula="of:=([.A887]-[.F$2])^2" office:value-type="float" office:value="1.267876">
            <text:p>1.267876</text:p>
          </table:table-cell>
          <table:table-cell table:formula="of:=([.B887]-[.G$2])^2" office:value-type="float" office:value="295.392969">
            <text:p>295.39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88]-[.F$2])^2" office:value-type="float" office:value="0.0158760000000003">
            <text:p>0.015876</text:p>
          </table:table-cell>
          <table:table-cell table:formula="of:=([.B888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89]-[.F$2])^2" office:value-type="float" office:value="1.267876">
            <text:p>1.267876</text:p>
          </table:table-cell>
          <table:table-cell table:formula="of:=([.B88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890]-[.F$2])^2" office:value-type="float" office:value="4.51987600000001">
            <text:p>4.519876</text:p>
          </table:table-cell>
          <table:table-cell table:formula="of:=([.B890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891]-[.F$2])^2" office:value-type="float" office:value="0.0158760000000003">
            <text:p>0.015876</text:p>
          </table:table-cell>
          <table:table-cell table:formula="of:=([.B891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92]-[.F$2])^2" office:value-type="float" office:value="0.0158760000000003">
            <text:p>0.015876</text:p>
          </table:table-cell>
          <table:table-cell table:formula="of:=([.B892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893]-[.F$2])^2" office:value-type="float" office:value="1.267876">
            <text:p>1.267876</text:p>
          </table:table-cell>
          <table:table-cell table:formula="of:=([.B89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94]-[.F$2])^2" office:value-type="float" office:value="1.267876">
            <text:p>1.267876</text:p>
          </table:table-cell>
          <table:table-cell table:formula="of:=([.B89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895]-[.F$2])^2" office:value-type="float" office:value="1.267876">
            <text:p>1.267876</text:p>
          </table:table-cell>
          <table:table-cell table:formula="of:=([.B89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896]-[.F$2])^2" office:value-type="float" office:value="0.0158760000000003">
            <text:p>0.015876</text:p>
          </table:table-cell>
          <table:table-cell table:formula="of:=([.B896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97]-[.F$2])^2" office:value-type="float" office:value="1.267876">
            <text:p>1.267876</text:p>
          </table:table-cell>
          <table:table-cell table:formula="of:=([.B897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98]-[.F$2])^2" office:value-type="float" office:value="1.267876">
            <text:p>1.267876</text:p>
          </table:table-cell>
          <table:table-cell table:formula="of:=([.B898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99]-[.F$2])^2" office:value-type="float" office:value="1.267876">
            <text:p>1.267876</text:p>
          </table:table-cell>
          <table:table-cell table:formula="of:=([.B89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900]-[.F$2])^2" office:value-type="float" office:value="1.267876">
            <text:p>1.267876</text:p>
          </table:table-cell>
          <table:table-cell table:formula="of:=([.B900]-[.G$2])^2" office:value-type="float" office:value="4.78296899999999">
            <text:p>4.78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formula="of:=([.A901]-[.F$2])^2" office:value-type="float" office:value="9.77187600000001">
            <text:p>9.771876</text:p>
          </table:table-cell>
          <table:table-cell table:formula="of:=([.B901]-[.G$2])^2" office:value-type="float" office:value="139.546969">
            <text:p>139.546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formula="of:=([.A902]-[.F$2])^2" office:value-type="float" office:value="3.511876">
            <text:p>3.511876</text:p>
          </table:table-cell>
          <table:table-cell table:formula="of:=([.B902]-[.G$2])^2" office:value-type="float" office:value="448.888969">
            <text:p>448.88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03]-[.F$2])^2" office:value-type="float" office:value="0.0158760000000003">
            <text:p>0.015876</text:p>
          </table:table-cell>
          <table:table-cell table:formula="of:=([.B903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04]-[.F$2])^2" office:value-type="float" office:value="0.0158760000000003">
            <text:p>0.015876</text:p>
          </table:table-cell>
          <table:table-cell table:formula="of:=([.B904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05]-[.F$2])^2" office:value-type="float" office:value="0.0158760000000003">
            <text:p>0.015876</text:p>
          </table:table-cell>
          <table:table-cell table:formula="of:=([.B905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906]-[.F$2])^2" office:value-type="float" office:value="0.0158760000000003">
            <text:p>0.015876</text:p>
          </table:table-cell>
          <table:table-cell table:formula="of:=([.B906]-[.G$2])^2" office:value-type="float" office:value="67.026969">
            <text:p>67.026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07]-[.F$2])^2" office:value-type="float" office:value="0.763875999999998">
            <text:p>0.763876</text:p>
          </table:table-cell>
          <table:table-cell table:formula="of:=([.B90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908]-[.F$2])^2" office:value-type="float" office:value="1.267876">
            <text:p>1.267876</text:p>
          </table:table-cell>
          <table:table-cell table:formula="of:=([.B908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909]-[.F$2])^2" office:value-type="float" office:value="0.0158760000000003">
            <text:p>0.015876</text:p>
          </table:table-cell>
          <table:table-cell table:formula="of:=([.B909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10]-[.F$2])^2" office:value-type="float" office:value="0.0158760000000003">
            <text:p>0.015876</text:p>
          </table:table-cell>
          <table:table-cell table:formula="of:=([.B910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911]-[.F$2])^2" office:value-type="float" office:value="9.77187600000001">
            <text:p>9.771876</text:p>
          </table:table-cell>
          <table:table-cell table:formula="of:=([.B911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12]-[.F$2])^2" office:value-type="float" office:value="0.0158760000000003">
            <text:p>0.015876</text:p>
          </table:table-cell>
          <table:table-cell table:formula="of:=([.B912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913]-[.F$2])^2" office:value-type="float" office:value="0.0158760000000003">
            <text:p>0.015876</text:p>
          </table:table-cell>
          <table:table-cell table:formula="of:=([.B913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914]-[.F$2])^2" office:value-type="float" office:value="0.0158760000000003">
            <text:p>0.015876</text:p>
          </table:table-cell>
          <table:table-cell table:formula="of:=([.B91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table:formula="of:=([.A915]-[.F$2])^2" office:value-type="float" office:value="23.755876">
            <text:p>23.755876</text:p>
          </table:table-cell>
          <table:table-cell table:formula="of:=([.B915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916]-[.F$2])^2" office:value-type="float" office:value="1.267876">
            <text:p>1.267876</text:p>
          </table:table-cell>
          <table:table-cell table:formula="of:=([.B916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917]-[.F$2])^2" office:value-type="float" office:value="1.267876">
            <text:p>1.267876</text:p>
          </table:table-cell>
          <table:table-cell table:formula="of:=([.B917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918]-[.F$2])^2" office:value-type="float" office:value="1.267876">
            <text:p>1.267876</text:p>
          </table:table-cell>
          <table:table-cell table:formula="of:=([.B918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919]-[.F$2])^2" office:value-type="float" office:value="1.267876">
            <text:p>1.267876</text:p>
          </table:table-cell>
          <table:table-cell table:formula="of:=([.B91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table:formula="of:=([.A920]-[.F$2])^2" office:value-type="float" office:value="78.747876">
            <text:p>78.747876</text:p>
          </table:table-cell>
          <table:table-cell table:formula="of:=([.B920]-[.G$2])^2" office:value-type="float" office:value="125.148969">
            <text:p>125.14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21]-[.F$2])^2" office:value-type="float" office:value="0.0158760000000003">
            <text:p>0.015876</text:p>
          </table:table-cell>
          <table:table-cell table:formula="of:=([.B921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22]-[.F$2])^2" office:value-type="float" office:value="0.0158760000000003">
            <text:p>0.015876</text:p>
          </table:table-cell>
          <table:table-cell table:formula="of:=([.B922]-[.G$2])^2" office:value-type="float" office:value="368.140969">
            <text:p>368.14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923]-[.F$2])^2" office:value-type="float" office:value="0.0158760000000003">
            <text:p>0.015876</text:p>
          </table:table-cell>
          <table:table-cell table:formula="of:=([.B923]-[.G$2])^2" office:value-type="float" office:value="38.278969">
            <text:p>38.27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24]-[.F$2])^2" office:value-type="float" office:value="0.0158760000000003">
            <text:p>0.015876</text:p>
          </table:table-cell>
          <table:table-cell table:formula="of:=([.B92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925]-[.F$2])^2" office:value-type="float" office:value="61.999876">
            <text:p>61.999876</text:p>
          </table:table-cell>
          <table:table-cell table:formula="of:=([.B925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26]-[.F$2])^2" office:value-type="float" office:value="0.0158760000000003">
            <text:p>0.015876</text:p>
          </table:table-cell>
          <table:table-cell table:formula="of:=([.B926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927]-[.F$2])^2" office:value-type="float" office:value="1.267876">
            <text:p>1.267876</text:p>
          </table:table-cell>
          <table:table-cell table:formula="of:=([.B927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table:formula="of:=([.A928]-[.F$2])^2" office:value-type="float" office:value="140.991876">
            <text:p>140.991876</text:p>
          </table:table-cell>
          <table:table-cell table:formula="of:=([.B92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29]-[.F$2])^2" office:value-type="float" office:value="1.267876">
            <text:p>1.267876</text:p>
          </table:table-cell>
          <table:table-cell table:formula="of:=([.B92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30]-[.F$2])^2" office:value-type="float" office:value="0.0158760000000003">
            <text:p>0.015876</text:p>
          </table:table-cell>
          <table:table-cell table:formula="of:=([.B93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31]-[.F$2])^2" office:value-type="float" office:value="0.0158760000000003">
            <text:p>0.015876</text:p>
          </table:table-cell>
          <table:table-cell table:formula="of:=([.B931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table:formula="of:=([.A932]-[.F$2])^2" office:value-type="float" office:value="221.235876">
            <text:p>221.235876</text:p>
          </table:table-cell>
          <table:table-cell table:formula="of:=([.B932]-[.G$2])^2" office:value-type="float" office:value="685.758969">
            <text:p>685.75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933]-[.F$2])^2" office:value-type="float" office:value="0.0158760000000003">
            <text:p>0.015876</text:p>
          </table:table-cell>
          <table:table-cell table:formula="of:=([.B933]-[.G$2])^2" office:value-type="float" office:value="148.522969">
            <text:p>148.52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934]-[.F$2])^2" office:value-type="float" office:value="0.0158760000000003">
            <text:p>0.015876</text:p>
          </table:table-cell>
          <table:table-cell table:formula="of:=([.B934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table:formula="of:=([.A935]-[.F$2])^2" office:value-type="float" office:value="140.991876">
            <text:p>140.991876</text:p>
          </table:table-cell>
          <table:table-cell table:formula="of:=([.B935]-[.G$2])^2" office:value-type="float" office:value="2518.734969">
            <text:p>2518.7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936]-[.F$2])^2" office:value-type="float" office:value="0.0158760000000003">
            <text:p>0.015876</text:p>
          </table:table-cell>
          <table:table-cell table:formula="of:=([.B936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937]-[.F$2])^2" office:value-type="float" office:value="1.267876">
            <text:p>1.267876</text:p>
          </table:table-cell>
          <table:table-cell table:formula="of:=([.B937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38]-[.F$2])^2" office:value-type="float" office:value="0.763875999999998">
            <text:p>0.763876</text:p>
          </table:table-cell>
          <table:table-cell table:formula="of:=([.B93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table:formula="of:=([.A939]-[.F$2])^2" office:value-type="float" office:value="15.007876">
            <text:p>15.007876</text:p>
          </table:table-cell>
          <table:table-cell table:formula="of:=([.B939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40]-[.F$2])^2" office:value-type="float" office:value="0.0158760000000003">
            <text:p>0.015876</text:p>
          </table:table-cell>
          <table:table-cell table:formula="of:=([.B94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41]-[.F$2])^2" office:value-type="float" office:value="1.267876">
            <text:p>1.267876</text:p>
          </table:table-cell>
          <table:table-cell table:formula="of:=([.B941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42]-[.F$2])^2" office:value-type="float" office:value="1.267876">
            <text:p>1.267876</text:p>
          </table:table-cell>
          <table:table-cell table:formula="of:=([.B942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943]-[.F$2])^2" office:value-type="float" office:value="0.763875999999998">
            <text:p>0.763876</text:p>
          </table:table-cell>
          <table:table-cell table:formula="of:=([.B94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944]-[.F$2])^2" office:value-type="float" office:value="0.763875999999998">
            <text:p>0.763876</text:p>
          </table:table-cell>
          <table:table-cell table:formula="of:=([.B944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945]-[.F$2])^2" office:value-type="float" office:value="3.511876">
            <text:p>3.511876</text:p>
          </table:table-cell>
          <table:table-cell table:formula="of:=([.B945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46]-[.F$2])^2" office:value-type="float" office:value="1.267876">
            <text:p>1.267876</text:p>
          </table:table-cell>
          <table:table-cell table:formula="of:=([.B946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formula="of:=([.A947]-[.F$2])^2" office:value-type="float" office:value="97.495876">
            <text:p>97.495876</text:p>
          </table:table-cell>
          <table:table-cell table:formula="of:=([.B947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table:formula="of:=([.A948]-[.F$2])^2" office:value-type="float" office:value="9.77187600000001">
            <text:p>9.771876</text:p>
          </table:table-cell>
          <table:table-cell table:formula="of:=([.B948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49]-[.F$2])^2" office:value-type="float" office:value="0.0158760000000003">
            <text:p>0.015876</text:p>
          </table:table-cell>
          <table:table-cell table:formula="of:=([.B94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50]-[.F$2])^2" office:value-type="float" office:value="0.0158760000000003">
            <text:p>0.015876</text:p>
          </table:table-cell>
          <table:table-cell table:formula="of:=([.B950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51]-[.F$2])^2" office:value-type="float" office:value="0.0158760000000003">
            <text:p>0.015876</text:p>
          </table:table-cell>
          <table:table-cell table:formula="of:=([.B951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952]-[.F$2])^2" office:value-type="float" office:value="0.0158760000000003">
            <text:p>0.015876</text:p>
          </table:table-cell>
          <table:table-cell table:formula="of:=([.B952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53]-[.F$2])^2" office:value-type="float" office:value="0.0158760000000003">
            <text:p>0.015876</text:p>
          </table:table-cell>
          <table:table-cell table:formula="of:=([.B953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2">
            <text:p>142</text:p>
          </table:table-cell>
          <table:table-cell table:formula="of:=([.A954]-[.F$2])^2" office:value-type="float" office:value="140.991876">
            <text:p>140.991876</text:p>
          </table:table-cell>
          <table:table-cell table:formula="of:=([.B954]-[.G$2])^2" office:value-type="float" office:value="1952.490969">
            <text:p>1952.49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955]-[.F$2])^2" office:value-type="float" office:value="1.267876">
            <text:p>1.267876</text:p>
          </table:table-cell>
          <table:table-cell table:formula="of:=([.B95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956]-[.F$2])^2" office:value-type="float" office:value="9.77187600000001">
            <text:p>9.771876</text:p>
          </table:table-cell>
          <table:table-cell table:formula="of:=([.B956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57]-[.F$2])^2" office:value-type="float" office:value="0.0158760000000003">
            <text:p>0.015876</text:p>
          </table:table-cell>
          <table:table-cell table:formula="of:=([.B957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958]-[.F$2])^2" office:value-type="float" office:value="0.763875999999998">
            <text:p>0.763876</text:p>
          </table:table-cell>
          <table:table-cell table:formula="of:=([.B958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59]-[.F$2])^2" office:value-type="float" office:value="1.267876">
            <text:p>1.267876</text:p>
          </table:table-cell>
          <table:table-cell table:formula="of:=([.B959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960]-[.F$2])^2" office:value-type="float" office:value="9.77187600000001">
            <text:p>9.771876</text:p>
          </table:table-cell>
          <table:table-cell table:formula="of:=([.B960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961]-[.F$2])^2" office:value-type="float" office:value="4.51987600000001">
            <text:p>4.519876</text:p>
          </table:table-cell>
          <table:table-cell table:formula="of:=([.B961]-[.G$2])^2" office:value-type="float" office:value="888.814969">
            <text:p>888.81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962]-[.F$2])^2" office:value-type="float" office:value="0.0158760000000003">
            <text:p>0.015876</text:p>
          </table:table-cell>
          <table:table-cell table:formula="of:=([.B962]-[.G$2])^2" office:value-type="float" office:value="17.530969">
            <text:p>17.53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63]-[.F$2])^2" office:value-type="float" office:value="1.267876">
            <text:p>1.267876</text:p>
          </table:table-cell>
          <table:table-cell table:formula="of:=([.B963]-[.G$2])^2" office:value-type="float" office:value="0.660969000000004">
            <text:p>0.66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964]-[.F$2])^2" office:value-type="float" office:value="0.0158760000000003">
            <text:p>0.015876</text:p>
          </table:table-cell>
          <table:table-cell table:formula="of:=([.B964]-[.G$2])^2" office:value-type="float" office:value="61.042969">
            <text:p>61.042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965]-[.F$2])^2" office:value-type="float" office:value="4.51987600000001">
            <text:p>4.519876</text:p>
          </table:table-cell>
          <table:table-cell table:formula="of:=([.B965]-[.G$2])^2" office:value-type="float" office:value="116.920969">
            <text:p>116.920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66]-[.F$2])^2" office:value-type="float" office:value="1.267876">
            <text:p>1.267876</text:p>
          </table:table-cell>
          <table:table-cell table:formula="of:=([.B966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67]-[.F$2])^2" office:value-type="float" office:value="0.0158760000000003">
            <text:p>0.015876</text:p>
          </table:table-cell>
          <table:table-cell table:formula="of:=([.B967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968]-[.F$2])^2" office:value-type="float" office:value="1.267876">
            <text:p>1.267876</text:p>
          </table:table-cell>
          <table:table-cell table:formula="of:=([.B968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69]-[.F$2])^2" office:value-type="float" office:value="0.0158760000000003">
            <text:p>0.015876</text:p>
          </table:table-cell>
          <table:table-cell table:formula="of:=([.B969]-[.G$2])^2" office:value-type="float" office:value="14.538969">
            <text:p>14.53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70]-[.F$2])^2" office:value-type="float" office:value="1.267876">
            <text:p>1.267876</text:p>
          </table:table-cell>
          <table:table-cell table:formula="of:=([.B970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table:formula="of:=([.A971]-[.F$2])^2" office:value-type="float" office:value="8.25987599999999">
            <text:p>8.259876</text:p>
          </table:table-cell>
          <table:table-cell table:formula="of:=([.B971]-[.G$2])^2" office:value-type="float" office:value="10.156969">
            <text:p>10.156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972]-[.F$2])^2" office:value-type="float" office:value="9.77187600000001">
            <text:p>9.771876</text:p>
          </table:table-cell>
          <table:table-cell table:formula="of:=([.B972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973]-[.F$2])^2" office:value-type="float" office:value="1.267876">
            <text:p>1.267876</text:p>
          </table:table-cell>
          <table:table-cell table:formula="of:=([.B973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table:formula="of:=([.A974]-[.F$2])^2" office:value-type="float" office:value="4.51987600000001">
            <text:p>4.519876</text:p>
          </table:table-cell>
          <table:table-cell table:formula="of:=([.B974]-[.G$2])^2" office:value-type="float" office:value="1012.066969">
            <text:p>1012.0669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table:formula="of:=([.A975]-[.F$2])^2" office:value-type="float" office:value="435.723876">
            <text:p>435.723876</text:p>
          </table:table-cell>
          <table:table-cell table:formula="of:=([.B975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976]-[.F$2])^2" office:value-type="float" office:value="0.0158760000000003">
            <text:p>0.015876</text:p>
          </table:table-cell>
          <table:table-cell table:formula="of:=([.B976]-[.G$2])^2" office:value-type="float" office:value="407.514969">
            <text:p>407.514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977]-[.F$2])^2" office:value-type="float" office:value="9.77187600000001">
            <text:p>9.771876</text:p>
          </table:table-cell>
          <table:table-cell table:formula="of:=([.B977]-[.G$2])^2" office:value-type="float" office:value="77.668969">
            <text:p>77.6689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978]-[.F$2])^2" office:value-type="float" office:value="4.51987600000001">
            <text:p>4.519876</text:p>
          </table:table-cell>
          <table:table-cell table:formula="of:=([.B978]-[.G$2])^2" office:value-type="float" office:value="190.798969">
            <text:p>190.79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79]-[.F$2])^2" office:value-type="float" office:value="1.267876">
            <text:p>1.267876</text:p>
          </table:table-cell>
          <table:table-cell table:formula="of:=([.B979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80]-[.F$2])^2" office:value-type="float" office:value="0.0158760000000003">
            <text:p>0.015876</text:p>
          </table:table-cell>
          <table:table-cell table:formula="of:=([.B980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table:formula="of:=([.A981]-[.F$2])^2" office:value-type="float" office:value="0.763875999999998">
            <text:p>0.763876</text:p>
          </table:table-cell>
          <table:table-cell table:formula="of:=([.B981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82]-[.F$2])^2" office:value-type="float" office:value="0.0158760000000003">
            <text:p>0.015876</text:p>
          </table:table-cell>
          <table:table-cell table:formula="of:=([.B982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table:formula="of:=([.A983]-[.F$2])^2" office:value-type="float" office:value="3.511876">
            <text:p>3.511876</text:p>
          </table:table-cell>
          <table:table-cell table:formula="of:=([.B983]-[.G$2])^2" office:value-type="float" office:value="46.416969">
            <text:p>46.41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984]-[.F$2])^2" office:value-type="float" office:value="0.0158760000000003">
            <text:p>0.015876</text:p>
          </table:table-cell>
          <table:table-cell table:formula="of:=([.B984]-[.G$2])^2" office:value-type="float" office:value="262.018969">
            <text:p>262.01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85]-[.F$2])^2" office:value-type="float" office:value="0.0158760000000003">
            <text:p>0.015876</text:p>
          </table:table-cell>
          <table:table-cell table:formula="of:=([.B985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86]-[.F$2])^2" office:value-type="float" office:value="0.0158760000000003">
            <text:p>0.015876</text:p>
          </table:table-cell>
          <table:table-cell table:formula="of:=([.B986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87]-[.F$2])^2" office:value-type="float" office:value="0.0158760000000003">
            <text:p>0.015876</text:p>
          </table:table-cell>
          <table:table-cell table:formula="of:=([.B987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988]-[.F$2])^2" office:value-type="float" office:value="0.0158760000000003">
            <text:p>0.015876</text:p>
          </table:table-cell>
          <table:table-cell table:formula="of:=([.B988]-[.G$2])^2" office:value-type="float" office:value="96.2949690000001">
            <text:p>96.294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89]-[.F$2])^2" office:value-type="float" office:value="1.267876">
            <text:p>1.267876</text:p>
          </table:table-cell>
          <table:table-cell table:formula="of:=([.B989]-[.G$2])^2" office:value-type="float" office:value="23.164969">
            <text:p>23.164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([.A990]-[.F$2])^2" office:value-type="float" office:value="34.503876">
            <text:p>34.503876</text:p>
          </table:table-cell>
          <table:table-cell table:formula="of:=([.B990]-[.G$2])^2" office:value-type="float" office:value="492.262969">
            <text:p>492.2629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table:formula="of:=([.A991]-[.F$2])^2" office:value-type="float" office:value="34.503876">
            <text:p>34.503876</text:p>
          </table:table-cell>
          <table:table-cell table:formula="of:=([.B991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  <table:table-cell table:formula="of:=([.A992]-[.F$2])^2" office:value-type="float" office:value="0.0158760000000003">
            <text:p>0.015876</text:p>
          </table:table-cell>
          <table:table-cell table:formula="of:=([.B992]-[.G$2])^2" office:value-type="float" office:value="448.888969">
            <text:p>448.888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993]-[.F$2])^2" office:value-type="float" office:value="1.267876">
            <text:p>1.267876</text:p>
          </table:table-cell>
          <table:table-cell table:formula="of:=([.B993]-[.G$2])^2" office:value-type="float" office:value="3.28696900000001">
            <text:p>3.2869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94]-[.F$2])^2" office:value-type="float" office:value="1.267876">
            <text:p>1.267876</text:p>
          </table:table-cell>
          <table:table-cell table:formula="of:=([.B994]-[.G$2])^2" office:value-type="float" office:value="7.91296900000001">
            <text:p>7.912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995]-[.F$2])^2" office:value-type="float" office:value="0.0158760000000003">
            <text:p>0.015876</text:p>
          </table:table-cell>
          <table:table-cell table:formula="of:=([.B995]-[.G$2])^2" office:value-type="float" office:value="537.636969">
            <text:p>537.636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996]-[.F$2])^2" office:value-type="float" office:value="0.0158760000000003">
            <text:p>0.015876</text:p>
          </table:table-cell>
          <table:table-cell table:formula="of:=([.B996]-[.G$2])^2" office:value-type="float" office:value="26.904969">
            <text:p>26.904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997]-[.F$2])^2" office:value-type="float" office:value="0.0158760000000003">
            <text:p>0.015876</text:p>
          </table:table-cell>
          <table:table-cell table:formula="of:=([.B997]-[.G$2])^2" office:value-type="float" office:value="33.790969">
            <text:p>33.7909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98]-[.F$2])^2" office:value-type="float" office:value="0.0158760000000003">
            <text:p>0.015876</text:p>
          </table:table-cell>
          <table:table-cell table:formula="of:=([.B998]-[.G$2])^2" office:value-type="float" office:value="0.0349689999999991">
            <text:p>0.0349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table:formula="of:=([.A999]-[.F$2])^2" office:value-type="float" office:value="3.511876">
            <text:p>3.511876</text:p>
          </table:table-cell>
          <table:table-cell table:formula="of:=([.B999]-[.G$2])^2" office:value-type="float" office:value="1.40896899999999">
            <text:p>1.4089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formula="of:=([.A1000]-[.F$2])^2" office:value-type="float" office:value="9.77187600000001">
            <text:p>9.771876</text:p>
          </table:table-cell>
          <table:table-cell table:formula="of:=([.B1000]-[.G$2])^2" office:value-type="float" office:value="1143.318969">
            <text:p>1143.31896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6:07</dc:date>
    <meta:document-statistic meta:table-count="1" meta:cell-count="4004" meta:object-count="0"/>
    <meta:generator>LibreOffice/3.4$Linux LibreOffice_project/340m1$Build-1206</meta:generator>
  </office:meta>
</office:document-meta>
</file>